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-template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mm"/>
    </style:style>
    <style:style style:name="ro1" style:family="table-row">
      <style:table-row-properties style:row-height="10.07mm" fo:break-before="auto" style:use-optimal-row-height="true"/>
    </style:style>
    <style:style style:name="ro2" style:family="table-row">
      <style:table-row-properties style:row-height="7.58mm" fo:break-before="auto" style:use-optimal-row-height="true"/>
    </style:style>
    <style:style style:name="ro3" style:family="table-row">
      <style:table-row-properties style:row-height="13mm" fo:break-before="auto" style:use-optimal-row-height="false"/>
    </style:style>
    <style:style style:name="ro4" style:family="table-row">
      <style:table-row-properties style:row-height="6.6mm" fo:break-before="auto" style:use-optimal-row-height="true"/>
    </style:style>
    <style:style style:name="ro5" style:family="table-row">
      <style:table-row-properties style:row-height="6.76mm" fo:break-before="auto" style:use-optimal-row-height="true"/>
    </style:style>
    <style:style style:name="ro6" style:family="table-row">
      <style:table-row-properties style:row-height="6.88mm" fo:break-before="auto" style:use-optimal-row-height="true"/>
    </style:style>
    <style:style style:name="ro7" style:family="table-row">
      <style:table-row-properties style:row-height="13.0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2.58mm" fo:break-before="auto" style:use-optimal-row-height="true"/>
    </style:style>
    <style:style style:name="ro10" style:family="table-row">
      <style:table-row-properties style:row-height="11.99mm" fo:break-before="auto" style:use-optimal-row-height="false"/>
    </style:style>
    <style:style style:name="ro11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rrondissemen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En_20_largeur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3" style:family="table-cell" style:parent-style-name="En_20_largeur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Liberation Serif" style:font-name-asian="DejaVu Sans" style:font-name-complex="FreeSans"/>
    </style:style>
    <style:style style:name="ce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font-size="32pt" fo:font-weight="bold" style:font-size-asian="32pt" style:font-weight-asian="bold" style:font-size-complex="32pt" style:font-weight-complex="bold"/>
    </style:style>
    <style:style style:name="ce5" style:family="table-cell" style:parent-style-name="Groupe_20_de_20_colonnes">
      <style:table-cell-properties style:cell-protect="protected" style:print-content="true"/>
    </style:style>
    <style:style style:name="ce6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6"/>
    </style:style>
    <style:style style:name="ce7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7"/>
    </style:style>
    <style:style style:name="ce8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8"/>
    </style:style>
    <style:style style:name="ce9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9"/>
    </style:style>
    <style:style style:name="ce10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0"/>
    </style:style>
    <style:style style:name="ce11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1"/>
    </style:style>
    <style:style style:name="ce12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2"/>
    </style:style>
    <style:style style:name="ce13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3"/>
    </style:style>
    <style:style style:name="ce14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4"/>
    </style:style>
    <style:style style:name="ce15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5"/>
    </style:style>
    <style:style style:name="ce16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6"/>
    </style:style>
    <style:style style:name="ce17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17"/>
    </style:style>
    <style:style style:name="ce18" style:family="table-cell" style:parent-style-name="Partis">
      <style:table-cell-properties style:cell-protect="none" style:print-content="true"/>
      <style:map style:condition="is-true-formula(ISEVEN(ROW()))" style:apply-style-name="Grisé" style:base-cell-address="Resultaten.A6"/>
    </style:style>
    <style:style style:name="ce19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style:font-name="Liberation Sans" fo:font-weight="bold" style:font-name-asian="DejaVu Sans" style:font-name-complex="FreeSans"/>
      <style:map style:condition="is-true-formula(ISEVEN(ROW()))" style:apply-style-name="Grisé" style:base-cell-address="Resultaten.A26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Titre_20_de_20_colonne">
      <style:table-cell-properties style:cell-protect="protected" style:print-content="true"/>
    </style:style>
    <style:style style:name="ce23" style:family="table-cell" style:parent-style-name="Entier">
      <style:table-cell-properties style:cell-protect="protected" style:print-content="true"/>
      <style:map style:condition="is-true-formula(ISEVEN(ROW()))" style:apply-style-name="Grisé" style:base-cell-address="Resultaten.A6"/>
    </style:style>
    <style:style style:name="ce24" style:family="table-cell" style:parent-style-name="Entier">
      <style:table-cell-properties style:cell-protect="protected" style:print-content="true"/>
      <style:map style:condition="is-true-formula(ISEVEN(ROW()))" style:apply-style-name="Grisé" style:base-cell-address="Resultaten.A6"/>
    </style:style>
    <style:style style:name="ce25" style:family="table-cell" style:parent-style-name="Pourcentage" style:data-style-name="N223">
      <style:table-cell-properties style:cell-protect="protected" style:print-content="true"/>
      <style:map style:condition="is-true-formula(ISEVEN(ROW()))" style:apply-style-name="Grisé" style:base-cell-address="Resultaten.A6"/>
    </style:style>
    <style:style style:name="ce26" style:family="table-cell" style:parent-style-name="Default">
      <style:table-cell-properties style:cell-protect="protected" style:print-content="true"/>
      <style:map style:condition="is-true-formula(ISEVEN(ROW()))" style:apply-style-name="Grisé" style:base-cell-address="Resultaten.A6"/>
    </style:style>
    <style:style style:name="ce27" style:family="table-cell" style:parent-style-name="Entier_20_centré">
      <style:table-cell-properties style:cell-protect="protected" style:print-content="true"/>
      <style:map style:condition="is-true-formula(ISEVEN(ROW()))" style:apply-style-name="Grisé" style:base-cell-address="Resultaten.A6"/>
    </style:style>
    <style:style style:name="ce28" style:family="table-cell" style:parent-style-name="Entier_20_centré">
      <style:table-cell-properties style:cell-protect="protected" style:print-content="true"/>
      <style:map style:condition="is-true-formula(ISEVEN(ROW()))" style:apply-style-name="Grisé" style:base-cell-address="Resultaten.A6"/>
    </style:style>
    <style:style style:name="ce29" style:family="table-cell" style:parent-style-name="Groupe_20_de_20_colonnes">
      <style:table-cell-properties style:cell-protect="protected" style:print-content="true" style:vertical-align="middle"/>
    </style:style>
    <style:style style:name="ce30" style:family="table-cell" style:parent-style-name="Entier">
      <style:table-cell-properties style:cell-protect="protected" style:print-content="true"/>
      <style:text-properties style:font-name="Liberation Sans" style:font-name-asian="DejaVu Sans" style:font-name-complex="FreeSans"/>
      <style:map style:condition="is-true-formula(ISEVEN(ROW()))" style:apply-style-name="Grisé" style:base-cell-address="Resultaten.A6"/>
    </style:style>
    <style:style style:name="ce31" style:family="table-cell" style:parent-style-name="Groupe_20_de_20_colonnes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32" style:family="table-cell" style:parent-style-name="Arrondissement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Liberation Sans" style:font-name-asian="DejaVu Sans"/>
    </style:style>
    <style:style style:name="ce33" style:family="table-cell" style:parent-style-name="Titre_20_de_20_colonne">
      <style:table-cell-properties style:cell-protect="protected" style:print-content="true"/>
      <style:text-properties style:font-name="Cantarell" fo:language="none" fo:country="none" style:font-name-asian="Cantarell" style:font-size-asian="6.80000019073486pt" style:language-asian="none" style:country-asian="none" style:font-size-complex="6.80000019073486pt" style:language-complex="none" style:country-complex="none"/>
      <style:map style:condition="is-true-formula(ISEVEN(COLUMN()))" style:apply-style-name="Grisé" style:base-cell-address="DistrictA.A2"/>
    </style:style>
    <style:style style:name="ce34" style:family="table-cell" style:parent-style-name="En_20_largeur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4pt" fo:language="nl" fo:country="BE" style:font-size-asian="14pt" style:font-size-complex="14pt"/>
    </style:style>
    <style:style style:name="ce35" style:family="table-cell" style:parent-style-name="Numérique_20_entier">
      <style:table-cell-properties style:cell-protect="none" style:print-content="true" style:vertical-align="middle"/>
      <style:map style:condition="is-true-formula(ISEVEN(COLUMN()))" style:apply-style-name="Grisé" style:base-cell-address="DistrictA.A2"/>
    </style:style>
    <style:style style:name="ce36" style:family="table-cell" style:parent-style-name="Pourcentage">
      <style:table-cell-properties style:cell-protect="protected" style:print-content="true" style:vertical-align="middle"/>
      <style:map style:condition="is-true-formula(ISEVEN(COLUMN()))" style:apply-style-name="Grisé" style:base-cell-address="DistrictA.A2"/>
    </style:style>
    <style:style style:name="ce37" style:family="table-cell" style:parent-style-name="En_20_largeur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Liberation Serif" fo:font-size="14pt" style:font-name-asian="DejaVu Sans" style:font-size-asian="14pt" style:font-name-complex="FreeSans" style:font-size-complex="14pt"/>
      <style:map style:condition="is-true-formula(ISEVEN(COLUMN()))" style:apply-style-name="Grisé" style:base-cell-address="DistrictA.A2"/>
    </style:style>
    <style:style style:name="ce38" style:family="table-cell" style:parent-style-name="Numérique_20_centré">
      <style:table-cell-properties style:cell-protect="none" style:print-content="true"/>
      <style:map style:condition="is-true-formula(ISEVEN(COLUMN()))" style:apply-style-name="Grisé" style:base-cell-address="DistrictA.A2"/>
    </style:style>
    <style:style style:name="ce39" style:family="table-cell" style:parent-style-name="Entier">
      <style:table-cell-properties style:cell-protect="protected" style:print-content="true" style:vertical-align="middle"/>
    </style:style>
    <style:style style:name="ce40" style:family="table-cell" style:parent-style-name="Entier_20_centré">
      <style:table-cell-properties style:cell-protect="protected" style:print-content="true" style:vertical-align="middle"/>
      <style:text-properties style:font-name-asian="DejaVu Sans"/>
    </style:style>
    <style:style style:name="ce41" style:family="table-cell" style:parent-style-name="Default">
      <style:table-cell-properties style:cell-protect="protected" style:print-content="true"/>
      <style:map style:condition="cell-content()&gt;[.$U$9]" style:apply-style-name="Quotient_20_utile" style:base-cell-address="DistrictA.A10"/>
      <style:map style:condition="cell-content()=[.$U$9]" style:apply-style-name="Quotient_20_utile_20_dernier" style:base-cell-address="DistrictA.A10"/>
    </style:style>
    <style:style style:name="ce42" style:family="table-cell" style:parent-style-name="Default">
      <style:table-cell-properties style:cell-protect="protected" style:print-content="true"/>
      <style:map style:condition="cell-content()&gt;[.$U$9]" style:apply-style-name="Quotient_20_utile" style:base-cell-address="DistrictA.A10"/>
      <style:map style:condition="cell-content()=[.$U$9]" style:apply-style-name="Quotient_20_utile_20_dernier" style:base-cell-address="DistrictA.A10"/>
    </style:style>
    <style:style style:name="ce43" style:family="table-cell" style:parent-style-name="Titre_20_de_20_colonne">
      <style:table-cell-properties style:cell-protect="protected" style:print-content="true"/>
      <style:map style:condition="is-true-formula(ISEVEN(COLUMN()))" style:apply-style-name="Grisé" style:base-cell-address="DistrictA.A2"/>
    </style:style>
    <style:style style:name="ce44" style:family="table-cell" style:parent-style-name="En_20_largeur">
      <style:table-cell-properties style:cell-protect="protected" style:print-content="true"/>
      <style:map style:condition="is-true-formula(ISEVEN(COLUMN()))" style:apply-style-name="Grisé" style:base-cell-address="DistrictA.A2"/>
    </style:style>
    <style:style style:name="ce45" style:family="table-cell" style:parent-style-name="Default">
      <style:table-cell-properties style:cell-protect="protected" style:print-content="true" style:vertical-align="middle"/>
      <style:map style:condition="is-true-formula(ISEVEN(COLUMN()))" style:apply-style-name="Grisé" style:base-cell-address="DistrictA.A2"/>
    </style:style>
    <style:style style:name="ce46" style:family="table-cell" style:parent-style-name="Numérique_20_centré">
      <style:table-cell-properties style:cell-protect="none" style:print-content="true"/>
      <style:map style:condition="is-true-formula(ISEVEN(COLUMN()))" style:apply-style-name="Grisé" style:base-cell-address="DistrictA.A2"/>
    </style:style>
    <style:style style:name="ce47" style:family="table-cell" style:parent-style-name="Entier_20_centré">
      <style:table-cell-properties style:cell-protect="none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50" style:family="table-cell" style:parent-style-name="Result">
      <style:table-cell-properties style:cell-protect="protected" style:print-content="true"/>
    </style:style>
    <style:style style:name="ce51" style:family="table-cell" style:parent-style-name="En_20_largeur">
      <style:table-cell-properties style:cell-protect="protected" style:print-content="true"/>
    </style:style>
    <style:style style:name="ce52" style:family="table-cell" style:parent-style-name="En_20_largeur">
      <style:table-cell-properties style:cell-protect="protected" style:print-content="true"/>
      <style:text-properties style:font-name="Liberation Serif" style:font-name-asian="DejaVu Sans" style:font-name-complex="FreeSans"/>
    </style:style>
    <style:style style:name="ce53" style:family="table-cell" style:parent-style-name="Titre_20_de_20_colonne">
      <style:table-cell-properties style:cell-protect="protected" style:print-content="true"/>
      <style:text-properties style:font-name="Cantarell" fo:language="none" fo:country="none" style:font-name-asian="Cantarell" style:font-size-asian="6.80000019073486pt" style:language-asian="none" style:country-asian="none" style:font-size-complex="6.80000019073486pt" style:language-complex="none" style:country-complex="none"/>
      <style:map style:condition="is-true-formula(ISEVEN(COLUMN()))" style:apply-style-name="Grisé" style:base-cell-address="DistrictB.A2"/>
    </style:style>
    <style:style style:name="ce54" style:family="table-cell" style:parent-style-name="Numérique_20_entier">
      <style:table-cell-properties style:cell-protect="none" style:print-content="true" style:vertical-align="middle"/>
      <style:map style:condition="is-true-formula(ISEVEN(COLUMN()))" style:apply-style-name="Grisé" style:base-cell-address="DistrictB.A4"/>
    </style:style>
    <style:style style:name="ce55" style:family="table-cell" style:parent-style-name="Pourcentage">
      <style:table-cell-properties style:cell-protect="protected" style:print-content="true" style:vertical-align="middle"/>
      <style:map style:condition="is-true-formula(ISEVEN(COLUMN()))" style:apply-style-name="Grisé" style:base-cell-address="DistrictB.A2"/>
    </style:style>
    <style:style style:name="ce56" style:family="table-cell" style:parent-style-name="En_20_largeur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Liberation Serif" fo:font-size="14pt" style:font-name-asian="DejaVu Sans" style:font-size-asian="14pt" style:font-name-complex="FreeSans" style:font-size-complex="14pt"/>
      <style:map style:condition="is-true-formula(ISEVEN(COLUMN()))" style:apply-style-name="Grisé" style:base-cell-address="DistrictB.A6"/>
    </style:style>
    <style:style style:name="ce57" style:family="table-cell" style:parent-style-name="Numérique_20_centré" style:data-style-name="N107">
      <style:table-cell-properties style:cell-protect="none" style:print-content="true"/>
      <style:map style:condition="is-true-formula(ISEVEN(COLUMN()))" style:apply-style-name="Grisé" style:base-cell-address="DistrictB.A2"/>
    </style:style>
    <style:style style:name="ce58" style:family="table-cell" style:parent-style-name="Default">
      <style:table-cell-properties style:cell-protect="protected" style:print-content="true"/>
      <style:map style:condition="cell-content()&gt;[.$U$9]" style:apply-style-name="Quotient_20_utile" style:base-cell-address="DistrictB.A10"/>
      <style:map style:condition="cell-content()=[.$U$9]" style:apply-style-name="Quotient_20_utile_20_dernier" style:base-cell-address="DistrictB.A10"/>
    </style:style>
    <style:style style:name="ce59" style:family="table-cell" style:parent-style-name="Titre_20_de_20_colonne">
      <style:table-cell-properties style:cell-protect="protected" style:print-content="true"/>
      <style:map style:condition="is-true-formula(ISEVEN(COLUMN()))" style:apply-style-name="Grisé" style:base-cell-address="DistrictB.A2"/>
    </style:style>
    <style:style style:name="ce60" style:family="table-cell" style:parent-style-name="En_20_largeur">
      <style:table-cell-properties style:cell-protect="protected" style:print-content="true"/>
      <style:map style:condition="is-true-formula(ISEVEN(COLUMN()))" style:apply-style-name="Grisé" style:base-cell-address="DistrictB.A2"/>
    </style:style>
    <style:style style:name="ce61" style:family="table-cell" style:parent-style-name="Default">
      <style:table-cell-properties style:cell-protect="protected" style:print-content="true" style:vertical-align="middle"/>
      <style:map style:condition="is-true-formula(ISEVEN(COLUMN()))" style:apply-style-name="Grisé" style:base-cell-address="DistrictB.A2"/>
    </style:style>
    <style:style style:name="ce62" style:family="table-cell" style:parent-style-name="Numérique_20_centré">
      <style:table-cell-properties style:cell-protect="none" style:print-content="true"/>
      <style:map style:condition="is-true-formula(ISEVEN(COLUMN()))" style:apply-style-name="Grisé" style:base-cell-address="DistrictB.A2"/>
    </style:style>
    <style:style style:name="ce63" style:family="table-cell" style:parent-style-name="Numérique_20_entier">
      <style:table-cell-properties style:cell-protect="none" style:print-content="true" style:vertical-align="middle"/>
      <style:map style:condition="is-true-formula(ISEVEN(COLUMN()))" style:apply-style-name="Grisé" style:base-cell-address="DistrictB.A2"/>
    </style:style>
    <style:style style:name="ce64" style:family="table-cell" style:parent-style-name="Titre_20_de_20_colonne">
      <style:table-cell-properties style:cell-protect="protected" style:print-content="true"/>
      <style:text-properties style:font-name="Cantarell" fo:language="none" fo:country="none" style:font-name-asian="Cantarell" style:font-size-asian="6.80000019073486pt" style:language-asian="none" style:country-asian="none" style:font-size-complex="6.80000019073486pt" style:language-complex="none" style:country-complex="none"/>
      <style:map style:condition="is-true-formula(ISEVEN(COLUMN()))" style:apply-style-name="Grisé" style:base-cell-address="DistrictC.A2"/>
    </style:style>
    <style:style style:name="ce65" style:family="table-cell" style:parent-style-name="Numérique_20_entier">
      <style:table-cell-properties style:cell-protect="none" style:print-content="true" style:vertical-align="middle"/>
      <style:map style:condition="is-true-formula(ISEVEN(COLUMN()))" style:apply-style-name="Grisé" style:base-cell-address="DistrictC.A4"/>
    </style:style>
    <style:style style:name="ce66" style:family="table-cell" style:parent-style-name="Pourcentage">
      <style:table-cell-properties style:cell-protect="protected" style:print-content="true" style:vertical-align="middle"/>
      <style:map style:condition="is-true-formula(ISEVEN(COLUMN()))" style:apply-style-name="Grisé" style:base-cell-address="DistrictC.A2"/>
    </style:style>
    <style:style style:name="ce67" style:family="table-cell" style:parent-style-name="En_20_largeur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Liberation Serif" fo:font-size="14pt" style:font-name-asian="DejaVu Sans" style:font-size-asian="14pt" style:font-name-complex="FreeSans" style:font-size-complex="14pt"/>
      <style:map style:condition="is-true-formula(ISEVEN(COLUMN()))" style:apply-style-name="Grisé" style:base-cell-address="DistrictC.A6"/>
    </style:style>
    <style:style style:name="ce68" style:family="table-cell" style:parent-style-name="Numérique_20_centré" style:data-style-name="N107">
      <style:table-cell-properties style:cell-protect="none" style:print-content="true"/>
      <style:map style:condition="is-true-formula(ISEVEN(COLUMN()))" style:apply-style-name="Grisé" style:base-cell-address="DistrictC.A2"/>
    </style:style>
    <style:style style:name="ce69" style:family="table-cell" style:parent-style-name="Default">
      <style:table-cell-properties style:cell-protect="protected" style:print-content="true"/>
      <style:map style:condition="cell-content()&gt;[.$U$9]" style:apply-style-name="Quotient_20_utile" style:base-cell-address="DistrictC.A10"/>
      <style:map style:condition="cell-content()=[.$U$9]" style:apply-style-name="Quotient_20_utile_20_dernier" style:base-cell-address="DistrictC.A10"/>
    </style:style>
    <style:style style:name="ce70" style:family="table-cell" style:parent-style-name="Titre_20_de_20_colonne">
      <style:table-cell-properties style:cell-protect="protected" style:print-content="true"/>
      <style:map style:condition="is-true-formula(ISEVEN(COLUMN()))" style:apply-style-name="Grisé" style:base-cell-address="DistrictC.A2"/>
    </style:style>
    <style:style style:name="ce71" style:family="table-cell" style:parent-style-name="En_20_largeur">
      <style:table-cell-properties style:cell-protect="protected" style:print-content="true"/>
      <style:map style:condition="is-true-formula(ISEVEN(COLUMN()))" style:apply-style-name="Grisé" style:base-cell-address="DistrictC.A2"/>
    </style:style>
    <style:style style:name="ce72" style:family="table-cell" style:parent-style-name="Default">
      <style:table-cell-properties style:cell-protect="protected" style:print-content="true" style:vertical-align="middle"/>
      <style:map style:condition="is-true-formula(ISEVEN(COLUMN()))" style:apply-style-name="Grisé" style:base-cell-address="DistrictC.A2"/>
    </style:style>
    <style:style style:name="ce73" style:family="table-cell" style:parent-style-name="Numérique_20_centré">
      <style:table-cell-properties style:cell-protect="none" style:print-content="true"/>
      <style:map style:condition="is-true-formula(ISEVEN(COLUMN()))" style:apply-style-name="Grisé" style:base-cell-address="DistrictC.A2"/>
    </style:style>
    <style:style style:name="ce74" style:family="table-cell" style:parent-style-name="Numérique_20_entier">
      <style:table-cell-properties style:cell-protect="none" style:print-content="true" style:vertical-align="middle"/>
      <style:map style:condition="is-true-formula(ISEVEN(COLUMN()))" style:apply-style-name="Grisé" style:base-cell-address="DistrictC.A2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>
      <table:calculation-settings table:automatic-find-labels="false" table:use-regular-expressions="false"/>
      <table:table table:name="Resultat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8"/>
        <table:table-column table:style-name="co2" table:default-cell-style-name="ce24"/>
        <table:table-column table:style-name="co3" table:default-cell-style-name="ce25"/>
        <table:table-column table:style-name="co3" table:default-cell-style-name="ce28"/>
        <table:table-column table:style-name="co2" table:default-cell-style-name="ce23"/>
        <table:table-column table:style-name="co3" table:default-cell-style-name="ce25"/>
        <table:table-column table:style-name="co3" table:default-cell-style-name="ce27"/>
        <table:table-column table:style-name="co2" table:default-cell-style-name="ce23"/>
        <table:table-column table:style-name="co3" table:default-cell-style-name="ce25"/>
        <table:table-column table:style-name="co3" table:default-cell-style-name="ce27"/>
        <table:table-column table:style-name="co2" table:default-cell-style-name="ce23"/>
        <table:table-column table:style-name="co3" table:default-cell-style-name="ce25"/>
        <table:table-column table:style-name="co3" table:default-cell-style-name="ce27"/>
        <table:table-row table:style-name="ro1">
          <table:table-cell table:style-name="ce1" office:value-type="string" calcext:value-type="string" table:number-columns-spanned="13" table:number-rows-spanned="1">
            <text:p>Zetelverdeling provincieraad van … (provincie)</text:p>
          </table:table-cell>
          <table:covered-table-cell table:number-columns-repeated="12" table:style-name="ce20"/>
        </table:table-row>
        <table:table-row table:style-name="ro2">
          <table:table-cell table:style-name="ce2" office:value-type="string" calcext:value-type="string" table:number-columns-spanned="13" table:number-rows-spanned="1">
            <text:p>Onder partijen in kolom A, in welke volgorde ook, voer alle partijen in, die in ten minste één provinciedistrict een lijst hebben ingediend.</text:p>
          </table:table-cell>
          <table:covered-table-cell table:number-columns-repeated="12" table:style-name="ce20"/>
        </table:table-row>
        <table:table-row table:style-name="ro2">
          <table:table-cell table:style-name="ce3" office:value-type="string" calcext:value-type="string" table:number-columns-spanned="13" table:number-rows-spanned="1">
            <text:p>Ga dan naar tabbladen DataA…C om daar de gegevens van de provincedistricten in te voeren.</text:p>
          </table:table-cell>
          <table:covered-table-cell table:number-columns-repeated="12" table:style-name="ce20"/>
        </table:table-row>
        <table:table-row table:style-name="ro3">
          <table:table-cell table:style-name="ce4" office:value-type="string" calcext:value-type="string">
            <text:p>↓</text:p>
          </table:table-cell>
          <table:table-cell table:style-name="ce21" office:value-type="string" calcext:value-type="string" table:number-columns-spanned="3" table:number-rows-spanned="1">
            <text:p>Provincie</text:p>
          </table:table-cell>
          <table:covered-table-cell table:number-columns-repeated="2" table:style-name="ce20"/>
          <table:table-cell table:style-name="ce29" table:formula="of:=[DistrictA.A1]" office:value-type="string" office:string-value="District A" calcext:value-type="string" table:number-columns-spanned="3" table:number-rows-spanned="1">
            <text:p>District A</text:p>
          </table:table-cell>
          <table:covered-table-cell table:number-columns-repeated="2" table:style-name="ce5"/>
          <table:table-cell table:style-name="ce31" table:formula="of:=[DistrictB.A1]" office:value-type="string" office:string-value="District B" calcext:value-type="string" table:number-columns-spanned="3" table:number-rows-spanned="1">
            <text:p>District B</text:p>
          </table:table-cell>
          <table:covered-table-cell table:number-columns-repeated="2" table:style-name="ce5"/>
          <table:table-cell table:style-name="ce31" table:formula="of:=[DistrictC.A1]" office:value-type="string" office:string-value="District C" calcext:value-type="string" table:number-columns-spanned="3" table:number-rows-spanned="1">
            <text:p>District C</text:p>
          </table:table-cell>
          <table:covered-table-cell table:number-columns-repeated="2" table:style-name="ce5"/>
        </table:table-row>
        <table:table-row table:style-name="ro4">
          <table:table-cell table:style-name="ce5" office:value-type="string" calcext:value-type="string">
            <text:p>Partijen</text:p>
          </table:table-cell>
          <table:table-cell table:style-name="ce22" office:value-type="string" calcext:value-type="string">
            <text:p>kiescijfer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zetels</text:p>
          </table:table-cell>
          <table:table-cell table:style-name="ce22" office:value-type="string" calcext:value-type="string">
            <text:p>kiescijfer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zetels</text:p>
          </table:table-cell>
          <table:table-cell table:style-name="ce22" office:value-type="string" calcext:value-type="string">
            <text:p>kiescijfer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zetels</text:p>
          </table:table-cell>
          <table:table-cell table:style-name="ce22" office:value-type="string" calcext:value-type="string">
            <text:p>kiescijfer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zetels</text:p>
          </table:table-cell>
        </table:table-row>
        <table:table-row table:style-name="ro5">
          <table:table-cell table:style-name="ce6"/>
          <table:table-cell table:style-name="ce23" table:formula="of:=[.E6]+[.H6]+[.K6]" office:value-type="float" office:value="0" calcext:value-type="float">
            <text:p/>
          </table:table-cell>
          <table:table-cell table:formula="of:=IF([.B$26];[.B6]/[.B$26];&quot;&quot;)">
            <text:p/>
          </table:table-cell>
          <table:table-cell table:style-name="ce27" table:formula="of:=[.G6]+[.J6]+[.M6]" office:value-type="float" office:value="0" calcext:value-type="float">
            <text:p/>
          </table:table-cell>
          <table:table-cell table:style-name="ce30" table:number-matrix-columns-spanned="1" table:number-matrix-rows-spanned="21" table:formula="of:=TRANSPOSE([DistrictA.A4:.U4])" office:value-type="float" office:value="0" calcext:value-type="float">
            <text:p/>
          </table:table-cell>
          <table:table-cell table:formula="of:=IF([.E$26];[.E6]/[.E$26];&quot;&quot;)">
            <text:p/>
          </table:table-cell>
          <table:table-cell table:number-matrix-columns-spanned="1" table:number-matrix-rows-spanned="21" table:formula="of:=TRANSPOSE([DistrictA.A8:.U8])" office:value-type="float" office:value="0" calcext:value-type="float">
            <text:p/>
          </table:table-cell>
          <table:table-cell table:number-matrix-columns-spanned="1" table:number-matrix-rows-spanned="21" table:formula="of:=TRANSPOSE([DistrictB.A4:.U4])" office:value-type="float" office:value="0" calcext:value-type="float">
            <text:p/>
          </table:table-cell>
          <table:table-cell table:formula="of:=IF([.H$26];[.H6]/[.H$26];&quot;&quot;)">
            <text:p/>
          </table:table-cell>
          <table:table-cell table:number-matrix-columns-spanned="1" table:number-matrix-rows-spanned="21" table:formula="of:=TRANSPOSE([DistrictB.A8:.U8])" office:value-type="float" office:value="0" calcext:value-type="float">
            <text:p/>
          </table:table-cell>
          <table:table-cell table:number-matrix-columns-spanned="1" table:number-matrix-rows-spanned="21" table:formula="of:=TRANSPOSE([DistrictC.A4:.U4])" office:value-type="float" office:value="0" calcext:value-type="float">
            <text:p/>
          </table:table-cell>
          <table:table-cell table:formula="of:=IF([.K$26];[.K6]/[.K$26];&quot;&quot;)">
            <text:p/>
          </table:table-cell>
          <table:table-cell table:number-matrix-columns-spanned="1" table:number-matrix-rows-spanned="21" table:formula="of:=TRANSPOSE([DistrictC.A8:.U8])" office:value-type="float" office:value="0" calcext:value-type="float">
            <text:p/>
          </table:table-cell>
        </table:table-row>
        <table:table-row table:style-name="ro5">
          <table:table-cell table:style-name="ce7"/>
          <table:table-cell table:formula="of:=[.E7]+[.H7]+[.K7]" office:value-type="float" office:value="0" calcext:value-type="float">
            <text:p/>
          </table:table-cell>
          <table:table-cell table:formula="of:=IF([.B$26];[.B7]/[.B$26];&quot;&quot;)">
            <text:p/>
          </table:table-cell>
          <table:table-cell table:formula="of:=[.G7]+[.J7]+[.M7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7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7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7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8"/>
          <table:table-cell table:formula="of:=[.E8]+[.H8]+[.K8]" office:value-type="float" office:value="0" calcext:value-type="float">
            <text:p/>
          </table:table-cell>
          <table:table-cell table:formula="of:=IF([.B$26];[.B8]/[.B$26];&quot;&quot;)">
            <text:p/>
          </table:table-cell>
          <table:table-cell table:formula="of:=[.G8]+[.J8]+[.M8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8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8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8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9"/>
          <table:table-cell table:formula="of:=[.E9]+[.H9]+[.K9]" office:value-type="float" office:value="0" calcext:value-type="float">
            <text:p/>
          </table:table-cell>
          <table:table-cell table:formula="of:=IF([.B$26];[.B9]/[.B$26];&quot;&quot;)">
            <text:p/>
          </table:table-cell>
          <table:table-cell table:formula="of:=[.G9]+[.J9]+[.M9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9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9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9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0"/>
          <table:table-cell table:formula="of:=[.E10]+[.H10]+[.K10]" office:value-type="float" office:value="0" calcext:value-type="float">
            <text:p/>
          </table:table-cell>
          <table:table-cell table:formula="of:=IF([.B$26];[.B10]/[.B$26];&quot;&quot;)">
            <text:p/>
          </table:table-cell>
          <table:table-cell table:formula="of:=[.G10]+[.J10]+[.M10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0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0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0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1"/>
          <table:table-cell table:formula="of:=[.E11]+[.H11]+[.K11]" office:value-type="float" office:value="0" calcext:value-type="float">
            <text:p/>
          </table:table-cell>
          <table:table-cell table:formula="of:=IF([.B$26];[.B11]/[.B$26];&quot;&quot;)">
            <text:p/>
          </table:table-cell>
          <table:table-cell table:formula="of:=[.G11]+[.J11]+[.M11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1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1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1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2"/>
          <table:table-cell table:formula="of:=[.E12]+[.H12]+[.K12]" office:value-type="float" office:value="0" calcext:value-type="float">
            <text:p/>
          </table:table-cell>
          <table:table-cell table:formula="of:=IF([.B$26];[.B12]/[.B$26];&quot;&quot;)">
            <text:p/>
          </table:table-cell>
          <table:table-cell table:formula="of:=[.G12]+[.J12]+[.M12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2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2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2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3"/>
          <table:table-cell table:formula="of:=[.E13]+[.H13]+[.K13]" office:value-type="float" office:value="0" calcext:value-type="float">
            <text:p/>
          </table:table-cell>
          <table:table-cell table:formula="of:=IF([.B$26];[.B13]/[.B$26];&quot;&quot;)">
            <text:p/>
          </table:table-cell>
          <table:table-cell table:formula="of:=[.G13]+[.J13]+[.M13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3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3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3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4"/>
          <table:table-cell table:formula="of:=[.E14]+[.H14]+[.K14]" office:value-type="float" office:value="0" calcext:value-type="float">
            <text:p/>
          </table:table-cell>
          <table:table-cell table:formula="of:=IF([.B$26];[.B14]/[.B$26];&quot;&quot;)">
            <text:p/>
          </table:table-cell>
          <table:table-cell table:formula="of:=[.G14]+[.J14]+[.M14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4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4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4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5"/>
          <table:table-cell table:formula="of:=[.E15]+[.H15]+[.K15]" office:value-type="float" office:value="0" calcext:value-type="float">
            <text:p/>
          </table:table-cell>
          <table:table-cell table:formula="of:=IF([.B$26];[.B15]/[.B$26];&quot;&quot;)">
            <text:p/>
          </table:table-cell>
          <table:table-cell table:formula="of:=[.G15]+[.J15]+[.M15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5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5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5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6"/>
          <table:table-cell table:formula="of:=[.E16]+[.H16]+[.K16]" office:value-type="float" office:value="0" calcext:value-type="float">
            <text:p/>
          </table:table-cell>
          <table:table-cell table:formula="of:=IF([.B$26];[.B16]/[.B$26];&quot;&quot;)">
            <text:p/>
          </table:table-cell>
          <table:table-cell table:formula="of:=[.G16]+[.J16]+[.M16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6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6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6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 table:style-name="ce17"/>
          <table:table-cell table:formula="of:=[.E17]+[.H17]+[.K17]" office:value-type="float" office:value="0" calcext:value-type="float">
            <text:p/>
          </table:table-cell>
          <table:table-cell table:formula="of:=IF([.B$26];[.B17]/[.B$26];&quot;&quot;)">
            <text:p/>
          </table:table-cell>
          <table:table-cell table:formula="of:=[.G17]+[.J17]+[.M17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7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7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7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18]+[.H18]+[.K18]" office:value-type="float" office:value="0" calcext:value-type="float">
            <text:p/>
          </table:table-cell>
          <table:table-cell table:formula="of:=IF([.B$26];[.B18]/[.B$26];&quot;&quot;)">
            <text:p/>
          </table:table-cell>
          <table:table-cell table:formula="of:=[.G18]+[.J18]+[.M18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8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8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8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19]+[.H19]+[.K19]" office:value-type="float" office:value="0" calcext:value-type="float">
            <text:p/>
          </table:table-cell>
          <table:table-cell table:formula="of:=IF([.B$26];[.B19]/[.B$26];&quot;&quot;)">
            <text:p/>
          </table:table-cell>
          <table:table-cell table:formula="of:=[.G19]+[.J19]+[.M19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19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19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19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20]+[.H20]+[.K20]" office:value-type="float" office:value="0" calcext:value-type="float">
            <text:p/>
          </table:table-cell>
          <table:table-cell table:formula="of:=IF([.B$26];[.B20]/[.B$26];&quot;&quot;)">
            <text:p/>
          </table:table-cell>
          <table:table-cell table:formula="of:=[.G20]+[.J20]+[.M20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20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20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20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21]+[.H21]+[.K21]" office:value-type="float" office:value="0" calcext:value-type="float">
            <text:p/>
          </table:table-cell>
          <table:table-cell table:formula="of:=IF([.B$26];[.B21]/[.B$26];&quot;&quot;)">
            <text:p/>
          </table:table-cell>
          <table:table-cell table:formula="of:=[.G21]+[.J21]+[.M21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21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21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21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22]+[.H22]+[.K22]" office:value-type="float" office:value="0" calcext:value-type="float">
            <text:p/>
          </table:table-cell>
          <table:table-cell table:formula="of:=IF([.B$26];[.B22]/[.B$26];&quot;&quot;)">
            <text:p/>
          </table:table-cell>
          <table:table-cell table:formula="of:=[.G22]+[.J22]+[.M22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22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22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22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23]+[.H23]+[.K23]" office:value-type="float" office:value="0" calcext:value-type="float">
            <text:p/>
          </table:table-cell>
          <table:table-cell table:formula="of:=IF([.B$26];[.B23]/[.B$26];&quot;&quot;)">
            <text:p/>
          </table:table-cell>
          <table:table-cell table:formula="of:=[.G23]+[.J23]+[.M23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23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23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23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24]+[.H24]+[.K24]" office:value-type="float" office:value="0" calcext:value-type="float">
            <text:p/>
          </table:table-cell>
          <table:table-cell table:formula="of:=IF([.B$26];[.B24]/[.B$26];&quot;&quot;)">
            <text:p/>
          </table:table-cell>
          <table:table-cell table:formula="of:=[.G24]+[.J24]+[.M24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24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24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24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5">
          <table:table-cell/>
          <table:table-cell table:formula="of:=[.E25]+[.H25]+[.K25]" office:value-type="float" office:value="0" calcext:value-type="float">
            <text:p/>
          </table:table-cell>
          <table:table-cell table:formula="of:=IF([.B$26];[.B25]/[.B$26];&quot;&quot;)">
            <text:p/>
          </table:table-cell>
          <table:table-cell table:formula="of:=[.G25]+[.J25]+[.M25]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E$26];[.E25]/[.E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H$26];[.H25]/[.H$26];&quot;&quot;)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IF([.K$26];[.K25]/[.K$26];&quot;&quot;)">
            <text:p/>
          </table:table-cell>
          <table:table-cell office:value-type="float" office:value="0" calcext:value-type="float">
            <text:p/>
          </table:table-cell>
        </table:table-row>
        <table:table-row table:style-name="ro6">
          <table:table-cell table:style-name="ce19" office:value-type="string" calcext:value-type="string">
            <text:p>totaal : </text:p>
          </table:table-cell>
          <table:table-cell table:style-name="ce23" table:formula="of:=SUM([.B6:.B25])" office:value-type="float" office:value="0" calcext:value-type="float">
            <text:p/>
          </table:table-cell>
          <table:table-cell table:style-name="ce26"/>
          <table:table-cell table:style-name="ce27" table:formula="of:=SUM([.D6:.D25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26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26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26"/>
          <table:table-cell office:value-type="float" office:value="0" calcext:value-type="float">
            <text:p/>
          </table:table-cell>
        </table:table-row>
        <table:table-row table:style-name="ro7">
          <table:table-cell table:style-name="ce2" office:value-type="string" calcext:value-type="string" table:number-columns-spanned="13" table:number-rows-spanned="1">
            <text:p>Documentatie : www.d-meeus.be/verkelec/municipal/repart.html.</text:p>
            <text:p>Wettelijke basis : Lokaal en Provinciaal Kiesdecreet, Deel 3, Titel 5, hoofdstuk 3.</text:p>
          </table:table-cell>
          <table:covered-table-cell table:number-columns-repeated="12" table:style-name="ce20"/>
        </table:table-row>
        <calcext:conditional-formats>
          <calcext:conditional-format calcext:target-range-address="Resultaten.A18:Resultaten.A25 Resultaten.B6:Resultaten.M26">
            <calcext:condition calcext:apply-style-name="Grisé" calcext:value="formula-is(ISEVEN(ROW()))" calcext:base-cell-address="Resultaten.A6"/>
          </calcext:conditional-format>
          <calcext:conditional-format calcext:target-range-address="Resultaten.A6:Resultaten.A6">
            <calcext:condition calcext:apply-style-name="Grisé" calcext:value="formula-is(ISEVEN(ROW()))" calcext:base-cell-address="Resultaten.A6"/>
          </calcext:conditional-format>
          <calcext:conditional-format calcext:target-range-address="Resultaten.A7:Resultaten.A7">
            <calcext:condition calcext:apply-style-name="Grisé" calcext:value="formula-is(ISEVEN(ROW()))" calcext:base-cell-address="Resultaten.A7"/>
          </calcext:conditional-format>
          <calcext:conditional-format calcext:target-range-address="Resultaten.A8:Resultaten.A8">
            <calcext:condition calcext:apply-style-name="Grisé" calcext:value="formula-is(ISEVEN(ROW()))" calcext:base-cell-address="Resultaten.A8"/>
          </calcext:conditional-format>
          <calcext:conditional-format calcext:target-range-address="Resultaten.A9:Resultaten.A9">
            <calcext:condition calcext:apply-style-name="Grisé" calcext:value="formula-is(ISEVEN(ROW()))" calcext:base-cell-address="Resultaten.A9"/>
          </calcext:conditional-format>
          <calcext:conditional-format calcext:target-range-address="Resultaten.A10:Resultaten.A10">
            <calcext:condition calcext:apply-style-name="Grisé" calcext:value="formula-is(ISEVEN(ROW()))" calcext:base-cell-address="Resultaten.A10"/>
          </calcext:conditional-format>
          <calcext:conditional-format calcext:target-range-address="Resultaten.A11:Resultaten.A11">
            <calcext:condition calcext:apply-style-name="Grisé" calcext:value="formula-is(ISEVEN(ROW()))" calcext:base-cell-address="Resultaten.A11"/>
          </calcext:conditional-format>
          <calcext:conditional-format calcext:target-range-address="Resultaten.A12:Resultaten.A12">
            <calcext:condition calcext:apply-style-name="Grisé" calcext:value="formula-is(ISEVEN(ROW()))" calcext:base-cell-address="Resultaten.A12"/>
          </calcext:conditional-format>
          <calcext:conditional-format calcext:target-range-address="Resultaten.A13:Resultaten.A13">
            <calcext:condition calcext:apply-style-name="Grisé" calcext:value="formula-is(ISEVEN(ROW()))" calcext:base-cell-address="Resultaten.A13"/>
          </calcext:conditional-format>
          <calcext:conditional-format calcext:target-range-address="Resultaten.A14:Resultaten.A14">
            <calcext:condition calcext:apply-style-name="Grisé" calcext:value="formula-is(ISEVEN(ROW()))" calcext:base-cell-address="Resultaten.A14"/>
          </calcext:conditional-format>
          <calcext:conditional-format calcext:target-range-address="Resultaten.A15:Resultaten.A15">
            <calcext:condition calcext:apply-style-name="Grisé" calcext:value="formula-is(ISEVEN(ROW()))" calcext:base-cell-address="Resultaten.A15"/>
          </calcext:conditional-format>
          <calcext:conditional-format calcext:target-range-address="Resultaten.A16:Resultaten.A16">
            <calcext:condition calcext:apply-style-name="Grisé" calcext:value="formula-is(ISEVEN(ROW()))" calcext:base-cell-address="Resultaten.A16"/>
          </calcext:conditional-format>
          <calcext:conditional-format calcext:target-range-address="Resultaten.A17:Resultaten.A17">
            <calcext:condition calcext:apply-style-name="Grisé" calcext:value="formula-is(ISEVEN(ROW()))" calcext:base-cell-address="Resultaten.A17"/>
          </calcext:conditional-format>
          <calcext:conditional-format calcext:target-range-address="Resultaten.A26:Resultaten.A26">
            <calcext:condition calcext:apply-style-name="Grisé" calcext:value="formula-is(ISEVEN(ROW()))" calcext:base-cell-address="Resultaten.A26"/>
          </calcext:conditional-format>
        </calcext:conditional-formats>
      </table:table>
      <table:table table:name="Distric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" table:number-columns-repeated="20" table:default-cell-style-name="ce42"/>
        <table:table-column table:style-name="co4" table:number-columns-repeated="2" table:default-cell-style-name="ce20"/>
        <table:table-row table:style-name="ro9">
          <table:table-cell table:style-name="ce32" office:value-type="string" calcext:value-type="string" table:number-columns-spanned="20" table:number-rows-spanned="1">
            <text:p>District A</text:p>
          </table:table-cell>
          <table:covered-table-cell table:number-columns-repeated="19" table:style-name="ce20"/>
          <table:table-cell table:style-name="ce47"/>
          <table:table-cell table:style-name="ce51" office:value-type="string" calcext:value-type="string">
            <text:p>Nb zetels</text:p>
          </table:table-cell>
        </table:table-row>
        <table:table-row table:style-name="ro10">
          <table:table-cell table:style-name="ce33" table:number-matrix-columns-spanned="20" table:number-matrix-rows-spanned="1" table:formula="of:=TRANSPOSE([$Resultaten.A6:.A25])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" calcext:value-type="float">
            <text:p/>
          </table:table-cell>
          <table:table-cell table:style-name="ce48" office:value-type="string" calcext:value-type="string" table:number-columns-spanned="2" table:number-rows-spanned="1">
            <text:p>Partijen</text:p>
          </table:table-cell>
          <table:covered-table-cell/>
        </table:table-row>
        <table:table-row table:style-name="ro11">
          <table:table-cell table:style-name="ce34" office:value-type="string" calcext:value-type="string" table:number-columns-spanned="20" table:number-rows-spanned="1">
            <text:p>Door de partijen gehaalde stemmen in het district.</text:p>
          </table:table-cell>
          <table:covered-table-cell table:number-columns-repeated="19" table:style-name="ce44"/>
          <table:table-cell table:style-name="ce49"/>
          <table:table-cell/>
        </table:table-row>
        <table:table-row table:style-name="ro2">
          <table:table-cell table:style-name="ce35" table:number-columns-repeated="8"/>
          <table:table-cell table:number-columns-repeated="12" table:style-name="ce35" office:value-type="float" office:value="0" calcext:value-type="float">
            <text:p/>
          </table:table-cell>
          <table:table-cell table:style-name="ce50" table:formula="of:=SUM([.A4:.T4])" office:value-type="float" office:value="0" calcext:value-type="float">
            <text:p>0</text:p>
          </table:table-cell>
          <table:table-cell table:style-name="ce51" office:value-type="string" calcext:value-type="string">
            <text:p>Nb stemmen</text:p>
          </table:table-cell>
        </table:table-row>
        <table:table-row table:style-name="ro2">
          <table:table-cell table:style-name="ce36" table:formula="of:=IF([.A4]*[.$U4]=0;&quot;&quot;;[.A4]/[.$U4])">
            <text:p/>
          </table:table-cell>
          <table:table-cell table:style-name="ce36" table:formula="of:=IF([.B4]*[.$U4]=0;&quot;&quot;;[.B4]/[.$U4])">
            <text:p/>
          </table:table-cell>
          <table:table-cell table:style-name="ce36" table:formula="of:=IF([.C4]*[.$U4]=0;&quot;&quot;;[.C4]/[.$U4])">
            <text:p/>
          </table:table-cell>
          <table:table-cell table:style-name="ce36" table:formula="of:=IF([.D4]*[.$U4]=0;&quot;&quot;;[.D4]/[.$U4])">
            <text:p/>
          </table:table-cell>
          <table:table-cell table:style-name="ce36" table:formula="of:=IF([.E4]*[.$U4]=0;&quot;&quot;;[.E4]/[.$U4])">
            <text:p/>
          </table:table-cell>
          <table:table-cell table:style-name="ce36" table:formula="of:=IF([.F4]*[.$U4]=0;&quot;&quot;;[.F4]/[.$U4])">
            <text:p/>
          </table:table-cell>
          <table:table-cell table:style-name="ce36" table:formula="of:=IF([.G4]*[.$U4]=0;&quot;&quot;;[.G4]/[.$U4])">
            <text:p/>
          </table:table-cell>
          <table:table-cell table:style-name="ce36" table:formula="of:=IF([.H4]*[.$U4]=0;&quot;&quot;;[.H4]/[.$U4])">
            <text:p/>
          </table:table-cell>
          <table:table-cell table:style-name="ce36" table:formula="of:=IF([.I4]*[.$U4]=0;&quot;&quot;;[.I4]/[.$U4])">
            <text:p/>
          </table:table-cell>
          <table:table-cell table:style-name="ce36" table:formula="of:=IF([.J4]*[.$U4]=0;&quot;&quot;;[.J4]/[.$U4])">
            <text:p/>
          </table:table-cell>
          <table:table-cell table:style-name="ce36" table:formula="of:=IF([.K4]*[.$U4]=0;&quot;&quot;;[.K4]/[.$U4])">
            <text:p/>
          </table:table-cell>
          <table:table-cell table:style-name="ce36" table:formula="of:=IF([.L4]*[.$U4]=0;&quot;&quot;;[.L4]/[.$U4])">
            <text:p/>
          </table:table-cell>
          <table:table-cell table:style-name="ce36" table:formula="of:=IF([.M4]*[.$U4]=0;&quot;&quot;;[.M4]/[.$U4])">
            <text:p/>
          </table:table-cell>
          <table:table-cell table:style-name="ce36" table:formula="of:=IF([.N4]*[.$U4]=0;&quot;&quot;;[.N4]/[.$U4])">
            <text:p/>
          </table:table-cell>
          <table:table-cell table:style-name="ce36" table:formula="of:=IF([.O4]*[.$U4]=0;&quot;&quot;;[.O4]/[.$U4])">
            <text:p/>
          </table:table-cell>
          <table:table-cell table:style-name="ce36" table:formula="of:=IF([.P4]*[.$U4]=0;&quot;&quot;;[.P4]/[.$U4])">
            <text:p/>
          </table:table-cell>
          <table:table-cell table:style-name="ce36" table:formula="of:=IF([.Q4]*[.$U4]=0;&quot;&quot;;[.Q4]/[.$U4])">
            <text:p/>
          </table:table-cell>
          <table:table-cell table:style-name="ce36" table:formula="of:=IF([.R4]*[.$U4]=0;&quot;&quot;;[.R4]/[.$U4])">
            <text:p/>
          </table:table-cell>
          <table:table-cell table:style-name="ce36" table:formula="of:=IF([.S4]*[.$U4]=0;&quot;&quot;;[.S4]/[.$U4])">
            <text:p/>
          </table:table-cell>
          <table:table-cell table:style-name="ce36" table:formula="of:=IF([.T4]*[.$U4]=0;&quot;&quot;;[.T4]/[.$U4])">
            <text:p/>
          </table:table-cell>
          <table:table-cell table:style-name="ce2" office:value-type="string" calcext:value-type="string" table:number-columns-spanned="2" table:number-rows-spanned="1">
            <text:p>Pourcentage</text:p>
          </table:table-cell>
          <table:covered-table-cell/>
        </table:table-row>
        <table:table-row table:style-name="ro11">
          <table:table-cell table:style-name="ce37" office:value-type="string" calcext:value-type="string" table:number-columns-spanned="20" table:number-rows-spanned="1">
            <text:p>Zoveel kandidaten als het aantal zetels te verdelen. Wijzig voor onvolledige lijsten.</text:p>
          </table:table-cell>
          <table:covered-table-cell table:number-columns-repeated="19" table:style-name="ce45"/>
          <table:table-cell table:style-name="ce49"/>
          <table:table-cell/>
        </table:table-row>
        <table:table-row table:style-name="ro9">
          <table:table-cell table:style-name="ce38" table:formula="of:=IF([.A4];[.$U1];0)" office:value-type="float" office:value="0" calcext:value-type="float">
            <text:p>0</text:p>
          </table:table-cell>
          <table:table-cell table:style-name="ce46" table:formula="of:=IF([.B4];[.$U1];0)" office:value-type="float" office:value="0" calcext:value-type="float">
            <text:p>0</text:p>
          </table:table-cell>
          <table:table-cell table:style-name="ce46" table:formula="of:=IF([.C4];[.$U1];0)" office:value-type="float" office:value="0" calcext:value-type="float">
            <text:p>0</text:p>
          </table:table-cell>
          <table:table-cell table:style-name="ce46" table:formula="of:=IF([.D4];[.$U1];0)" office:value-type="float" office:value="0" calcext:value-type="float">
            <text:p>0</text:p>
          </table:table-cell>
          <table:table-cell table:style-name="ce46" table:formula="of:=IF([.E4];[.$U1];0)" office:value-type="float" office:value="0" calcext:value-type="float">
            <text:p>0</text:p>
          </table:table-cell>
          <table:table-cell table:style-name="ce46" table:formula="of:=IF([.F4];[.$U1];0)" office:value-type="float" office:value="0" calcext:value-type="float">
            <text:p>0</text:p>
          </table:table-cell>
          <table:table-cell table:style-name="ce46" table:formula="of:=IF([.G4];[.$U1];0)" office:value-type="float" office:value="0" calcext:value-type="float">
            <text:p>0</text:p>
          </table:table-cell>
          <table:table-cell table:style-name="ce46" table:formula="of:=IF([.H4];[.$U1];0)" office:value-type="float" office:value="0" calcext:value-type="float">
            <text:p>0</text:p>
          </table:table-cell>
          <table:table-cell table:style-name="ce46" table:formula="of:=IF([.I4];[.$U1];0)" office:value-type="float" office:value="0" calcext:value-type="float">
            <text:p>0</text:p>
          </table:table-cell>
          <table:table-cell table:style-name="ce46" table:formula="of:=IF([.J4];[.$U1];0)" office:value-type="float" office:value="0" calcext:value-type="float">
            <text:p>0</text:p>
          </table:table-cell>
          <table:table-cell table:style-name="ce46" table:formula="of:=IF([.K4];[.$U1];0)" office:value-type="float" office:value="0" calcext:value-type="float">
            <text:p>0</text:p>
          </table:table-cell>
          <table:table-cell table:style-name="ce46" table:formula="of:=IF([.L4];[.$U1];0)" office:value-type="float" office:value="0" calcext:value-type="float">
            <text:p>0</text:p>
          </table:table-cell>
          <table:table-cell table:style-name="ce46" table:formula="of:=IF([.M4];[.$U1];0)" office:value-type="float" office:value="0" calcext:value-type="float">
            <text:p>0</text:p>
          </table:table-cell>
          <table:table-cell table:style-name="ce46" table:formula="of:=IF([.N4];[.$U1];0)" office:value-type="float" office:value="0" calcext:value-type="float">
            <text:p>0</text:p>
          </table:table-cell>
          <table:table-cell table:style-name="ce46" table:formula="of:=IF([.O4];[.$U1];0)" office:value-type="float" office:value="0" calcext:value-type="float">
            <text:p>0</text:p>
          </table:table-cell>
          <table:table-cell table:style-name="ce46" table:formula="of:=IF([.P4];[.$U1];0)" office:value-type="float" office:value="0" calcext:value-type="float">
            <text:p>0</text:p>
          </table:table-cell>
          <table:table-cell table:style-name="ce46" table:formula="of:=IF([.Q4];[.$U1];0)" office:value-type="float" office:value="0" calcext:value-type="float">
            <text:p>0</text:p>
          </table:table-cell>
          <table:table-cell table:style-name="ce46" table:formula="of:=IF([.R4];[.$U1];0)" office:value-type="float" office:value="0" calcext:value-type="float">
            <text:p>0</text:p>
          </table:table-cell>
          <table:table-cell table:style-name="ce46" table:formula="of:=IF([.S4];[.$U1];0)" office:value-type="float" office:value="0" calcext:value-type="float">
            <text:p>0</text:p>
          </table:table-cell>
          <table:table-cell table:style-name="ce46" table:formula="of:=IF([.T4];[.$U1];0)"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Aantal kandidaten</text:p>
          </table:table-cell>
          <table:covered-table-cell/>
        </table:table-row>
        <table:table-row table:style-name="ro2">
          <table:table-cell table:style-name="ce39" table:formula="of:=COUNTIF([.A10:.A19];&quot;&gt;=&quot;&amp;[.$U$9])" office:value-type="float" office:value="0" calcext:value-type="float">
            <text:p/>
          </table:table-cell>
          <table:table-cell table:style-name="ce39" table:formula="of:=COUNTIF([.B10:.B19];&quot;&gt;=&quot;&amp;[.$U$9])" office:value-type="float" office:value="0" calcext:value-type="float">
            <text:p/>
          </table:table-cell>
          <table:table-cell table:style-name="ce39" table:formula="of:=COUNTIF([.C10:.C19];&quot;&gt;=&quot;&amp;[.$U$9])" office:value-type="float" office:value="0" calcext:value-type="float">
            <text:p/>
          </table:table-cell>
          <table:table-cell table:style-name="ce39" table:formula="of:=COUNTIF([.D10:.D19];&quot;&gt;=&quot;&amp;[.$U$9])" office:value-type="float" office:value="0" calcext:value-type="float">
            <text:p/>
          </table:table-cell>
          <table:table-cell table:style-name="ce39" table:formula="of:=COUNTIF([.E10:.E19];&quot;&gt;=&quot;&amp;[.$U$9])" office:value-type="float" office:value="0" calcext:value-type="float">
            <text:p/>
          </table:table-cell>
          <table:table-cell table:style-name="ce39" table:formula="of:=COUNTIF([.F10:.F19];&quot;&gt;=&quot;&amp;[.$U$9])" office:value-type="float" office:value="0" calcext:value-type="float">
            <text:p/>
          </table:table-cell>
          <table:table-cell table:style-name="ce39" table:formula="of:=COUNTIF([.G10:.G19];&quot;&gt;=&quot;&amp;[.$U$9])" office:value-type="float" office:value="0" calcext:value-type="float">
            <text:p/>
          </table:table-cell>
          <table:table-cell table:style-name="ce39" table:formula="of:=COUNTIF([.H10:.H19];&quot;&gt;=&quot;&amp;[.$U$9])" office:value-type="float" office:value="0" calcext:value-type="float">
            <text:p/>
          </table:table-cell>
          <table:table-cell table:style-name="ce39" table:formula="of:=COUNTIF([.I10:.I19];&quot;&gt;=&quot;&amp;[.$U$9])" office:value-type="float" office:value="0" calcext:value-type="float">
            <text:p/>
          </table:table-cell>
          <table:table-cell table:style-name="ce39" table:formula="of:=COUNTIF([.J10:.J19];&quot;&gt;=&quot;&amp;[.$U$9])" office:value-type="float" office:value="0" calcext:value-type="float">
            <text:p/>
          </table:table-cell>
          <table:table-cell table:style-name="ce39" table:formula="of:=COUNTIF([.K10:.K19];&quot;&gt;=&quot;&amp;[.$U$9])" office:value-type="float" office:value="0" calcext:value-type="float">
            <text:p/>
          </table:table-cell>
          <table:table-cell table:style-name="ce39" table:formula="of:=COUNTIF([.L10:.L19];&quot;&gt;=&quot;&amp;[.$U$9])" office:value-type="float" office:value="0" calcext:value-type="float">
            <text:p/>
          </table:table-cell>
          <table:table-cell table:style-name="ce39" table:formula="of:=COUNTIF([.M10:.M19];&quot;&gt;=&quot;&amp;[.$U$9])" office:value-type="float" office:value="0" calcext:value-type="float">
            <text:p/>
          </table:table-cell>
          <table:table-cell table:style-name="ce39" table:formula="of:=COUNTIF([.N10:.N19];&quot;&gt;=&quot;&amp;[.$U$9])" office:value-type="float" office:value="0" calcext:value-type="float">
            <text:p/>
          </table:table-cell>
          <table:table-cell table:style-name="ce39" table:formula="of:=COUNTIF([.O10:.O19];&quot;&gt;=&quot;&amp;[.$U$9])" office:value-type="float" office:value="0" calcext:value-type="float">
            <text:p/>
          </table:table-cell>
          <table:table-cell table:style-name="ce39" table:formula="of:=COUNTIF([.P10:.P19];&quot;&gt;=&quot;&amp;[.$U$9])" office:value-type="float" office:value="0" calcext:value-type="float">
            <text:p/>
          </table:table-cell>
          <table:table-cell table:style-name="ce39" table:formula="of:=COUNTIF([.Q10:.Q19];&quot;&gt;=&quot;&amp;[.$U$9])" office:value-type="float" office:value="0" calcext:value-type="float">
            <text:p/>
          </table:table-cell>
          <table:table-cell table:style-name="ce39" table:formula="of:=COUNTIF([.R10:.R19];&quot;&gt;=&quot;&amp;[.$U$9])" office:value-type="float" office:value="0" calcext:value-type="float">
            <text:p/>
          </table:table-cell>
          <table:table-cell table:style-name="ce39" table:formula="of:=COUNTIF([.S10:.S19];&quot;&gt;=&quot;&amp;[.$U$9])" office:value-type="float" office:value="0" calcext:value-type="float">
            <text:p/>
          </table:table-cell>
          <table:table-cell table:style-name="ce39" table:formula="of:=COUNTIF([.T10:.T19];&quot;&gt;=&quot;&amp;[.$U$9])" office:value-type="float" office:value="0" calcext:value-type="float">
            <text:p/>
          </table:table-cell>
          <table:table-cell table:style-name="ce50" table:formula="of:=SUM([.A8:.T8])" office:value-type="float" office:value="0" calcext:value-type="float">
            <text:p>0</text:p>
          </table:table-cell>
          <table:table-cell table:style-name="ce2" office:value-type="string" calcext:value-type="string">
            <text:p>Zetels</text:p>
          </table:table-cell>
        </table:table-row>
        <table:table-row table:style-name="ro2">
          <table:table-cell table:style-name="ce40" table:number-columns-repeated="20"/>
          <table:table-cell table:style-name="ce49" table:formula="of:=IF([.U1]*[.U4]=0;1;LARGE([.A10:.T19];[.U1]))" office:value-type="float" office:value="1" calcext:value-type="float">
            <text:p>1</text:p>
          </table:table-cell>
          <table:table-cell table:style-name="ce52" office:value-type="string" calcext:value-type="string">
            <text:p>Laatste qu.</text:p>
          </table:table-cell>
        </table:table-row>
        <table:table-row table:style-name="ro8">
          <table:table-cell table:style-name="ce41" table:formula="of:=IF(OR(ROW()-9 &gt; [.A$7];20*[.A$4] &lt; [.$U$4]);&quot;&quot;;[.A$4]/[.$U10])">
            <text:p/>
          </table:table-cell>
          <table:table-cell table:formula="of:=IF(OR(ROW()-9 &gt; [.B$7];20*[.B$4] &lt; [.$U$4]);&quot;&quot;;[.B$4]/[.$U10])">
            <text:p/>
          </table:table-cell>
          <table:table-cell table:formula="of:=IF(OR(ROW()-9 &gt; [.C$7];20*[.C$4] &lt; [.$U$4]);&quot;&quot;;[.C$4]/[.$U10])">
            <text:p/>
          </table:table-cell>
          <table:table-cell table:formula="of:=IF(OR(ROW()-9 &gt; [.D$7];20*[.D$4] &lt; [.$U$4]);&quot;&quot;;[.D$4]/[.$U10])">
            <text:p/>
          </table:table-cell>
          <table:table-cell table:formula="of:=IF(OR(ROW()-9 &gt; [.E$7];20*[.E$4] &lt; [.$U$4]);&quot;&quot;;[.E$4]/[.$U10])">
            <text:p/>
          </table:table-cell>
          <table:table-cell table:formula="of:=IF(OR(ROW()-9 &gt; [.F$7];20*[.F$4] &lt; [.$U$4]);&quot;&quot;;[.F$4]/[.$U10])">
            <text:p/>
          </table:table-cell>
          <table:table-cell table:formula="of:=IF(OR(ROW()-9 &gt; [.G$7];20*[.G$4] &lt; [.$U$4]);&quot;&quot;;[.G$4]/[.$U10])">
            <text:p/>
          </table:table-cell>
          <table:table-cell table:formula="of:=IF(OR(ROW()-9 &gt; [.H$7];20*[.H$4] &lt; [.$U$4]);&quot;&quot;;[.H$4]/[.$U10])">
            <text:p/>
          </table:table-cell>
          <table:table-cell table:formula="of:=IF(OR(ROW()-9 &gt; [.I$7];20*[.I$4] &lt; [.$U$4]);&quot;&quot;;[.I$4]/[.$U10])">
            <text:p/>
          </table:table-cell>
          <table:table-cell table:formula="of:=IF(OR(ROW()-9 &gt; [.J$7];20*[.J$4] &lt; [.$U$4]);&quot;&quot;;[.J$4]/[.$U10])">
            <text:p/>
          </table:table-cell>
          <table:table-cell table:formula="of:=IF(OR(ROW()-9 &gt; [.K$7];20*[.K$4] &lt; [.$U$4]);&quot;&quot;;[.K$4]/[.$U10])">
            <text:p/>
          </table:table-cell>
          <table:table-cell table:formula="of:=IF(OR(ROW()-9 &gt; [.L$7];20*[.L$4] &lt; [.$U$4]);&quot;&quot;;[.L$4]/[.$U10])">
            <text:p/>
          </table:table-cell>
          <table:table-cell table:formula="of:=IF(OR(ROW()-9 &gt; [.M$7];20*[.M$4] &lt; [.$U$4]);&quot;&quot;;[.M$4]/[.$U10])">
            <text:p/>
          </table:table-cell>
          <table:table-cell table:formula="of:=IF(OR(ROW()-9 &gt; [.N$7];20*[.N$4] &lt; [.$U$4]);&quot;&quot;;[.N$4]/[.$U10])">
            <text:p/>
          </table:table-cell>
          <table:table-cell table:formula="of:=IF(OR(ROW()-9 &gt; [.O$7];20*[.O$4] &lt; [.$U$4]);&quot;&quot;;[.O$4]/[.$U10])">
            <text:p/>
          </table:table-cell>
          <table:table-cell table:formula="of:=IF(OR(ROW()-9 &gt; [.P$7];20*[.P$4] &lt; [.$U$4]);&quot;&quot;;[.P$4]/[.$U10])">
            <text:p/>
          </table:table-cell>
          <table:table-cell table:formula="of:=IF(OR(ROW()-9 &gt; [.Q$7];20*[.Q$4] &lt; [.$U$4]);&quot;&quot;;[.Q$4]/[.$U10])">
            <text:p/>
          </table:table-cell>
          <table:table-cell table:formula="of:=IF(OR(ROW()-9 &gt; [.R$7];20*[.R$4] &lt; [.$U$4]);&quot;&quot;;[.R$4]/[.$U10])">
            <text:p/>
          </table:table-cell>
          <table:table-cell table:formula="of:=IF(OR(ROW()-9 &gt; [.S$7];20*[.S$4] &lt; [.$U$4]);&quot;&quot;;[.S$4]/[.$U10])">
            <text:p/>
          </table:table-cell>
          <table:table-cell table:formula="of:=IF(OR(ROW()-9 &gt; [.T$7];20*[.T$4] &lt; [.$U$4]);&quot;&quot;;[.T$4]/[.$U10])">
            <text:p/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formula="of:=IF(OR(ROW()-9 &gt; [.A$7];20*[.A$4] &lt; [.$U$4]);&quot;&quot;;[.A$4]/[.$U11])">
            <text:p/>
          </table:table-cell>
          <table:table-cell table:formula="of:=IF(OR(ROW()-9 &gt; [.B$7];20*[.B$4] &lt; [.$U$4]);&quot;&quot;;[.B$4]/[.$U11])">
            <text:p/>
          </table:table-cell>
          <table:table-cell table:formula="of:=IF(OR(ROW()-9 &gt; [.C$7];20*[.C$4] &lt; [.$U$4]);&quot;&quot;;[.C$4]/[.$U11])">
            <text:p/>
          </table:table-cell>
          <table:table-cell table:formula="of:=IF(OR(ROW()-9 &gt; [.D$7];20*[.D$4] &lt; [.$U$4]);&quot;&quot;;[.D$4]/[.$U11])">
            <text:p/>
          </table:table-cell>
          <table:table-cell table:formula="of:=IF(OR(ROW()-9 &gt; [.E$7];20*[.E$4] &lt; [.$U$4]);&quot;&quot;;[.E$4]/[.$U11])">
            <text:p/>
          </table:table-cell>
          <table:table-cell table:formula="of:=IF(OR(ROW()-9 &gt; [.F$7];20*[.F$4] &lt; [.$U$4]);&quot;&quot;;[.F$4]/[.$U11])">
            <text:p/>
          </table:table-cell>
          <table:table-cell table:formula="of:=IF(OR(ROW()-9 &gt; [.G$7];20*[.G$4] &lt; [.$U$4]);&quot;&quot;;[.G$4]/[.$U11])">
            <text:p/>
          </table:table-cell>
          <table:table-cell table:formula="of:=IF(OR(ROW()-9 &gt; [.H$7];20*[.H$4] &lt; [.$U$4]);&quot;&quot;;[.H$4]/[.$U11])">
            <text:p/>
          </table:table-cell>
          <table:table-cell table:formula="of:=IF(OR(ROW()-9 &gt; [.I$7];20*[.I$4] &lt; [.$U$4]);&quot;&quot;;[.I$4]/[.$U11])">
            <text:p/>
          </table:table-cell>
          <table:table-cell table:formula="of:=IF(OR(ROW()-9 &gt; [.J$7];20*[.J$4] &lt; [.$U$4]);&quot;&quot;;[.J$4]/[.$U11])">
            <text:p/>
          </table:table-cell>
          <table:table-cell table:formula="of:=IF(OR(ROW()-9 &gt; [.K$7];20*[.K$4] &lt; [.$U$4]);&quot;&quot;;[.K$4]/[.$U11])">
            <text:p/>
          </table:table-cell>
          <table:table-cell table:formula="of:=IF(OR(ROW()-9 &gt; [.L$7];20*[.L$4] &lt; [.$U$4]);&quot;&quot;;[.L$4]/[.$U11])">
            <text:p/>
          </table:table-cell>
          <table:table-cell table:formula="of:=IF(OR(ROW()-9 &gt; [.M$7];20*[.M$4] &lt; [.$U$4]);&quot;&quot;;[.M$4]/[.$U11])">
            <text:p/>
          </table:table-cell>
          <table:table-cell table:formula="of:=IF(OR(ROW()-9 &gt; [.N$7];20*[.N$4] &lt; [.$U$4]);&quot;&quot;;[.N$4]/[.$U11])">
            <text:p/>
          </table:table-cell>
          <table:table-cell table:formula="of:=IF(OR(ROW()-9 &gt; [.O$7];20*[.O$4] &lt; [.$U$4]);&quot;&quot;;[.O$4]/[.$U11])">
            <text:p/>
          </table:table-cell>
          <table:table-cell table:formula="of:=IF(OR(ROW()-9 &gt; [.P$7];20*[.P$4] &lt; [.$U$4]);&quot;&quot;;[.P$4]/[.$U11])">
            <text:p/>
          </table:table-cell>
          <table:table-cell table:formula="of:=IF(OR(ROW()-9 &gt; [.Q$7];20*[.Q$4] &lt; [.$U$4]);&quot;&quot;;[.Q$4]/[.$U11])">
            <text:p/>
          </table:table-cell>
          <table:table-cell table:formula="of:=IF(OR(ROW()-9 &gt; [.R$7];20*[.R$4] &lt; [.$U$4]);&quot;&quot;;[.R$4]/[.$U11])">
            <text:p/>
          </table:table-cell>
          <table:table-cell table:formula="of:=IF(OR(ROW()-9 &gt; [.S$7];20*[.S$4] &lt; [.$U$4]);&quot;&quot;;[.S$4]/[.$U11])">
            <text:p/>
          </table:table-cell>
          <table:table-cell table:formula="of:=IF(OR(ROW()-9 &gt; [.T$7];20*[.T$4] &lt; [.$U$4]);&quot;&quot;;[.T$4]/[.$U11])">
            <text:p/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8">
          <table:table-cell table:formula="of:=IF(OR(ROW()-9 &gt; [.A$7];20*[.A$4] &lt; [.$U$4]);&quot;&quot;;[.A$4]/[.$U12])">
            <text:p/>
          </table:table-cell>
          <table:table-cell table:formula="of:=IF(OR(ROW()-9 &gt; [.B$7];20*[.B$4] &lt; [.$U$4]);&quot;&quot;;[.B$4]/[.$U12])">
            <text:p/>
          </table:table-cell>
          <table:table-cell table:formula="of:=IF(OR(ROW()-9 &gt; [.C$7];20*[.C$4] &lt; [.$U$4]);&quot;&quot;;[.C$4]/[.$U12])">
            <text:p/>
          </table:table-cell>
          <table:table-cell table:formula="of:=IF(OR(ROW()-9 &gt; [.D$7];20*[.D$4] &lt; [.$U$4]);&quot;&quot;;[.D$4]/[.$U12])">
            <text:p/>
          </table:table-cell>
          <table:table-cell table:formula="of:=IF(OR(ROW()-9 &gt; [.E$7];20*[.E$4] &lt; [.$U$4]);&quot;&quot;;[.E$4]/[.$U12])">
            <text:p/>
          </table:table-cell>
          <table:table-cell table:formula="of:=IF(OR(ROW()-9 &gt; [.F$7];20*[.F$4] &lt; [.$U$4]);&quot;&quot;;[.F$4]/[.$U12])">
            <text:p/>
          </table:table-cell>
          <table:table-cell table:formula="of:=IF(OR(ROW()-9 &gt; [.G$7];20*[.G$4] &lt; [.$U$4]);&quot;&quot;;[.G$4]/[.$U12])">
            <text:p/>
          </table:table-cell>
          <table:table-cell table:formula="of:=IF(OR(ROW()-9 &gt; [.H$7];20*[.H$4] &lt; [.$U$4]);&quot;&quot;;[.H$4]/[.$U12])">
            <text:p/>
          </table:table-cell>
          <table:table-cell table:formula="of:=IF(OR(ROW()-9 &gt; [.I$7];20*[.I$4] &lt; [.$U$4]);&quot;&quot;;[.I$4]/[.$U12])">
            <text:p/>
          </table:table-cell>
          <table:table-cell table:formula="of:=IF(OR(ROW()-9 &gt; [.J$7];20*[.J$4] &lt; [.$U$4]);&quot;&quot;;[.J$4]/[.$U12])">
            <text:p/>
          </table:table-cell>
          <table:table-cell table:formula="of:=IF(OR(ROW()-9 &gt; [.K$7];20*[.K$4] &lt; [.$U$4]);&quot;&quot;;[.K$4]/[.$U12])">
            <text:p/>
          </table:table-cell>
          <table:table-cell table:formula="of:=IF(OR(ROW()-9 &gt; [.L$7];20*[.L$4] &lt; [.$U$4]);&quot;&quot;;[.L$4]/[.$U12])">
            <text:p/>
          </table:table-cell>
          <table:table-cell table:formula="of:=IF(OR(ROW()-9 &gt; [.M$7];20*[.M$4] &lt; [.$U$4]);&quot;&quot;;[.M$4]/[.$U12])">
            <text:p/>
          </table:table-cell>
          <table:table-cell table:formula="of:=IF(OR(ROW()-9 &gt; [.N$7];20*[.N$4] &lt; [.$U$4]);&quot;&quot;;[.N$4]/[.$U12])">
            <text:p/>
          </table:table-cell>
          <table:table-cell table:formula="of:=IF(OR(ROW()-9 &gt; [.O$7];20*[.O$4] &lt; [.$U$4]);&quot;&quot;;[.O$4]/[.$U12])">
            <text:p/>
          </table:table-cell>
          <table:table-cell table:formula="of:=IF(OR(ROW()-9 &gt; [.P$7];20*[.P$4] &lt; [.$U$4]);&quot;&quot;;[.P$4]/[.$U12])">
            <text:p/>
          </table:table-cell>
          <table:table-cell table:formula="of:=IF(OR(ROW()-9 &gt; [.Q$7];20*[.Q$4] &lt; [.$U$4]);&quot;&quot;;[.Q$4]/[.$U12])">
            <text:p/>
          </table:table-cell>
          <table:table-cell table:formula="of:=IF(OR(ROW()-9 &gt; [.R$7];20*[.R$4] &lt; [.$U$4]);&quot;&quot;;[.R$4]/[.$U12])">
            <text:p/>
          </table:table-cell>
          <table:table-cell table:formula="of:=IF(OR(ROW()-9 &gt; [.S$7];20*[.S$4] &lt; [.$U$4]);&quot;&quot;;[.S$4]/[.$U12])">
            <text:p/>
          </table:table-cell>
          <table:table-cell table:formula="of:=IF(OR(ROW()-9 &gt; [.T$7];20*[.T$4] &lt; [.$U$4]);&quot;&quot;;[.T$4]/[.$U12])">
            <text:p/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8">
          <table:table-cell table:formula="of:=IF(OR(ROW()-9 &gt; [.A$7];20*[.A$4] &lt; [.$U$4]);&quot;&quot;;[.A$4]/[.$U13])">
            <text:p/>
          </table:table-cell>
          <table:table-cell table:formula="of:=IF(OR(ROW()-9 &gt; [.B$7];20*[.B$4] &lt; [.$U$4]);&quot;&quot;;[.B$4]/[.$U13])">
            <text:p/>
          </table:table-cell>
          <table:table-cell table:formula="of:=IF(OR(ROW()-9 &gt; [.C$7];20*[.C$4] &lt; [.$U$4]);&quot;&quot;;[.C$4]/[.$U13])">
            <text:p/>
          </table:table-cell>
          <table:table-cell table:formula="of:=IF(OR(ROW()-9 &gt; [.D$7];20*[.D$4] &lt; [.$U$4]);&quot;&quot;;[.D$4]/[.$U13])">
            <text:p/>
          </table:table-cell>
          <table:table-cell table:formula="of:=IF(OR(ROW()-9 &gt; [.E$7];20*[.E$4] &lt; [.$U$4]);&quot;&quot;;[.E$4]/[.$U13])">
            <text:p/>
          </table:table-cell>
          <table:table-cell table:formula="of:=IF(OR(ROW()-9 &gt; [.F$7];20*[.F$4] &lt; [.$U$4]);&quot;&quot;;[.F$4]/[.$U13])">
            <text:p/>
          </table:table-cell>
          <table:table-cell table:formula="of:=IF(OR(ROW()-9 &gt; [.G$7];20*[.G$4] &lt; [.$U$4]);&quot;&quot;;[.G$4]/[.$U13])">
            <text:p/>
          </table:table-cell>
          <table:table-cell table:formula="of:=IF(OR(ROW()-9 &gt; [.H$7];20*[.H$4] &lt; [.$U$4]);&quot;&quot;;[.H$4]/[.$U13])">
            <text:p/>
          </table:table-cell>
          <table:table-cell table:formula="of:=IF(OR(ROW()-9 &gt; [.I$7];20*[.I$4] &lt; [.$U$4]);&quot;&quot;;[.I$4]/[.$U13])">
            <text:p/>
          </table:table-cell>
          <table:table-cell table:formula="of:=IF(OR(ROW()-9 &gt; [.J$7];20*[.J$4] &lt; [.$U$4]);&quot;&quot;;[.J$4]/[.$U13])">
            <text:p/>
          </table:table-cell>
          <table:table-cell table:formula="of:=IF(OR(ROW()-9 &gt; [.K$7];20*[.K$4] &lt; [.$U$4]);&quot;&quot;;[.K$4]/[.$U13])">
            <text:p/>
          </table:table-cell>
          <table:table-cell table:formula="of:=IF(OR(ROW()-9 &gt; [.L$7];20*[.L$4] &lt; [.$U$4]);&quot;&quot;;[.L$4]/[.$U13])">
            <text:p/>
          </table:table-cell>
          <table:table-cell table:formula="of:=IF(OR(ROW()-9 &gt; [.M$7];20*[.M$4] &lt; [.$U$4]);&quot;&quot;;[.M$4]/[.$U13])">
            <text:p/>
          </table:table-cell>
          <table:table-cell table:formula="of:=IF(OR(ROW()-9 &gt; [.N$7];20*[.N$4] &lt; [.$U$4]);&quot;&quot;;[.N$4]/[.$U13])">
            <text:p/>
          </table:table-cell>
          <table:table-cell table:formula="of:=IF(OR(ROW()-9 &gt; [.O$7];20*[.O$4] &lt; [.$U$4]);&quot;&quot;;[.O$4]/[.$U13])">
            <text:p/>
          </table:table-cell>
          <table:table-cell table:formula="of:=IF(OR(ROW()-9 &gt; [.P$7];20*[.P$4] &lt; [.$U$4]);&quot;&quot;;[.P$4]/[.$U13])">
            <text:p/>
          </table:table-cell>
          <table:table-cell table:formula="of:=IF(OR(ROW()-9 &gt; [.Q$7];20*[.Q$4] &lt; [.$U$4]);&quot;&quot;;[.Q$4]/[.$U13])">
            <text:p/>
          </table:table-cell>
          <table:table-cell table:formula="of:=IF(OR(ROW()-9 &gt; [.R$7];20*[.R$4] &lt; [.$U$4]);&quot;&quot;;[.R$4]/[.$U13])">
            <text:p/>
          </table:table-cell>
          <table:table-cell table:formula="of:=IF(OR(ROW()-9 &gt; [.S$7];20*[.S$4] &lt; [.$U$4]);&quot;&quot;;[.S$4]/[.$U13])">
            <text:p/>
          </table:table-cell>
          <table:table-cell table:formula="of:=IF(OR(ROW()-9 &gt; [.T$7];20*[.T$4] &lt; [.$U$4]);&quot;&quot;;[.T$4]/[.$U13])">
            <text:p/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8">
          <table:table-cell table:formula="of:=IF(OR(ROW()-9 &gt; [.A$7];20*[.A$4] &lt; [.$U$4]);&quot;&quot;;[.A$4]/[.$U14])">
            <text:p/>
          </table:table-cell>
          <table:table-cell table:formula="of:=IF(OR(ROW()-9 &gt; [.B$7];20*[.B$4] &lt; [.$U$4]);&quot;&quot;;[.B$4]/[.$U14])">
            <text:p/>
          </table:table-cell>
          <table:table-cell table:formula="of:=IF(OR(ROW()-9 &gt; [.C$7];20*[.C$4] &lt; [.$U$4]);&quot;&quot;;[.C$4]/[.$U14])">
            <text:p/>
          </table:table-cell>
          <table:table-cell table:formula="of:=IF(OR(ROW()-9 &gt; [.D$7];20*[.D$4] &lt; [.$U$4]);&quot;&quot;;[.D$4]/[.$U14])">
            <text:p/>
          </table:table-cell>
          <table:table-cell table:formula="of:=IF(OR(ROW()-9 &gt; [.E$7];20*[.E$4] &lt; [.$U$4]);&quot;&quot;;[.E$4]/[.$U14])">
            <text:p/>
          </table:table-cell>
          <table:table-cell table:formula="of:=IF(OR(ROW()-9 &gt; [.F$7];20*[.F$4] &lt; [.$U$4]);&quot;&quot;;[.F$4]/[.$U14])">
            <text:p/>
          </table:table-cell>
          <table:table-cell table:formula="of:=IF(OR(ROW()-9 &gt; [.G$7];20*[.G$4] &lt; [.$U$4]);&quot;&quot;;[.G$4]/[.$U14])">
            <text:p/>
          </table:table-cell>
          <table:table-cell table:formula="of:=IF(OR(ROW()-9 &gt; [.H$7];20*[.H$4] &lt; [.$U$4]);&quot;&quot;;[.H$4]/[.$U14])">
            <text:p/>
          </table:table-cell>
          <table:table-cell table:formula="of:=IF(OR(ROW()-9 &gt; [.I$7];20*[.I$4] &lt; [.$U$4]);&quot;&quot;;[.I$4]/[.$U14])">
            <text:p/>
          </table:table-cell>
          <table:table-cell table:formula="of:=IF(OR(ROW()-9 &gt; [.J$7];20*[.J$4] &lt; [.$U$4]);&quot;&quot;;[.J$4]/[.$U14])">
            <text:p/>
          </table:table-cell>
          <table:table-cell table:formula="of:=IF(OR(ROW()-9 &gt; [.K$7];20*[.K$4] &lt; [.$U$4]);&quot;&quot;;[.K$4]/[.$U14])">
            <text:p/>
          </table:table-cell>
          <table:table-cell table:formula="of:=IF(OR(ROW()-9 &gt; [.L$7];20*[.L$4] &lt; [.$U$4]);&quot;&quot;;[.L$4]/[.$U14])">
            <text:p/>
          </table:table-cell>
          <table:table-cell table:formula="of:=IF(OR(ROW()-9 &gt; [.M$7];20*[.M$4] &lt; [.$U$4]);&quot;&quot;;[.M$4]/[.$U14])">
            <text:p/>
          </table:table-cell>
          <table:table-cell table:formula="of:=IF(OR(ROW()-9 &gt; [.N$7];20*[.N$4] &lt; [.$U$4]);&quot;&quot;;[.N$4]/[.$U14])">
            <text:p/>
          </table:table-cell>
          <table:table-cell table:formula="of:=IF(OR(ROW()-9 &gt; [.O$7];20*[.O$4] &lt; [.$U$4]);&quot;&quot;;[.O$4]/[.$U14])">
            <text:p/>
          </table:table-cell>
          <table:table-cell table:formula="of:=IF(OR(ROW()-9 &gt; [.P$7];20*[.P$4] &lt; [.$U$4]);&quot;&quot;;[.P$4]/[.$U14])">
            <text:p/>
          </table:table-cell>
          <table:table-cell table:formula="of:=IF(OR(ROW()-9 &gt; [.Q$7];20*[.Q$4] &lt; [.$U$4]);&quot;&quot;;[.Q$4]/[.$U14])">
            <text:p/>
          </table:table-cell>
          <table:table-cell table:formula="of:=IF(OR(ROW()-9 &gt; [.R$7];20*[.R$4] &lt; [.$U$4]);&quot;&quot;;[.R$4]/[.$U14])">
            <text:p/>
          </table:table-cell>
          <table:table-cell table:formula="of:=IF(OR(ROW()-9 &gt; [.S$7];20*[.S$4] &lt; [.$U$4]);&quot;&quot;;[.S$4]/[.$U14])">
            <text:p/>
          </table:table-cell>
          <table:table-cell table:formula="of:=IF(OR(ROW()-9 &gt; [.T$7];20*[.T$4] &lt; [.$U$4]);&quot;&quot;;[.T$4]/[.$U14])">
            <text:p/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table:formula="of:=IF(OR(ROW()-9 &gt; [.A$7];20*[.A$4] &lt; [.$U$4]);&quot;&quot;;[.A$4]/[.$U15])">
            <text:p/>
          </table:table-cell>
          <table:table-cell table:formula="of:=IF(OR(ROW()-9 &gt; [.B$7];20*[.B$4] &lt; [.$U$4]);&quot;&quot;;[.B$4]/[.$U15])">
            <text:p/>
          </table:table-cell>
          <table:table-cell table:formula="of:=IF(OR(ROW()-9 &gt; [.C$7];20*[.C$4] &lt; [.$U$4]);&quot;&quot;;[.C$4]/[.$U15])">
            <text:p/>
          </table:table-cell>
          <table:table-cell table:formula="of:=IF(OR(ROW()-9 &gt; [.D$7];20*[.D$4] &lt; [.$U$4]);&quot;&quot;;[.D$4]/[.$U15])">
            <text:p/>
          </table:table-cell>
          <table:table-cell table:formula="of:=IF(OR(ROW()-9 &gt; [.E$7];20*[.E$4] &lt; [.$U$4]);&quot;&quot;;[.E$4]/[.$U15])">
            <text:p/>
          </table:table-cell>
          <table:table-cell table:formula="of:=IF(OR(ROW()-9 &gt; [.F$7];20*[.F$4] &lt; [.$U$4]);&quot;&quot;;[.F$4]/[.$U15])">
            <text:p/>
          </table:table-cell>
          <table:table-cell table:formula="of:=IF(OR(ROW()-9 &gt; [.G$7];20*[.G$4] &lt; [.$U$4]);&quot;&quot;;[.G$4]/[.$U15])">
            <text:p/>
          </table:table-cell>
          <table:table-cell table:formula="of:=IF(OR(ROW()-9 &gt; [.H$7];20*[.H$4] &lt; [.$U$4]);&quot;&quot;;[.H$4]/[.$U15])">
            <text:p/>
          </table:table-cell>
          <table:table-cell table:formula="of:=IF(OR(ROW()-9 &gt; [.I$7];20*[.I$4] &lt; [.$U$4]);&quot;&quot;;[.I$4]/[.$U15])">
            <text:p/>
          </table:table-cell>
          <table:table-cell table:formula="of:=IF(OR(ROW()-9 &gt; [.J$7];20*[.J$4] &lt; [.$U$4]);&quot;&quot;;[.J$4]/[.$U15])">
            <text:p/>
          </table:table-cell>
          <table:table-cell table:formula="of:=IF(OR(ROW()-9 &gt; [.K$7];20*[.K$4] &lt; [.$U$4]);&quot;&quot;;[.K$4]/[.$U15])">
            <text:p/>
          </table:table-cell>
          <table:table-cell table:formula="of:=IF(OR(ROW()-9 &gt; [.L$7];20*[.L$4] &lt; [.$U$4]);&quot;&quot;;[.L$4]/[.$U15])">
            <text:p/>
          </table:table-cell>
          <table:table-cell table:formula="of:=IF(OR(ROW()-9 &gt; [.M$7];20*[.M$4] &lt; [.$U$4]);&quot;&quot;;[.M$4]/[.$U15])">
            <text:p/>
          </table:table-cell>
          <table:table-cell table:formula="of:=IF(OR(ROW()-9 &gt; [.N$7];20*[.N$4] &lt; [.$U$4]);&quot;&quot;;[.N$4]/[.$U15])">
            <text:p/>
          </table:table-cell>
          <table:table-cell table:formula="of:=IF(OR(ROW()-9 &gt; [.O$7];20*[.O$4] &lt; [.$U$4]);&quot;&quot;;[.O$4]/[.$U15])">
            <text:p/>
          </table:table-cell>
          <table:table-cell table:formula="of:=IF(OR(ROW()-9 &gt; [.P$7];20*[.P$4] &lt; [.$U$4]);&quot;&quot;;[.P$4]/[.$U15])">
            <text:p/>
          </table:table-cell>
          <table:table-cell table:formula="of:=IF(OR(ROW()-9 &gt; [.Q$7];20*[.Q$4] &lt; [.$U$4]);&quot;&quot;;[.Q$4]/[.$U15])">
            <text:p/>
          </table:table-cell>
          <table:table-cell table:formula="of:=IF(OR(ROW()-9 &gt; [.R$7];20*[.R$4] &lt; [.$U$4]);&quot;&quot;;[.R$4]/[.$U15])">
            <text:p/>
          </table:table-cell>
          <table:table-cell table:formula="of:=IF(OR(ROW()-9 &gt; [.S$7];20*[.S$4] &lt; [.$U$4]);&quot;&quot;;[.S$4]/[.$U15])">
            <text:p/>
          </table:table-cell>
          <table:table-cell table:formula="of:=IF(OR(ROW()-9 &gt; [.T$7];20*[.T$4] &lt; [.$U$4]);&quot;&quot;;[.T$4]/[.$U15])">
            <text:p/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8">
          <table:table-cell table:formula="of:=IF(OR(ROW()-9 &gt; [.A$7];20*[.A$4] &lt; [.$U$4]);&quot;&quot;;[.A$4]/[.$U16])">
            <text:p/>
          </table:table-cell>
          <table:table-cell table:formula="of:=IF(OR(ROW()-9 &gt; [.B$7];20*[.B$4] &lt; [.$U$4]);&quot;&quot;;[.B$4]/[.$U16])">
            <text:p/>
          </table:table-cell>
          <table:table-cell table:formula="of:=IF(OR(ROW()-9 &gt; [.C$7];20*[.C$4] &lt; [.$U$4]);&quot;&quot;;[.C$4]/[.$U16])">
            <text:p/>
          </table:table-cell>
          <table:table-cell table:formula="of:=IF(OR(ROW()-9 &gt; [.D$7];20*[.D$4] &lt; [.$U$4]);&quot;&quot;;[.D$4]/[.$U16])">
            <text:p/>
          </table:table-cell>
          <table:table-cell table:formula="of:=IF(OR(ROW()-9 &gt; [.E$7];20*[.E$4] &lt; [.$U$4]);&quot;&quot;;[.E$4]/[.$U16])">
            <text:p/>
          </table:table-cell>
          <table:table-cell table:formula="of:=IF(OR(ROW()-9 &gt; [.F$7];20*[.F$4] &lt; [.$U$4]);&quot;&quot;;[.F$4]/[.$U16])">
            <text:p/>
          </table:table-cell>
          <table:table-cell table:formula="of:=IF(OR(ROW()-9 &gt; [.G$7];20*[.G$4] &lt; [.$U$4]);&quot;&quot;;[.G$4]/[.$U16])">
            <text:p/>
          </table:table-cell>
          <table:table-cell table:formula="of:=IF(OR(ROW()-9 &gt; [.H$7];20*[.H$4] &lt; [.$U$4]);&quot;&quot;;[.H$4]/[.$U16])">
            <text:p/>
          </table:table-cell>
          <table:table-cell table:formula="of:=IF(OR(ROW()-9 &gt; [.I$7];20*[.I$4] &lt; [.$U$4]);&quot;&quot;;[.I$4]/[.$U16])">
            <text:p/>
          </table:table-cell>
          <table:table-cell table:formula="of:=IF(OR(ROW()-9 &gt; [.J$7];20*[.J$4] &lt; [.$U$4]);&quot;&quot;;[.J$4]/[.$U16])">
            <text:p/>
          </table:table-cell>
          <table:table-cell table:formula="of:=IF(OR(ROW()-9 &gt; [.K$7];20*[.K$4] &lt; [.$U$4]);&quot;&quot;;[.K$4]/[.$U16])">
            <text:p/>
          </table:table-cell>
          <table:table-cell table:formula="of:=IF(OR(ROW()-9 &gt; [.L$7];20*[.L$4] &lt; [.$U$4]);&quot;&quot;;[.L$4]/[.$U16])">
            <text:p/>
          </table:table-cell>
          <table:table-cell table:formula="of:=IF(OR(ROW()-9 &gt; [.M$7];20*[.M$4] &lt; [.$U$4]);&quot;&quot;;[.M$4]/[.$U16])">
            <text:p/>
          </table:table-cell>
          <table:table-cell table:formula="of:=IF(OR(ROW()-9 &gt; [.N$7];20*[.N$4] &lt; [.$U$4]);&quot;&quot;;[.N$4]/[.$U16])">
            <text:p/>
          </table:table-cell>
          <table:table-cell table:formula="of:=IF(OR(ROW()-9 &gt; [.O$7];20*[.O$4] &lt; [.$U$4]);&quot;&quot;;[.O$4]/[.$U16])">
            <text:p/>
          </table:table-cell>
          <table:table-cell table:formula="of:=IF(OR(ROW()-9 &gt; [.P$7];20*[.P$4] &lt; [.$U$4]);&quot;&quot;;[.P$4]/[.$U16])">
            <text:p/>
          </table:table-cell>
          <table:table-cell table:formula="of:=IF(OR(ROW()-9 &gt; [.Q$7];20*[.Q$4] &lt; [.$U$4]);&quot;&quot;;[.Q$4]/[.$U16])">
            <text:p/>
          </table:table-cell>
          <table:table-cell table:formula="of:=IF(OR(ROW()-9 &gt; [.R$7];20*[.R$4] &lt; [.$U$4]);&quot;&quot;;[.R$4]/[.$U16])">
            <text:p/>
          </table:table-cell>
          <table:table-cell table:formula="of:=IF(OR(ROW()-9 &gt; [.S$7];20*[.S$4] &lt; [.$U$4]);&quot;&quot;;[.S$4]/[.$U16])">
            <text:p/>
          </table:table-cell>
          <table:table-cell table:formula="of:=IF(OR(ROW()-9 &gt; [.T$7];20*[.T$4] &lt; [.$U$4]);&quot;&quot;;[.T$4]/[.$U16])">
            <text:p/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8">
          <table:table-cell table:formula="of:=IF(OR(ROW()-9 &gt; [.A$7];20*[.A$4] &lt; [.$U$4]);&quot;&quot;;[.A$4]/[.$U17])">
            <text:p/>
          </table:table-cell>
          <table:table-cell table:formula="of:=IF(OR(ROW()-9 &gt; [.B$7];20*[.B$4] &lt; [.$U$4]);&quot;&quot;;[.B$4]/[.$U17])">
            <text:p/>
          </table:table-cell>
          <table:table-cell table:formula="of:=IF(OR(ROW()-9 &gt; [.C$7];20*[.C$4] &lt; [.$U$4]);&quot;&quot;;[.C$4]/[.$U17])">
            <text:p/>
          </table:table-cell>
          <table:table-cell table:formula="of:=IF(OR(ROW()-9 &gt; [.D$7];20*[.D$4] &lt; [.$U$4]);&quot;&quot;;[.D$4]/[.$U17])">
            <text:p/>
          </table:table-cell>
          <table:table-cell table:formula="of:=IF(OR(ROW()-9 &gt; [.E$7];20*[.E$4] &lt; [.$U$4]);&quot;&quot;;[.E$4]/[.$U17])">
            <text:p/>
          </table:table-cell>
          <table:table-cell table:formula="of:=IF(OR(ROW()-9 &gt; [.F$7];20*[.F$4] &lt; [.$U$4]);&quot;&quot;;[.F$4]/[.$U17])">
            <text:p/>
          </table:table-cell>
          <table:table-cell table:formula="of:=IF(OR(ROW()-9 &gt; [.G$7];20*[.G$4] &lt; [.$U$4]);&quot;&quot;;[.G$4]/[.$U17])">
            <text:p/>
          </table:table-cell>
          <table:table-cell table:formula="of:=IF(OR(ROW()-9 &gt; [.H$7];20*[.H$4] &lt; [.$U$4]);&quot;&quot;;[.H$4]/[.$U17])">
            <text:p/>
          </table:table-cell>
          <table:table-cell table:formula="of:=IF(OR(ROW()-9 &gt; [.I$7];20*[.I$4] &lt; [.$U$4]);&quot;&quot;;[.I$4]/[.$U17])">
            <text:p/>
          </table:table-cell>
          <table:table-cell table:formula="of:=IF(OR(ROW()-9 &gt; [.J$7];20*[.J$4] &lt; [.$U$4]);&quot;&quot;;[.J$4]/[.$U17])">
            <text:p/>
          </table:table-cell>
          <table:table-cell table:formula="of:=IF(OR(ROW()-9 &gt; [.K$7];20*[.K$4] &lt; [.$U$4]);&quot;&quot;;[.K$4]/[.$U17])">
            <text:p/>
          </table:table-cell>
          <table:table-cell table:formula="of:=IF(OR(ROW()-9 &gt; [.L$7];20*[.L$4] &lt; [.$U$4]);&quot;&quot;;[.L$4]/[.$U17])">
            <text:p/>
          </table:table-cell>
          <table:table-cell table:formula="of:=IF(OR(ROW()-9 &gt; [.M$7];20*[.M$4] &lt; [.$U$4]);&quot;&quot;;[.M$4]/[.$U17])">
            <text:p/>
          </table:table-cell>
          <table:table-cell table:formula="of:=IF(OR(ROW()-9 &gt; [.N$7];20*[.N$4] &lt; [.$U$4]);&quot;&quot;;[.N$4]/[.$U17])">
            <text:p/>
          </table:table-cell>
          <table:table-cell table:formula="of:=IF(OR(ROW()-9 &gt; [.O$7];20*[.O$4] &lt; [.$U$4]);&quot;&quot;;[.O$4]/[.$U17])">
            <text:p/>
          </table:table-cell>
          <table:table-cell table:formula="of:=IF(OR(ROW()-9 &gt; [.P$7];20*[.P$4] &lt; [.$U$4]);&quot;&quot;;[.P$4]/[.$U17])">
            <text:p/>
          </table:table-cell>
          <table:table-cell table:formula="of:=IF(OR(ROW()-9 &gt; [.Q$7];20*[.Q$4] &lt; [.$U$4]);&quot;&quot;;[.Q$4]/[.$U17])">
            <text:p/>
          </table:table-cell>
          <table:table-cell table:formula="of:=IF(OR(ROW()-9 &gt; [.R$7];20*[.R$4] &lt; [.$U$4]);&quot;&quot;;[.R$4]/[.$U17])">
            <text:p/>
          </table:table-cell>
          <table:table-cell table:formula="of:=IF(OR(ROW()-9 &gt; [.S$7];20*[.S$4] &lt; [.$U$4]);&quot;&quot;;[.S$4]/[.$U17])">
            <text:p/>
          </table:table-cell>
          <table:table-cell table:formula="of:=IF(OR(ROW()-9 &gt; [.T$7];20*[.T$4] &lt; [.$U$4]);&quot;&quot;;[.T$4]/[.$U17])">
            <text:p/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8">
          <table:table-cell table:formula="of:=IF(OR(ROW()-9 &gt; [.A$7];20*[.A$4] &lt; [.$U$4]);&quot;&quot;;[.A$4]/[.$U18])">
            <text:p/>
          </table:table-cell>
          <table:table-cell table:formula="of:=IF(OR(ROW()-9 &gt; [.B$7];20*[.B$4] &lt; [.$U$4]);&quot;&quot;;[.B$4]/[.$U18])">
            <text:p/>
          </table:table-cell>
          <table:table-cell table:formula="of:=IF(OR(ROW()-9 &gt; [.C$7];20*[.C$4] &lt; [.$U$4]);&quot;&quot;;[.C$4]/[.$U18])">
            <text:p/>
          </table:table-cell>
          <table:table-cell table:formula="of:=IF(OR(ROW()-9 &gt; [.D$7];20*[.D$4] &lt; [.$U$4]);&quot;&quot;;[.D$4]/[.$U18])">
            <text:p/>
          </table:table-cell>
          <table:table-cell table:formula="of:=IF(OR(ROW()-9 &gt; [.E$7];20*[.E$4] &lt; [.$U$4]);&quot;&quot;;[.E$4]/[.$U18])">
            <text:p/>
          </table:table-cell>
          <table:table-cell table:formula="of:=IF(OR(ROW()-9 &gt; [.F$7];20*[.F$4] &lt; [.$U$4]);&quot;&quot;;[.F$4]/[.$U18])">
            <text:p/>
          </table:table-cell>
          <table:table-cell table:formula="of:=IF(OR(ROW()-9 &gt; [.G$7];20*[.G$4] &lt; [.$U$4]);&quot;&quot;;[.G$4]/[.$U18])">
            <text:p/>
          </table:table-cell>
          <table:table-cell table:formula="of:=IF(OR(ROW()-9 &gt; [.H$7];20*[.H$4] &lt; [.$U$4]);&quot;&quot;;[.H$4]/[.$U18])">
            <text:p/>
          </table:table-cell>
          <table:table-cell table:formula="of:=IF(OR(ROW()-9 &gt; [.I$7];20*[.I$4] &lt; [.$U$4]);&quot;&quot;;[.I$4]/[.$U18])">
            <text:p/>
          </table:table-cell>
          <table:table-cell table:formula="of:=IF(OR(ROW()-9 &gt; [.J$7];20*[.J$4] &lt; [.$U$4]);&quot;&quot;;[.J$4]/[.$U18])">
            <text:p/>
          </table:table-cell>
          <table:table-cell table:formula="of:=IF(OR(ROW()-9 &gt; [.K$7];20*[.K$4] &lt; [.$U$4]);&quot;&quot;;[.K$4]/[.$U18])">
            <text:p/>
          </table:table-cell>
          <table:table-cell table:formula="of:=IF(OR(ROW()-9 &gt; [.L$7];20*[.L$4] &lt; [.$U$4]);&quot;&quot;;[.L$4]/[.$U18])">
            <text:p/>
          </table:table-cell>
          <table:table-cell table:formula="of:=IF(OR(ROW()-9 &gt; [.M$7];20*[.M$4] &lt; [.$U$4]);&quot;&quot;;[.M$4]/[.$U18])">
            <text:p/>
          </table:table-cell>
          <table:table-cell table:formula="of:=IF(OR(ROW()-9 &gt; [.N$7];20*[.N$4] &lt; [.$U$4]);&quot;&quot;;[.N$4]/[.$U18])">
            <text:p/>
          </table:table-cell>
          <table:table-cell table:formula="of:=IF(OR(ROW()-9 &gt; [.O$7];20*[.O$4] &lt; [.$U$4]);&quot;&quot;;[.O$4]/[.$U18])">
            <text:p/>
          </table:table-cell>
          <table:table-cell table:formula="of:=IF(OR(ROW()-9 &gt; [.P$7];20*[.P$4] &lt; [.$U$4]);&quot;&quot;;[.P$4]/[.$U18])">
            <text:p/>
          </table:table-cell>
          <table:table-cell table:formula="of:=IF(OR(ROW()-9 &gt; [.Q$7];20*[.Q$4] &lt; [.$U$4]);&quot;&quot;;[.Q$4]/[.$U18])">
            <text:p/>
          </table:table-cell>
          <table:table-cell table:formula="of:=IF(OR(ROW()-9 &gt; [.R$7];20*[.R$4] &lt; [.$U$4]);&quot;&quot;;[.R$4]/[.$U18])">
            <text:p/>
          </table:table-cell>
          <table:table-cell table:formula="of:=IF(OR(ROW()-9 &gt; [.S$7];20*[.S$4] &lt; [.$U$4]);&quot;&quot;;[.S$4]/[.$U18])">
            <text:p/>
          </table:table-cell>
          <table:table-cell table:formula="of:=IF(OR(ROW()-9 &gt; [.T$7];20*[.T$4] &lt; [.$U$4]);&quot;&quot;;[.T$4]/[.$U18])">
            <text:p/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8">
          <table:table-cell table:formula="of:=IF(OR(ROW()-9 &gt; [.A$7];20*[.A$4] &lt; [.$U$4]);&quot;&quot;;[.A$4]/[.$U19])">
            <text:p/>
          </table:table-cell>
          <table:table-cell table:formula="of:=IF(OR(ROW()-9 &gt; [.B$7];20*[.B$4] &lt; [.$U$4]);&quot;&quot;;[.B$4]/[.$U19])">
            <text:p/>
          </table:table-cell>
          <table:table-cell table:formula="of:=IF(OR(ROW()-9 &gt; [.C$7];20*[.C$4] &lt; [.$U$4]);&quot;&quot;;[.C$4]/[.$U19])">
            <text:p/>
          </table:table-cell>
          <table:table-cell table:formula="of:=IF(OR(ROW()-9 &gt; [.D$7];20*[.D$4] &lt; [.$U$4]);&quot;&quot;;[.D$4]/[.$U19])">
            <text:p/>
          </table:table-cell>
          <table:table-cell table:formula="of:=IF(OR(ROW()-9 &gt; [.E$7];20*[.E$4] &lt; [.$U$4]);&quot;&quot;;[.E$4]/[.$U19])">
            <text:p/>
          </table:table-cell>
          <table:table-cell table:formula="of:=IF(OR(ROW()-9 &gt; [.F$7];20*[.F$4] &lt; [.$U$4]);&quot;&quot;;[.F$4]/[.$U19])">
            <text:p/>
          </table:table-cell>
          <table:table-cell table:formula="of:=IF(OR(ROW()-9 &gt; [.G$7];20*[.G$4] &lt; [.$U$4]);&quot;&quot;;[.G$4]/[.$U19])">
            <text:p/>
          </table:table-cell>
          <table:table-cell table:formula="of:=IF(OR(ROW()-9 &gt; [.H$7];20*[.H$4] &lt; [.$U$4]);&quot;&quot;;[.H$4]/[.$U19])">
            <text:p/>
          </table:table-cell>
          <table:table-cell table:formula="of:=IF(OR(ROW()-9 &gt; [.I$7];20*[.I$4] &lt; [.$U$4]);&quot;&quot;;[.I$4]/[.$U19])">
            <text:p/>
          </table:table-cell>
          <table:table-cell table:formula="of:=IF(OR(ROW()-9 &gt; [.J$7];20*[.J$4] &lt; [.$U$4]);&quot;&quot;;[.J$4]/[.$U19])">
            <text:p/>
          </table:table-cell>
          <table:table-cell table:formula="of:=IF(OR(ROW()-9 &gt; [.K$7];20*[.K$4] &lt; [.$U$4]);&quot;&quot;;[.K$4]/[.$U19])">
            <text:p/>
          </table:table-cell>
          <table:table-cell table:formula="of:=IF(OR(ROW()-9 &gt; [.L$7];20*[.L$4] &lt; [.$U$4]);&quot;&quot;;[.L$4]/[.$U19])">
            <text:p/>
          </table:table-cell>
          <table:table-cell table:formula="of:=IF(OR(ROW()-9 &gt; [.M$7];20*[.M$4] &lt; [.$U$4]);&quot;&quot;;[.M$4]/[.$U19])">
            <text:p/>
          </table:table-cell>
          <table:table-cell table:formula="of:=IF(OR(ROW()-9 &gt; [.N$7];20*[.N$4] &lt; [.$U$4]);&quot;&quot;;[.N$4]/[.$U19])">
            <text:p/>
          </table:table-cell>
          <table:table-cell table:formula="of:=IF(OR(ROW()-9 &gt; [.O$7];20*[.O$4] &lt; [.$U$4]);&quot;&quot;;[.O$4]/[.$U19])">
            <text:p/>
          </table:table-cell>
          <table:table-cell table:formula="of:=IF(OR(ROW()-9 &gt; [.P$7];20*[.P$4] &lt; [.$U$4]);&quot;&quot;;[.P$4]/[.$U19])">
            <text:p/>
          </table:table-cell>
          <table:table-cell table:formula="of:=IF(OR(ROW()-9 &gt; [.Q$7];20*[.Q$4] &lt; [.$U$4]);&quot;&quot;;[.Q$4]/[.$U19])">
            <text:p/>
          </table:table-cell>
          <table:table-cell table:formula="of:=IF(OR(ROW()-9 &gt; [.R$7];20*[.R$4] &lt; [.$U$4]);&quot;&quot;;[.R$4]/[.$U19])">
            <text:p/>
          </table:table-cell>
          <table:table-cell table:formula="of:=IF(OR(ROW()-9 &gt; [.S$7];20*[.S$4] &lt; [.$U$4]);&quot;&quot;;[.S$4]/[.$U19])">
            <text:p/>
          </table:table-cell>
          <table:table-cell table:formula="of:=IF(OR(ROW()-9 &gt; [.T$7];20*[.T$4] &lt; [.$U$4]);&quot;&quot;;[.T$4]/[.$U19])">
            <text:p/>
          </table:table-cell>
          <table:table-cell office:value-type="float" office:value="10" calcext:value-type="float">
            <text:p>10</text:p>
          </table:table-cell>
          <table:table-cell/>
        </table:table-row>
        <calcext:conditional-formats>
          <calcext:conditional-format calcext:target-range-address="DistrictA.B2:DistrictA.T7 DistrictA.A2:DistrictA.A2 DistrictA.A4:DistrictA.A7">
            <calcext:condition calcext:apply-style-name="Grisé" calcext:value="formula-is(ISEVEN(COLUMN()))" calcext:base-cell-address="DistrictA.A2"/>
          </calcext:conditional-format>
          <calcext:conditional-format calcext:target-range-address="DistrictA.A10:DistrictA.T19">
            <calcext:condition calcext:apply-style-name="Quotient utile" calcext:value="&gt;[.$U$9]" calcext:base-cell-address="DistrictA.A10"/>
            <calcext:condition calcext:apply-style-name="Quotient utile dernier" calcext:value="=[.$U$9]" calcext:base-cell-address="DistrictA.A10"/>
          </calcext:conditional-format>
        </calcext:conditional-formats>
      </table:table>
      <table:table table:name="DistrictB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" table:number-columns-repeated="20" table:default-cell-style-name="ce58"/>
        <table:table-column table:style-name="co4" table:number-columns-repeated="2" table:default-cell-style-name="ce20"/>
        <table:table-row table:style-name="ro9">
          <table:table-cell table:style-name="ce32" office:value-type="string" calcext:value-type="string" table:number-columns-spanned="20" table:number-rows-spanned="1">
            <text:p>District <text:span text:style-name="T1">B</text:span></text:p>
          </table:table-cell>
          <table:covered-table-cell table:number-columns-repeated="19" table:style-name="ce20"/>
          <table:table-cell table:style-name="ce47"/>
          <table:table-cell table:style-name="ce51" office:value-type="string" calcext:value-type="string">
            <text:p>Nb zetels</text:p>
          </table:table-cell>
        </table:table-row>
        <table:table-row table:style-name="ro10">
          <table:table-cell table:style-name="ce53" table:number-matrix-columns-spanned="20" table:number-matrix-rows-spanned="1" table:formula="of:=TRANSPOSE([$Resultaten.A6:.A25])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59" office:value-type="float" office:value="0" calcext:value-type="float">
            <text:p/>
          </table:table-cell>
          <table:table-cell table:style-name="ce48" office:value-type="string" calcext:value-type="string" table:number-columns-spanned="2" table:number-rows-spanned="1">
            <text:p>Partijen</text:p>
          </table:table-cell>
          <table:covered-table-cell/>
        </table:table-row>
        <table:table-row table:style-name="ro11">
          <table:table-cell table:style-name="ce34" office:value-type="string" calcext:value-type="string" table:number-columns-spanned="20" table:number-rows-spanned="1">
            <text:p>Door de partijen gehaalde stemmen in het district.</text:p>
          </table:table-cell>
          <table:covered-table-cell table:number-columns-repeated="19" table:style-name="ce60"/>
          <table:table-cell table:style-name="ce49"/>
          <table:table-cell/>
        </table:table-row>
        <table:table-row table:style-name="ro2">
          <table:table-cell table:style-name="ce54" table:number-columns-repeated="8"/>
          <table:table-cell table:number-columns-repeated="12" table:style-name="ce63" office:value-type="float" office:value="0" calcext:value-type="float">
            <text:p/>
          </table:table-cell>
          <table:table-cell table:style-name="ce50" table:formula="of:=SUM([.A4:.T4])" office:value-type="float" office:value="0" calcext:value-type="float">
            <text:p>0</text:p>
          </table:table-cell>
          <table:table-cell table:style-name="ce51" office:value-type="string" calcext:value-type="string">
            <text:p>Nb stemmen</text:p>
          </table:table-cell>
        </table:table-row>
        <table:table-row table:style-name="ro2">
          <table:table-cell table:style-name="ce55" table:formula="of:=IF([.A4]*[.$U4]=0;&quot;&quot;;[.A4]/[.$U4])">
            <text:p/>
          </table:table-cell>
          <table:table-cell table:style-name="ce55" table:formula="of:=IF([.B4]*[.$U4]=0;&quot;&quot;;[.B4]/[.$U4])">
            <text:p/>
          </table:table-cell>
          <table:table-cell table:style-name="ce55" table:formula="of:=IF([.C4]*[.$U4]=0;&quot;&quot;;[.C4]/[.$U4])">
            <text:p/>
          </table:table-cell>
          <table:table-cell table:style-name="ce55" table:formula="of:=IF([.D4]*[.$U4]=0;&quot;&quot;;[.D4]/[.$U4])">
            <text:p/>
          </table:table-cell>
          <table:table-cell table:style-name="ce55" table:formula="of:=IF([.E4]*[.$U4]=0;&quot;&quot;;[.E4]/[.$U4])">
            <text:p/>
          </table:table-cell>
          <table:table-cell table:style-name="ce55" table:formula="of:=IF([.F4]*[.$U4]=0;&quot;&quot;;[.F4]/[.$U4])">
            <text:p/>
          </table:table-cell>
          <table:table-cell table:style-name="ce55" table:formula="of:=IF([.G4]*[.$U4]=0;&quot;&quot;;[.G4]/[.$U4])">
            <text:p/>
          </table:table-cell>
          <table:table-cell table:style-name="ce55" table:formula="of:=IF([.H4]*[.$U4]=0;&quot;&quot;;[.H4]/[.$U4])">
            <text:p/>
          </table:table-cell>
          <table:table-cell table:style-name="ce55" table:formula="of:=IF([.I4]*[.$U4]=0;&quot;&quot;;[.I4]/[.$U4])">
            <text:p/>
          </table:table-cell>
          <table:table-cell table:style-name="ce55" table:formula="of:=IF([.J4]*[.$U4]=0;&quot;&quot;;[.J4]/[.$U4])">
            <text:p/>
          </table:table-cell>
          <table:table-cell table:style-name="ce55" table:formula="of:=IF([.K4]*[.$U4]=0;&quot;&quot;;[.K4]/[.$U4])">
            <text:p/>
          </table:table-cell>
          <table:table-cell table:style-name="ce55" table:formula="of:=IF([.L4]*[.$U4]=0;&quot;&quot;;[.L4]/[.$U4])">
            <text:p/>
          </table:table-cell>
          <table:table-cell table:style-name="ce55" table:formula="of:=IF([.M4]*[.$U4]=0;&quot;&quot;;[.M4]/[.$U4])">
            <text:p/>
          </table:table-cell>
          <table:table-cell table:style-name="ce55" table:formula="of:=IF([.N4]*[.$U4]=0;&quot;&quot;;[.N4]/[.$U4])">
            <text:p/>
          </table:table-cell>
          <table:table-cell table:style-name="ce55" table:formula="of:=IF([.O4]*[.$U4]=0;&quot;&quot;;[.O4]/[.$U4])">
            <text:p/>
          </table:table-cell>
          <table:table-cell table:style-name="ce55" table:formula="of:=IF([.P4]*[.$U4]=0;&quot;&quot;;[.P4]/[.$U4])">
            <text:p/>
          </table:table-cell>
          <table:table-cell table:style-name="ce55" table:formula="of:=IF([.Q4]*[.$U4]=0;&quot;&quot;;[.Q4]/[.$U4])">
            <text:p/>
          </table:table-cell>
          <table:table-cell table:style-name="ce55" table:formula="of:=IF([.R4]*[.$U4]=0;&quot;&quot;;[.R4]/[.$U4])">
            <text:p/>
          </table:table-cell>
          <table:table-cell table:style-name="ce55" table:formula="of:=IF([.S4]*[.$U4]=0;&quot;&quot;;[.S4]/[.$U4])">
            <text:p/>
          </table:table-cell>
          <table:table-cell table:style-name="ce55" table:formula="of:=IF([.T4]*[.$U4]=0;&quot;&quot;;[.T4]/[.$U4])">
            <text:p/>
          </table:table-cell>
          <table:table-cell table:style-name="ce2" office:value-type="string" calcext:value-type="string" table:number-columns-spanned="2" table:number-rows-spanned="1">
            <text:p>Pourcentage</text:p>
          </table:table-cell>
          <table:covered-table-cell/>
        </table:table-row>
        <table:table-row table:style-name="ro11">
          <table:table-cell table:style-name="ce56" office:value-type="string" calcext:value-type="string" table:number-columns-spanned="20" table:number-rows-spanned="1">
            <text:p>Zoveel kandidaten als het aantal zetels te verdelen. Wijzig voor onvolledige lijsten.</text:p>
          </table:table-cell>
          <table:covered-table-cell table:number-columns-repeated="19" table:style-name="ce61"/>
          <table:table-cell table:style-name="ce49"/>
          <table:table-cell/>
        </table:table-row>
        <table:table-row table:style-name="ro9">
          <table:table-cell table:style-name="ce57" table:formula="of:=IF([.A4];[.$U1];0)" office:value-type="float" office:value="0" calcext:value-type="float">
            <text:p/>
          </table:table-cell>
          <table:table-cell table:style-name="ce57" table:formula="of:=IF([.B4];[.$U1];0)" office:value-type="float" office:value="0" calcext:value-type="float">
            <text:p/>
          </table:table-cell>
          <table:table-cell table:style-name="ce57" table:formula="of:=IF([.C4];[.$U1];0)" office:value-type="float" office:value="0" calcext:value-type="float">
            <text:p/>
          </table:table-cell>
          <table:table-cell table:style-name="ce57" table:formula="of:=IF([.D4];[.$U1];0)" office:value-type="float" office:value="0" calcext:value-type="float">
            <text:p/>
          </table:table-cell>
          <table:table-cell table:style-name="ce62" table:formula="of:=IF([.E4];[.$U1];0)" office:value-type="float" office:value="0" calcext:value-type="float">
            <text:p>0</text:p>
          </table:table-cell>
          <table:table-cell table:style-name="ce62" table:formula="of:=IF([.F4];[.$U1];0)" office:value-type="float" office:value="0" calcext:value-type="float">
            <text:p>0</text:p>
          </table:table-cell>
          <table:table-cell table:style-name="ce62" table:formula="of:=IF([.G4];[.$U1];0)" office:value-type="float" office:value="0" calcext:value-type="float">
            <text:p>0</text:p>
          </table:table-cell>
          <table:table-cell table:style-name="ce62" table:formula="of:=IF([.H4];[.$U1];0)" office:value-type="float" office:value="0" calcext:value-type="float">
            <text:p>0</text:p>
          </table:table-cell>
          <table:table-cell table:style-name="ce62" table:formula="of:=IF([.I4];[.$U1];0)" office:value-type="float" office:value="0" calcext:value-type="float">
            <text:p>0</text:p>
          </table:table-cell>
          <table:table-cell table:style-name="ce62" table:formula="of:=IF([.J4];[.$U1];0)" office:value-type="float" office:value="0" calcext:value-type="float">
            <text:p>0</text:p>
          </table:table-cell>
          <table:table-cell table:style-name="ce62" table:formula="of:=IF([.K4];[.$U1];0)" office:value-type="float" office:value="0" calcext:value-type="float">
            <text:p>0</text:p>
          </table:table-cell>
          <table:table-cell table:style-name="ce62" table:formula="of:=IF([.L4];[.$U1];0)" office:value-type="float" office:value="0" calcext:value-type="float">
            <text:p>0</text:p>
          </table:table-cell>
          <table:table-cell table:style-name="ce62" table:formula="of:=IF([.M4];[.$U1];0)" office:value-type="float" office:value="0" calcext:value-type="float">
            <text:p>0</text:p>
          </table:table-cell>
          <table:table-cell table:style-name="ce62" table:formula="of:=IF([.N4];[.$U1];0)" office:value-type="float" office:value="0" calcext:value-type="float">
            <text:p>0</text:p>
          </table:table-cell>
          <table:table-cell table:style-name="ce62" table:formula="of:=IF([.O4];[.$U1];0)" office:value-type="float" office:value="0" calcext:value-type="float">
            <text:p>0</text:p>
          </table:table-cell>
          <table:table-cell table:style-name="ce62" table:formula="of:=IF([.P4];[.$U1];0)" office:value-type="float" office:value="0" calcext:value-type="float">
            <text:p>0</text:p>
          </table:table-cell>
          <table:table-cell table:style-name="ce62" table:formula="of:=IF([.Q4];[.$U1];0)" office:value-type="float" office:value="0" calcext:value-type="float">
            <text:p>0</text:p>
          </table:table-cell>
          <table:table-cell table:style-name="ce62" table:formula="of:=IF([.R4];[.$U1];0)" office:value-type="float" office:value="0" calcext:value-type="float">
            <text:p>0</text:p>
          </table:table-cell>
          <table:table-cell table:style-name="ce62" table:formula="of:=IF([.S4];[.$U1];0)" office:value-type="float" office:value="0" calcext:value-type="float">
            <text:p>0</text:p>
          </table:table-cell>
          <table:table-cell table:style-name="ce62" table:formula="of:=IF([.T4];[.$U1];0)"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Aantal kandidaten</text:p>
          </table:table-cell>
          <table:covered-table-cell/>
        </table:table-row>
        <table:table-row table:style-name="ro2">
          <table:table-cell table:style-name="ce39" table:formula="of:=COUNTIF([.A10:.A19];&quot;&gt;=&quot;&amp;[.$U$9])" office:value-type="float" office:value="0" calcext:value-type="float">
            <text:p/>
          </table:table-cell>
          <table:table-cell table:style-name="ce39" table:formula="of:=COUNTIF([.B10:.B19];&quot;&gt;=&quot;&amp;[.$U$9])" office:value-type="float" office:value="0" calcext:value-type="float">
            <text:p/>
          </table:table-cell>
          <table:table-cell table:style-name="ce39" table:formula="of:=COUNTIF([.C10:.C19];&quot;&gt;=&quot;&amp;[.$U$9])" office:value-type="float" office:value="0" calcext:value-type="float">
            <text:p/>
          </table:table-cell>
          <table:table-cell table:style-name="ce39" table:formula="of:=COUNTIF([.D10:.D19];&quot;&gt;=&quot;&amp;[.$U$9])" office:value-type="float" office:value="0" calcext:value-type="float">
            <text:p/>
          </table:table-cell>
          <table:table-cell table:style-name="ce39" table:formula="of:=COUNTIF([.E10:.E19];&quot;&gt;=&quot;&amp;[.$U$9])" office:value-type="float" office:value="0" calcext:value-type="float">
            <text:p/>
          </table:table-cell>
          <table:table-cell table:style-name="ce39" table:formula="of:=COUNTIF([.F10:.F19];&quot;&gt;=&quot;&amp;[.$U$9])" office:value-type="float" office:value="0" calcext:value-type="float">
            <text:p/>
          </table:table-cell>
          <table:table-cell table:style-name="ce39" table:formula="of:=COUNTIF([.G10:.G19];&quot;&gt;=&quot;&amp;[.$U$9])" office:value-type="float" office:value="0" calcext:value-type="float">
            <text:p/>
          </table:table-cell>
          <table:table-cell table:style-name="ce39" table:formula="of:=COUNTIF([.H10:.H19];&quot;&gt;=&quot;&amp;[.$U$9])" office:value-type="float" office:value="0" calcext:value-type="float">
            <text:p/>
          </table:table-cell>
          <table:table-cell table:style-name="ce39" table:formula="of:=COUNTIF([.I10:.I19];&quot;&gt;=&quot;&amp;[.$U$9])" office:value-type="float" office:value="0" calcext:value-type="float">
            <text:p/>
          </table:table-cell>
          <table:table-cell table:style-name="ce39" table:formula="of:=COUNTIF([.J10:.J19];&quot;&gt;=&quot;&amp;[.$U$9])" office:value-type="float" office:value="0" calcext:value-type="float">
            <text:p/>
          </table:table-cell>
          <table:table-cell table:style-name="ce39" table:formula="of:=COUNTIF([.K10:.K19];&quot;&gt;=&quot;&amp;[.$U$9])" office:value-type="float" office:value="0" calcext:value-type="float">
            <text:p/>
          </table:table-cell>
          <table:table-cell table:style-name="ce39" table:formula="of:=COUNTIF([.L10:.L19];&quot;&gt;=&quot;&amp;[.$U$9])" office:value-type="float" office:value="0" calcext:value-type="float">
            <text:p/>
          </table:table-cell>
          <table:table-cell table:style-name="ce39" table:formula="of:=COUNTIF([.M10:.M19];&quot;&gt;=&quot;&amp;[.$U$9])" office:value-type="float" office:value="0" calcext:value-type="float">
            <text:p/>
          </table:table-cell>
          <table:table-cell table:style-name="ce39" table:formula="of:=COUNTIF([.N10:.N19];&quot;&gt;=&quot;&amp;[.$U$9])" office:value-type="float" office:value="0" calcext:value-type="float">
            <text:p/>
          </table:table-cell>
          <table:table-cell table:style-name="ce39" table:formula="of:=COUNTIF([.O10:.O19];&quot;&gt;=&quot;&amp;[.$U$9])" office:value-type="float" office:value="0" calcext:value-type="float">
            <text:p/>
          </table:table-cell>
          <table:table-cell table:style-name="ce39" table:formula="of:=COUNTIF([.P10:.P19];&quot;&gt;=&quot;&amp;[.$U$9])" office:value-type="float" office:value="0" calcext:value-type="float">
            <text:p/>
          </table:table-cell>
          <table:table-cell table:style-name="ce39" table:formula="of:=COUNTIF([.Q10:.Q19];&quot;&gt;=&quot;&amp;[.$U$9])" office:value-type="float" office:value="0" calcext:value-type="float">
            <text:p/>
          </table:table-cell>
          <table:table-cell table:style-name="ce39" table:formula="of:=COUNTIF([.R10:.R19];&quot;&gt;=&quot;&amp;[.$U$9])" office:value-type="float" office:value="0" calcext:value-type="float">
            <text:p/>
          </table:table-cell>
          <table:table-cell table:style-name="ce39" table:formula="of:=COUNTIF([.S10:.S19];&quot;&gt;=&quot;&amp;[.$U$9])" office:value-type="float" office:value="0" calcext:value-type="float">
            <text:p/>
          </table:table-cell>
          <table:table-cell table:style-name="ce39" table:formula="of:=COUNTIF([.T10:.T19];&quot;&gt;=&quot;&amp;[.$U$9])" office:value-type="float" office:value="0" calcext:value-type="float">
            <text:p/>
          </table:table-cell>
          <table:table-cell table:style-name="ce50" table:formula="of:=SUM([.A8:.T8])" office:value-type="float" office:value="0" calcext:value-type="float">
            <text:p>0</text:p>
          </table:table-cell>
          <table:table-cell table:style-name="ce2" office:value-type="string" calcext:value-type="string">
            <text:p>Zetels</text:p>
          </table:table-cell>
        </table:table-row>
        <table:table-row table:style-name="ro2">
          <table:table-cell table:style-name="ce40" table:number-columns-repeated="20"/>
          <table:table-cell table:style-name="ce49" table:formula="of:=IF([.U1]*[.U4]=0;1;LARGE([.A10:.T19];[.U1]))" office:value-type="float" office:value="1" calcext:value-type="float">
            <text:p>1</text:p>
          </table:table-cell>
          <table:table-cell table:style-name="ce52" office:value-type="string" calcext:value-type="string">
            <text:p>Laatste qu.</text:p>
          </table:table-cell>
        </table:table-row>
        <table:table-row table:style-name="ro8">
          <table:table-cell table:formula="of:=IF(OR(ROW()-9 &gt; [.A$7];20*[.A$4] &lt; [.$U$4]);&quot;&quot;;[.A$4]/[.$U10])">
            <text:p/>
          </table:table-cell>
          <table:table-cell table:formula="of:=IF(OR(ROW()-9 &gt; [.B$7];20*[.B$4] &lt; [.$U$4]);&quot;&quot;;[.B$4]/[.$U10])">
            <text:p/>
          </table:table-cell>
          <table:table-cell table:formula="of:=IF(OR(ROW()-9 &gt; [.C$7];20*[.C$4] &lt; [.$U$4]);&quot;&quot;;[.C$4]/[.$U10])">
            <text:p/>
          </table:table-cell>
          <table:table-cell table:formula="of:=IF(OR(ROW()-9 &gt; [.D$7];20*[.D$4] &lt; [.$U$4]);&quot;&quot;;[.D$4]/[.$U10])">
            <text:p/>
          </table:table-cell>
          <table:table-cell table:formula="of:=IF(OR(ROW()-9 &gt; [.E$7];20*[.E$4] &lt; [.$U$4]);&quot;&quot;;[.E$4]/[.$U10])">
            <text:p/>
          </table:table-cell>
          <table:table-cell table:formula="of:=IF(OR(ROW()-9 &gt; [.F$7];20*[.F$4] &lt; [.$U$4]);&quot;&quot;;[.F$4]/[.$U10])">
            <text:p/>
          </table:table-cell>
          <table:table-cell table:formula="of:=IF(OR(ROW()-9 &gt; [.G$7];20*[.G$4] &lt; [.$U$4]);&quot;&quot;;[.G$4]/[.$U10])">
            <text:p/>
          </table:table-cell>
          <table:table-cell table:formula="of:=IF(OR(ROW()-9 &gt; [.H$7];20*[.H$4] &lt; [.$U$4]);&quot;&quot;;[.H$4]/[.$U10])">
            <text:p/>
          </table:table-cell>
          <table:table-cell table:formula="of:=IF(OR(ROW()-9 &gt; [.I$7];20*[.I$4] &lt; [.$U$4]);&quot;&quot;;[.I$4]/[.$U10])">
            <text:p/>
          </table:table-cell>
          <table:table-cell table:formula="of:=IF(OR(ROW()-9 &gt; [.J$7];20*[.J$4] &lt; [.$U$4]);&quot;&quot;;[.J$4]/[.$U10])">
            <text:p/>
          </table:table-cell>
          <table:table-cell table:formula="of:=IF(OR(ROW()-9 &gt; [.K$7];20*[.K$4] &lt; [.$U$4]);&quot;&quot;;[.K$4]/[.$U10])">
            <text:p/>
          </table:table-cell>
          <table:table-cell table:formula="of:=IF(OR(ROW()-9 &gt; [.L$7];20*[.L$4] &lt; [.$U$4]);&quot;&quot;;[.L$4]/[.$U10])">
            <text:p/>
          </table:table-cell>
          <table:table-cell table:formula="of:=IF(OR(ROW()-9 &gt; [.M$7];20*[.M$4] &lt; [.$U$4]);&quot;&quot;;[.M$4]/[.$U10])">
            <text:p/>
          </table:table-cell>
          <table:table-cell table:formula="of:=IF(OR(ROW()-9 &gt; [.N$7];20*[.N$4] &lt; [.$U$4]);&quot;&quot;;[.N$4]/[.$U10])">
            <text:p/>
          </table:table-cell>
          <table:table-cell table:formula="of:=IF(OR(ROW()-9 &gt; [.O$7];20*[.O$4] &lt; [.$U$4]);&quot;&quot;;[.O$4]/[.$U10])">
            <text:p/>
          </table:table-cell>
          <table:table-cell table:formula="of:=IF(OR(ROW()-9 &gt; [.P$7];20*[.P$4] &lt; [.$U$4]);&quot;&quot;;[.P$4]/[.$U10])">
            <text:p/>
          </table:table-cell>
          <table:table-cell table:formula="of:=IF(OR(ROW()-9 &gt; [.Q$7];20*[.Q$4] &lt; [.$U$4]);&quot;&quot;;[.Q$4]/[.$U10])">
            <text:p/>
          </table:table-cell>
          <table:table-cell table:formula="of:=IF(OR(ROW()-9 &gt; [.R$7];20*[.R$4] &lt; [.$U$4]);&quot;&quot;;[.R$4]/[.$U10])">
            <text:p/>
          </table:table-cell>
          <table:table-cell table:formula="of:=IF(OR(ROW()-9 &gt; [.S$7];20*[.S$4] &lt; [.$U$4]);&quot;&quot;;[.S$4]/[.$U10])">
            <text:p/>
          </table:table-cell>
          <table:table-cell table:formula="of:=IF(OR(ROW()-9 &gt; [.T$7];20*[.T$4] &lt; [.$U$4]);&quot;&quot;;[.T$4]/[.$U10])">
            <text:p/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formula="of:=IF(OR(ROW()-9 &gt; [.A$7];20*[.A$4] &lt; [.$U$4]);&quot;&quot;;[.A$4]/[.$U11])">
            <text:p/>
          </table:table-cell>
          <table:table-cell table:formula="of:=IF(OR(ROW()-9 &gt; [.B$7];20*[.B$4] &lt; [.$U$4]);&quot;&quot;;[.B$4]/[.$U11])">
            <text:p/>
          </table:table-cell>
          <table:table-cell table:formula="of:=IF(OR(ROW()-9 &gt; [.C$7];20*[.C$4] &lt; [.$U$4]);&quot;&quot;;[.C$4]/[.$U11])">
            <text:p/>
          </table:table-cell>
          <table:table-cell table:formula="of:=IF(OR(ROW()-9 &gt; [.D$7];20*[.D$4] &lt; [.$U$4]);&quot;&quot;;[.D$4]/[.$U11])">
            <text:p/>
          </table:table-cell>
          <table:table-cell table:formula="of:=IF(OR(ROW()-9 &gt; [.E$7];20*[.E$4] &lt; [.$U$4]);&quot;&quot;;[.E$4]/[.$U11])">
            <text:p/>
          </table:table-cell>
          <table:table-cell table:formula="of:=IF(OR(ROW()-9 &gt; [.F$7];20*[.F$4] &lt; [.$U$4]);&quot;&quot;;[.F$4]/[.$U11])">
            <text:p/>
          </table:table-cell>
          <table:table-cell table:formula="of:=IF(OR(ROW()-9 &gt; [.G$7];20*[.G$4] &lt; [.$U$4]);&quot;&quot;;[.G$4]/[.$U11])">
            <text:p/>
          </table:table-cell>
          <table:table-cell table:formula="of:=IF(OR(ROW()-9 &gt; [.H$7];20*[.H$4] &lt; [.$U$4]);&quot;&quot;;[.H$4]/[.$U11])">
            <text:p/>
          </table:table-cell>
          <table:table-cell table:formula="of:=IF(OR(ROW()-9 &gt; [.I$7];20*[.I$4] &lt; [.$U$4]);&quot;&quot;;[.I$4]/[.$U11])">
            <text:p/>
          </table:table-cell>
          <table:table-cell table:formula="of:=IF(OR(ROW()-9 &gt; [.J$7];20*[.J$4] &lt; [.$U$4]);&quot;&quot;;[.J$4]/[.$U11])">
            <text:p/>
          </table:table-cell>
          <table:table-cell table:formula="of:=IF(OR(ROW()-9 &gt; [.K$7];20*[.K$4] &lt; [.$U$4]);&quot;&quot;;[.K$4]/[.$U11])">
            <text:p/>
          </table:table-cell>
          <table:table-cell table:formula="of:=IF(OR(ROW()-9 &gt; [.L$7];20*[.L$4] &lt; [.$U$4]);&quot;&quot;;[.L$4]/[.$U11])">
            <text:p/>
          </table:table-cell>
          <table:table-cell table:formula="of:=IF(OR(ROW()-9 &gt; [.M$7];20*[.M$4] &lt; [.$U$4]);&quot;&quot;;[.M$4]/[.$U11])">
            <text:p/>
          </table:table-cell>
          <table:table-cell table:formula="of:=IF(OR(ROW()-9 &gt; [.N$7];20*[.N$4] &lt; [.$U$4]);&quot;&quot;;[.N$4]/[.$U11])">
            <text:p/>
          </table:table-cell>
          <table:table-cell table:formula="of:=IF(OR(ROW()-9 &gt; [.O$7];20*[.O$4] &lt; [.$U$4]);&quot;&quot;;[.O$4]/[.$U11])">
            <text:p/>
          </table:table-cell>
          <table:table-cell table:formula="of:=IF(OR(ROW()-9 &gt; [.P$7];20*[.P$4] &lt; [.$U$4]);&quot;&quot;;[.P$4]/[.$U11])">
            <text:p/>
          </table:table-cell>
          <table:table-cell table:formula="of:=IF(OR(ROW()-9 &gt; [.Q$7];20*[.Q$4] &lt; [.$U$4]);&quot;&quot;;[.Q$4]/[.$U11])">
            <text:p/>
          </table:table-cell>
          <table:table-cell table:formula="of:=IF(OR(ROW()-9 &gt; [.R$7];20*[.R$4] &lt; [.$U$4]);&quot;&quot;;[.R$4]/[.$U11])">
            <text:p/>
          </table:table-cell>
          <table:table-cell table:formula="of:=IF(OR(ROW()-9 &gt; [.S$7];20*[.S$4] &lt; [.$U$4]);&quot;&quot;;[.S$4]/[.$U11])">
            <text:p/>
          </table:table-cell>
          <table:table-cell table:formula="of:=IF(OR(ROW()-9 &gt; [.T$7];20*[.T$4] &lt; [.$U$4]);&quot;&quot;;[.T$4]/[.$U11])">
            <text:p/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8">
          <table:table-cell table:formula="of:=IF(OR(ROW()-9 &gt; [.A$7];20*[.A$4] &lt; [.$U$4]);&quot;&quot;;[.A$4]/[.$U12])">
            <text:p/>
          </table:table-cell>
          <table:table-cell table:formula="of:=IF(OR(ROW()-9 &gt; [.B$7];20*[.B$4] &lt; [.$U$4]);&quot;&quot;;[.B$4]/[.$U12])">
            <text:p/>
          </table:table-cell>
          <table:table-cell table:formula="of:=IF(OR(ROW()-9 &gt; [.C$7];20*[.C$4] &lt; [.$U$4]);&quot;&quot;;[.C$4]/[.$U12])">
            <text:p/>
          </table:table-cell>
          <table:table-cell table:formula="of:=IF(OR(ROW()-9 &gt; [.D$7];20*[.D$4] &lt; [.$U$4]);&quot;&quot;;[.D$4]/[.$U12])">
            <text:p/>
          </table:table-cell>
          <table:table-cell table:formula="of:=IF(OR(ROW()-9 &gt; [.E$7];20*[.E$4] &lt; [.$U$4]);&quot;&quot;;[.E$4]/[.$U12])">
            <text:p/>
          </table:table-cell>
          <table:table-cell table:formula="of:=IF(OR(ROW()-9 &gt; [.F$7];20*[.F$4] &lt; [.$U$4]);&quot;&quot;;[.F$4]/[.$U12])">
            <text:p/>
          </table:table-cell>
          <table:table-cell table:formula="of:=IF(OR(ROW()-9 &gt; [.G$7];20*[.G$4] &lt; [.$U$4]);&quot;&quot;;[.G$4]/[.$U12])">
            <text:p/>
          </table:table-cell>
          <table:table-cell table:formula="of:=IF(OR(ROW()-9 &gt; [.H$7];20*[.H$4] &lt; [.$U$4]);&quot;&quot;;[.H$4]/[.$U12])">
            <text:p/>
          </table:table-cell>
          <table:table-cell table:formula="of:=IF(OR(ROW()-9 &gt; [.I$7];20*[.I$4] &lt; [.$U$4]);&quot;&quot;;[.I$4]/[.$U12])">
            <text:p/>
          </table:table-cell>
          <table:table-cell table:formula="of:=IF(OR(ROW()-9 &gt; [.J$7];20*[.J$4] &lt; [.$U$4]);&quot;&quot;;[.J$4]/[.$U12])">
            <text:p/>
          </table:table-cell>
          <table:table-cell table:formula="of:=IF(OR(ROW()-9 &gt; [.K$7];20*[.K$4] &lt; [.$U$4]);&quot;&quot;;[.K$4]/[.$U12])">
            <text:p/>
          </table:table-cell>
          <table:table-cell table:formula="of:=IF(OR(ROW()-9 &gt; [.L$7];20*[.L$4] &lt; [.$U$4]);&quot;&quot;;[.L$4]/[.$U12])">
            <text:p/>
          </table:table-cell>
          <table:table-cell table:formula="of:=IF(OR(ROW()-9 &gt; [.M$7];20*[.M$4] &lt; [.$U$4]);&quot;&quot;;[.M$4]/[.$U12])">
            <text:p/>
          </table:table-cell>
          <table:table-cell table:formula="of:=IF(OR(ROW()-9 &gt; [.N$7];20*[.N$4] &lt; [.$U$4]);&quot;&quot;;[.N$4]/[.$U12])">
            <text:p/>
          </table:table-cell>
          <table:table-cell table:formula="of:=IF(OR(ROW()-9 &gt; [.O$7];20*[.O$4] &lt; [.$U$4]);&quot;&quot;;[.O$4]/[.$U12])">
            <text:p/>
          </table:table-cell>
          <table:table-cell table:formula="of:=IF(OR(ROW()-9 &gt; [.P$7];20*[.P$4] &lt; [.$U$4]);&quot;&quot;;[.P$4]/[.$U12])">
            <text:p/>
          </table:table-cell>
          <table:table-cell table:formula="of:=IF(OR(ROW()-9 &gt; [.Q$7];20*[.Q$4] &lt; [.$U$4]);&quot;&quot;;[.Q$4]/[.$U12])">
            <text:p/>
          </table:table-cell>
          <table:table-cell table:formula="of:=IF(OR(ROW()-9 &gt; [.R$7];20*[.R$4] &lt; [.$U$4]);&quot;&quot;;[.R$4]/[.$U12])">
            <text:p/>
          </table:table-cell>
          <table:table-cell table:formula="of:=IF(OR(ROW()-9 &gt; [.S$7];20*[.S$4] &lt; [.$U$4]);&quot;&quot;;[.S$4]/[.$U12])">
            <text:p/>
          </table:table-cell>
          <table:table-cell table:formula="of:=IF(OR(ROW()-9 &gt; [.T$7];20*[.T$4] &lt; [.$U$4]);&quot;&quot;;[.T$4]/[.$U12])">
            <text:p/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8">
          <table:table-cell table:formula="of:=IF(OR(ROW()-9 &gt; [.A$7];20*[.A$4] &lt; [.$U$4]);&quot;&quot;;[.A$4]/[.$U13])">
            <text:p/>
          </table:table-cell>
          <table:table-cell table:formula="of:=IF(OR(ROW()-9 &gt; [.B$7];20*[.B$4] &lt; [.$U$4]);&quot;&quot;;[.B$4]/[.$U13])">
            <text:p/>
          </table:table-cell>
          <table:table-cell table:formula="of:=IF(OR(ROW()-9 &gt; [.C$7];20*[.C$4] &lt; [.$U$4]);&quot;&quot;;[.C$4]/[.$U13])">
            <text:p/>
          </table:table-cell>
          <table:table-cell table:formula="of:=IF(OR(ROW()-9 &gt; [.D$7];20*[.D$4] &lt; [.$U$4]);&quot;&quot;;[.D$4]/[.$U13])">
            <text:p/>
          </table:table-cell>
          <table:table-cell table:formula="of:=IF(OR(ROW()-9 &gt; [.E$7];20*[.E$4] &lt; [.$U$4]);&quot;&quot;;[.E$4]/[.$U13])">
            <text:p/>
          </table:table-cell>
          <table:table-cell table:formula="of:=IF(OR(ROW()-9 &gt; [.F$7];20*[.F$4] &lt; [.$U$4]);&quot;&quot;;[.F$4]/[.$U13])">
            <text:p/>
          </table:table-cell>
          <table:table-cell table:formula="of:=IF(OR(ROW()-9 &gt; [.G$7];20*[.G$4] &lt; [.$U$4]);&quot;&quot;;[.G$4]/[.$U13])">
            <text:p/>
          </table:table-cell>
          <table:table-cell table:formula="of:=IF(OR(ROW()-9 &gt; [.H$7];20*[.H$4] &lt; [.$U$4]);&quot;&quot;;[.H$4]/[.$U13])">
            <text:p/>
          </table:table-cell>
          <table:table-cell table:formula="of:=IF(OR(ROW()-9 &gt; [.I$7];20*[.I$4] &lt; [.$U$4]);&quot;&quot;;[.I$4]/[.$U13])">
            <text:p/>
          </table:table-cell>
          <table:table-cell table:formula="of:=IF(OR(ROW()-9 &gt; [.J$7];20*[.J$4] &lt; [.$U$4]);&quot;&quot;;[.J$4]/[.$U13])">
            <text:p/>
          </table:table-cell>
          <table:table-cell table:formula="of:=IF(OR(ROW()-9 &gt; [.K$7];20*[.K$4] &lt; [.$U$4]);&quot;&quot;;[.K$4]/[.$U13])">
            <text:p/>
          </table:table-cell>
          <table:table-cell table:formula="of:=IF(OR(ROW()-9 &gt; [.L$7];20*[.L$4] &lt; [.$U$4]);&quot;&quot;;[.L$4]/[.$U13])">
            <text:p/>
          </table:table-cell>
          <table:table-cell table:formula="of:=IF(OR(ROW()-9 &gt; [.M$7];20*[.M$4] &lt; [.$U$4]);&quot;&quot;;[.M$4]/[.$U13])">
            <text:p/>
          </table:table-cell>
          <table:table-cell table:formula="of:=IF(OR(ROW()-9 &gt; [.N$7];20*[.N$4] &lt; [.$U$4]);&quot;&quot;;[.N$4]/[.$U13])">
            <text:p/>
          </table:table-cell>
          <table:table-cell table:formula="of:=IF(OR(ROW()-9 &gt; [.O$7];20*[.O$4] &lt; [.$U$4]);&quot;&quot;;[.O$4]/[.$U13])">
            <text:p/>
          </table:table-cell>
          <table:table-cell table:formula="of:=IF(OR(ROW()-9 &gt; [.P$7];20*[.P$4] &lt; [.$U$4]);&quot;&quot;;[.P$4]/[.$U13])">
            <text:p/>
          </table:table-cell>
          <table:table-cell table:formula="of:=IF(OR(ROW()-9 &gt; [.Q$7];20*[.Q$4] &lt; [.$U$4]);&quot;&quot;;[.Q$4]/[.$U13])">
            <text:p/>
          </table:table-cell>
          <table:table-cell table:formula="of:=IF(OR(ROW()-9 &gt; [.R$7];20*[.R$4] &lt; [.$U$4]);&quot;&quot;;[.R$4]/[.$U13])">
            <text:p/>
          </table:table-cell>
          <table:table-cell table:formula="of:=IF(OR(ROW()-9 &gt; [.S$7];20*[.S$4] &lt; [.$U$4]);&quot;&quot;;[.S$4]/[.$U13])">
            <text:p/>
          </table:table-cell>
          <table:table-cell table:formula="of:=IF(OR(ROW()-9 &gt; [.T$7];20*[.T$4] &lt; [.$U$4]);&quot;&quot;;[.T$4]/[.$U13])">
            <text:p/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8">
          <table:table-cell table:formula="of:=IF(OR(ROW()-9 &gt; [.A$7];20*[.A$4] &lt; [.$U$4]);&quot;&quot;;[.A$4]/[.$U14])">
            <text:p/>
          </table:table-cell>
          <table:table-cell table:formula="of:=IF(OR(ROW()-9 &gt; [.B$7];20*[.B$4] &lt; [.$U$4]);&quot;&quot;;[.B$4]/[.$U14])">
            <text:p/>
          </table:table-cell>
          <table:table-cell table:formula="of:=IF(OR(ROW()-9 &gt; [.C$7];20*[.C$4] &lt; [.$U$4]);&quot;&quot;;[.C$4]/[.$U14])">
            <text:p/>
          </table:table-cell>
          <table:table-cell table:formula="of:=IF(OR(ROW()-9 &gt; [.D$7];20*[.D$4] &lt; [.$U$4]);&quot;&quot;;[.D$4]/[.$U14])">
            <text:p/>
          </table:table-cell>
          <table:table-cell table:formula="of:=IF(OR(ROW()-9 &gt; [.E$7];20*[.E$4] &lt; [.$U$4]);&quot;&quot;;[.E$4]/[.$U14])">
            <text:p/>
          </table:table-cell>
          <table:table-cell table:formula="of:=IF(OR(ROW()-9 &gt; [.F$7];20*[.F$4] &lt; [.$U$4]);&quot;&quot;;[.F$4]/[.$U14])">
            <text:p/>
          </table:table-cell>
          <table:table-cell table:formula="of:=IF(OR(ROW()-9 &gt; [.G$7];20*[.G$4] &lt; [.$U$4]);&quot;&quot;;[.G$4]/[.$U14])">
            <text:p/>
          </table:table-cell>
          <table:table-cell table:formula="of:=IF(OR(ROW()-9 &gt; [.H$7];20*[.H$4] &lt; [.$U$4]);&quot;&quot;;[.H$4]/[.$U14])">
            <text:p/>
          </table:table-cell>
          <table:table-cell table:formula="of:=IF(OR(ROW()-9 &gt; [.I$7];20*[.I$4] &lt; [.$U$4]);&quot;&quot;;[.I$4]/[.$U14])">
            <text:p/>
          </table:table-cell>
          <table:table-cell table:formula="of:=IF(OR(ROW()-9 &gt; [.J$7];20*[.J$4] &lt; [.$U$4]);&quot;&quot;;[.J$4]/[.$U14])">
            <text:p/>
          </table:table-cell>
          <table:table-cell table:formula="of:=IF(OR(ROW()-9 &gt; [.K$7];20*[.K$4] &lt; [.$U$4]);&quot;&quot;;[.K$4]/[.$U14])">
            <text:p/>
          </table:table-cell>
          <table:table-cell table:formula="of:=IF(OR(ROW()-9 &gt; [.L$7];20*[.L$4] &lt; [.$U$4]);&quot;&quot;;[.L$4]/[.$U14])">
            <text:p/>
          </table:table-cell>
          <table:table-cell table:formula="of:=IF(OR(ROW()-9 &gt; [.M$7];20*[.M$4] &lt; [.$U$4]);&quot;&quot;;[.M$4]/[.$U14])">
            <text:p/>
          </table:table-cell>
          <table:table-cell table:formula="of:=IF(OR(ROW()-9 &gt; [.N$7];20*[.N$4] &lt; [.$U$4]);&quot;&quot;;[.N$4]/[.$U14])">
            <text:p/>
          </table:table-cell>
          <table:table-cell table:formula="of:=IF(OR(ROW()-9 &gt; [.O$7];20*[.O$4] &lt; [.$U$4]);&quot;&quot;;[.O$4]/[.$U14])">
            <text:p/>
          </table:table-cell>
          <table:table-cell table:formula="of:=IF(OR(ROW()-9 &gt; [.P$7];20*[.P$4] &lt; [.$U$4]);&quot;&quot;;[.P$4]/[.$U14])">
            <text:p/>
          </table:table-cell>
          <table:table-cell table:formula="of:=IF(OR(ROW()-9 &gt; [.Q$7];20*[.Q$4] &lt; [.$U$4]);&quot;&quot;;[.Q$4]/[.$U14])">
            <text:p/>
          </table:table-cell>
          <table:table-cell table:formula="of:=IF(OR(ROW()-9 &gt; [.R$7];20*[.R$4] &lt; [.$U$4]);&quot;&quot;;[.R$4]/[.$U14])">
            <text:p/>
          </table:table-cell>
          <table:table-cell table:formula="of:=IF(OR(ROW()-9 &gt; [.S$7];20*[.S$4] &lt; [.$U$4]);&quot;&quot;;[.S$4]/[.$U14])">
            <text:p/>
          </table:table-cell>
          <table:table-cell table:formula="of:=IF(OR(ROW()-9 &gt; [.T$7];20*[.T$4] &lt; [.$U$4]);&quot;&quot;;[.T$4]/[.$U14])">
            <text:p/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table:formula="of:=IF(OR(ROW()-9 &gt; [.A$7];20*[.A$4] &lt; [.$U$4]);&quot;&quot;;[.A$4]/[.$U15])">
            <text:p/>
          </table:table-cell>
          <table:table-cell table:formula="of:=IF(OR(ROW()-9 &gt; [.B$7];20*[.B$4] &lt; [.$U$4]);&quot;&quot;;[.B$4]/[.$U15])">
            <text:p/>
          </table:table-cell>
          <table:table-cell table:formula="of:=IF(OR(ROW()-9 &gt; [.C$7];20*[.C$4] &lt; [.$U$4]);&quot;&quot;;[.C$4]/[.$U15])">
            <text:p/>
          </table:table-cell>
          <table:table-cell table:formula="of:=IF(OR(ROW()-9 &gt; [.D$7];20*[.D$4] &lt; [.$U$4]);&quot;&quot;;[.D$4]/[.$U15])">
            <text:p/>
          </table:table-cell>
          <table:table-cell table:formula="of:=IF(OR(ROW()-9 &gt; [.E$7];20*[.E$4] &lt; [.$U$4]);&quot;&quot;;[.E$4]/[.$U15])">
            <text:p/>
          </table:table-cell>
          <table:table-cell table:formula="of:=IF(OR(ROW()-9 &gt; [.F$7];20*[.F$4] &lt; [.$U$4]);&quot;&quot;;[.F$4]/[.$U15])">
            <text:p/>
          </table:table-cell>
          <table:table-cell table:formula="of:=IF(OR(ROW()-9 &gt; [.G$7];20*[.G$4] &lt; [.$U$4]);&quot;&quot;;[.G$4]/[.$U15])">
            <text:p/>
          </table:table-cell>
          <table:table-cell table:formula="of:=IF(OR(ROW()-9 &gt; [.H$7];20*[.H$4] &lt; [.$U$4]);&quot;&quot;;[.H$4]/[.$U15])">
            <text:p/>
          </table:table-cell>
          <table:table-cell table:formula="of:=IF(OR(ROW()-9 &gt; [.I$7];20*[.I$4] &lt; [.$U$4]);&quot;&quot;;[.I$4]/[.$U15])">
            <text:p/>
          </table:table-cell>
          <table:table-cell table:formula="of:=IF(OR(ROW()-9 &gt; [.J$7];20*[.J$4] &lt; [.$U$4]);&quot;&quot;;[.J$4]/[.$U15])">
            <text:p/>
          </table:table-cell>
          <table:table-cell table:formula="of:=IF(OR(ROW()-9 &gt; [.K$7];20*[.K$4] &lt; [.$U$4]);&quot;&quot;;[.K$4]/[.$U15])">
            <text:p/>
          </table:table-cell>
          <table:table-cell table:formula="of:=IF(OR(ROW()-9 &gt; [.L$7];20*[.L$4] &lt; [.$U$4]);&quot;&quot;;[.L$4]/[.$U15])">
            <text:p/>
          </table:table-cell>
          <table:table-cell table:formula="of:=IF(OR(ROW()-9 &gt; [.M$7];20*[.M$4] &lt; [.$U$4]);&quot;&quot;;[.M$4]/[.$U15])">
            <text:p/>
          </table:table-cell>
          <table:table-cell table:formula="of:=IF(OR(ROW()-9 &gt; [.N$7];20*[.N$4] &lt; [.$U$4]);&quot;&quot;;[.N$4]/[.$U15])">
            <text:p/>
          </table:table-cell>
          <table:table-cell table:formula="of:=IF(OR(ROW()-9 &gt; [.O$7];20*[.O$4] &lt; [.$U$4]);&quot;&quot;;[.O$4]/[.$U15])">
            <text:p/>
          </table:table-cell>
          <table:table-cell table:formula="of:=IF(OR(ROW()-9 &gt; [.P$7];20*[.P$4] &lt; [.$U$4]);&quot;&quot;;[.P$4]/[.$U15])">
            <text:p/>
          </table:table-cell>
          <table:table-cell table:formula="of:=IF(OR(ROW()-9 &gt; [.Q$7];20*[.Q$4] &lt; [.$U$4]);&quot;&quot;;[.Q$4]/[.$U15])">
            <text:p/>
          </table:table-cell>
          <table:table-cell table:formula="of:=IF(OR(ROW()-9 &gt; [.R$7];20*[.R$4] &lt; [.$U$4]);&quot;&quot;;[.R$4]/[.$U15])">
            <text:p/>
          </table:table-cell>
          <table:table-cell table:formula="of:=IF(OR(ROW()-9 &gt; [.S$7];20*[.S$4] &lt; [.$U$4]);&quot;&quot;;[.S$4]/[.$U15])">
            <text:p/>
          </table:table-cell>
          <table:table-cell table:formula="of:=IF(OR(ROW()-9 &gt; [.T$7];20*[.T$4] &lt; [.$U$4]);&quot;&quot;;[.T$4]/[.$U15])">
            <text:p/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8">
          <table:table-cell table:formula="of:=IF(OR(ROW()-9 &gt; [.A$7];20*[.A$4] &lt; [.$U$4]);&quot;&quot;;[.A$4]/[.$U16])">
            <text:p/>
          </table:table-cell>
          <table:table-cell table:formula="of:=IF(OR(ROW()-9 &gt; [.B$7];20*[.B$4] &lt; [.$U$4]);&quot;&quot;;[.B$4]/[.$U16])">
            <text:p/>
          </table:table-cell>
          <table:table-cell table:formula="of:=IF(OR(ROW()-9 &gt; [.C$7];20*[.C$4] &lt; [.$U$4]);&quot;&quot;;[.C$4]/[.$U16])">
            <text:p/>
          </table:table-cell>
          <table:table-cell table:formula="of:=IF(OR(ROW()-9 &gt; [.D$7];20*[.D$4] &lt; [.$U$4]);&quot;&quot;;[.D$4]/[.$U16])">
            <text:p/>
          </table:table-cell>
          <table:table-cell table:formula="of:=IF(OR(ROW()-9 &gt; [.E$7];20*[.E$4] &lt; [.$U$4]);&quot;&quot;;[.E$4]/[.$U16])">
            <text:p/>
          </table:table-cell>
          <table:table-cell table:formula="of:=IF(OR(ROW()-9 &gt; [.F$7];20*[.F$4] &lt; [.$U$4]);&quot;&quot;;[.F$4]/[.$U16])">
            <text:p/>
          </table:table-cell>
          <table:table-cell table:formula="of:=IF(OR(ROW()-9 &gt; [.G$7];20*[.G$4] &lt; [.$U$4]);&quot;&quot;;[.G$4]/[.$U16])">
            <text:p/>
          </table:table-cell>
          <table:table-cell table:formula="of:=IF(OR(ROW()-9 &gt; [.H$7];20*[.H$4] &lt; [.$U$4]);&quot;&quot;;[.H$4]/[.$U16])">
            <text:p/>
          </table:table-cell>
          <table:table-cell table:formula="of:=IF(OR(ROW()-9 &gt; [.I$7];20*[.I$4] &lt; [.$U$4]);&quot;&quot;;[.I$4]/[.$U16])">
            <text:p/>
          </table:table-cell>
          <table:table-cell table:formula="of:=IF(OR(ROW()-9 &gt; [.J$7];20*[.J$4] &lt; [.$U$4]);&quot;&quot;;[.J$4]/[.$U16])">
            <text:p/>
          </table:table-cell>
          <table:table-cell table:formula="of:=IF(OR(ROW()-9 &gt; [.K$7];20*[.K$4] &lt; [.$U$4]);&quot;&quot;;[.K$4]/[.$U16])">
            <text:p/>
          </table:table-cell>
          <table:table-cell table:formula="of:=IF(OR(ROW()-9 &gt; [.L$7];20*[.L$4] &lt; [.$U$4]);&quot;&quot;;[.L$4]/[.$U16])">
            <text:p/>
          </table:table-cell>
          <table:table-cell table:formula="of:=IF(OR(ROW()-9 &gt; [.M$7];20*[.M$4] &lt; [.$U$4]);&quot;&quot;;[.M$4]/[.$U16])">
            <text:p/>
          </table:table-cell>
          <table:table-cell table:formula="of:=IF(OR(ROW()-9 &gt; [.N$7];20*[.N$4] &lt; [.$U$4]);&quot;&quot;;[.N$4]/[.$U16])">
            <text:p/>
          </table:table-cell>
          <table:table-cell table:formula="of:=IF(OR(ROW()-9 &gt; [.O$7];20*[.O$4] &lt; [.$U$4]);&quot;&quot;;[.O$4]/[.$U16])">
            <text:p/>
          </table:table-cell>
          <table:table-cell table:formula="of:=IF(OR(ROW()-9 &gt; [.P$7];20*[.P$4] &lt; [.$U$4]);&quot;&quot;;[.P$4]/[.$U16])">
            <text:p/>
          </table:table-cell>
          <table:table-cell table:formula="of:=IF(OR(ROW()-9 &gt; [.Q$7];20*[.Q$4] &lt; [.$U$4]);&quot;&quot;;[.Q$4]/[.$U16])">
            <text:p/>
          </table:table-cell>
          <table:table-cell table:formula="of:=IF(OR(ROW()-9 &gt; [.R$7];20*[.R$4] &lt; [.$U$4]);&quot;&quot;;[.R$4]/[.$U16])">
            <text:p/>
          </table:table-cell>
          <table:table-cell table:formula="of:=IF(OR(ROW()-9 &gt; [.S$7];20*[.S$4] &lt; [.$U$4]);&quot;&quot;;[.S$4]/[.$U16])">
            <text:p/>
          </table:table-cell>
          <table:table-cell table:formula="of:=IF(OR(ROW()-9 &gt; [.T$7];20*[.T$4] &lt; [.$U$4]);&quot;&quot;;[.T$4]/[.$U16])">
            <text:p/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8">
          <table:table-cell table:formula="of:=IF(OR(ROW()-9 &gt; [.A$7];20*[.A$4] &lt; [.$U$4]);&quot;&quot;;[.A$4]/[.$U17])">
            <text:p/>
          </table:table-cell>
          <table:table-cell table:formula="of:=IF(OR(ROW()-9 &gt; [.B$7];20*[.B$4] &lt; [.$U$4]);&quot;&quot;;[.B$4]/[.$U17])">
            <text:p/>
          </table:table-cell>
          <table:table-cell table:formula="of:=IF(OR(ROW()-9 &gt; [.C$7];20*[.C$4] &lt; [.$U$4]);&quot;&quot;;[.C$4]/[.$U17])">
            <text:p/>
          </table:table-cell>
          <table:table-cell table:formula="of:=IF(OR(ROW()-9 &gt; [.D$7];20*[.D$4] &lt; [.$U$4]);&quot;&quot;;[.D$4]/[.$U17])">
            <text:p/>
          </table:table-cell>
          <table:table-cell table:formula="of:=IF(OR(ROW()-9 &gt; [.E$7];20*[.E$4] &lt; [.$U$4]);&quot;&quot;;[.E$4]/[.$U17])">
            <text:p/>
          </table:table-cell>
          <table:table-cell table:formula="of:=IF(OR(ROW()-9 &gt; [.F$7];20*[.F$4] &lt; [.$U$4]);&quot;&quot;;[.F$4]/[.$U17])">
            <text:p/>
          </table:table-cell>
          <table:table-cell table:formula="of:=IF(OR(ROW()-9 &gt; [.G$7];20*[.G$4] &lt; [.$U$4]);&quot;&quot;;[.G$4]/[.$U17])">
            <text:p/>
          </table:table-cell>
          <table:table-cell table:formula="of:=IF(OR(ROW()-9 &gt; [.H$7];20*[.H$4] &lt; [.$U$4]);&quot;&quot;;[.H$4]/[.$U17])">
            <text:p/>
          </table:table-cell>
          <table:table-cell table:formula="of:=IF(OR(ROW()-9 &gt; [.I$7];20*[.I$4] &lt; [.$U$4]);&quot;&quot;;[.I$4]/[.$U17])">
            <text:p/>
          </table:table-cell>
          <table:table-cell table:formula="of:=IF(OR(ROW()-9 &gt; [.J$7];20*[.J$4] &lt; [.$U$4]);&quot;&quot;;[.J$4]/[.$U17])">
            <text:p/>
          </table:table-cell>
          <table:table-cell table:formula="of:=IF(OR(ROW()-9 &gt; [.K$7];20*[.K$4] &lt; [.$U$4]);&quot;&quot;;[.K$4]/[.$U17])">
            <text:p/>
          </table:table-cell>
          <table:table-cell table:formula="of:=IF(OR(ROW()-9 &gt; [.L$7];20*[.L$4] &lt; [.$U$4]);&quot;&quot;;[.L$4]/[.$U17])">
            <text:p/>
          </table:table-cell>
          <table:table-cell table:formula="of:=IF(OR(ROW()-9 &gt; [.M$7];20*[.M$4] &lt; [.$U$4]);&quot;&quot;;[.M$4]/[.$U17])">
            <text:p/>
          </table:table-cell>
          <table:table-cell table:formula="of:=IF(OR(ROW()-9 &gt; [.N$7];20*[.N$4] &lt; [.$U$4]);&quot;&quot;;[.N$4]/[.$U17])">
            <text:p/>
          </table:table-cell>
          <table:table-cell table:formula="of:=IF(OR(ROW()-9 &gt; [.O$7];20*[.O$4] &lt; [.$U$4]);&quot;&quot;;[.O$4]/[.$U17])">
            <text:p/>
          </table:table-cell>
          <table:table-cell table:formula="of:=IF(OR(ROW()-9 &gt; [.P$7];20*[.P$4] &lt; [.$U$4]);&quot;&quot;;[.P$4]/[.$U17])">
            <text:p/>
          </table:table-cell>
          <table:table-cell table:formula="of:=IF(OR(ROW()-9 &gt; [.Q$7];20*[.Q$4] &lt; [.$U$4]);&quot;&quot;;[.Q$4]/[.$U17])">
            <text:p/>
          </table:table-cell>
          <table:table-cell table:formula="of:=IF(OR(ROW()-9 &gt; [.R$7];20*[.R$4] &lt; [.$U$4]);&quot;&quot;;[.R$4]/[.$U17])">
            <text:p/>
          </table:table-cell>
          <table:table-cell table:formula="of:=IF(OR(ROW()-9 &gt; [.S$7];20*[.S$4] &lt; [.$U$4]);&quot;&quot;;[.S$4]/[.$U17])">
            <text:p/>
          </table:table-cell>
          <table:table-cell table:formula="of:=IF(OR(ROW()-9 &gt; [.T$7];20*[.T$4] &lt; [.$U$4]);&quot;&quot;;[.T$4]/[.$U17])">
            <text:p/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8">
          <table:table-cell table:formula="of:=IF(OR(ROW()-9 &gt; [.A$7];20*[.A$4] &lt; [.$U$4]);&quot;&quot;;[.A$4]/[.$U18])">
            <text:p/>
          </table:table-cell>
          <table:table-cell table:formula="of:=IF(OR(ROW()-9 &gt; [.B$7];20*[.B$4] &lt; [.$U$4]);&quot;&quot;;[.B$4]/[.$U18])">
            <text:p/>
          </table:table-cell>
          <table:table-cell table:formula="of:=IF(OR(ROW()-9 &gt; [.C$7];20*[.C$4] &lt; [.$U$4]);&quot;&quot;;[.C$4]/[.$U18])">
            <text:p/>
          </table:table-cell>
          <table:table-cell table:formula="of:=IF(OR(ROW()-9 &gt; [.D$7];20*[.D$4] &lt; [.$U$4]);&quot;&quot;;[.D$4]/[.$U18])">
            <text:p/>
          </table:table-cell>
          <table:table-cell table:formula="of:=IF(OR(ROW()-9 &gt; [.E$7];20*[.E$4] &lt; [.$U$4]);&quot;&quot;;[.E$4]/[.$U18])">
            <text:p/>
          </table:table-cell>
          <table:table-cell table:formula="of:=IF(OR(ROW()-9 &gt; [.F$7];20*[.F$4] &lt; [.$U$4]);&quot;&quot;;[.F$4]/[.$U18])">
            <text:p/>
          </table:table-cell>
          <table:table-cell table:formula="of:=IF(OR(ROW()-9 &gt; [.G$7];20*[.G$4] &lt; [.$U$4]);&quot;&quot;;[.G$4]/[.$U18])">
            <text:p/>
          </table:table-cell>
          <table:table-cell table:formula="of:=IF(OR(ROW()-9 &gt; [.H$7];20*[.H$4] &lt; [.$U$4]);&quot;&quot;;[.H$4]/[.$U18])">
            <text:p/>
          </table:table-cell>
          <table:table-cell table:formula="of:=IF(OR(ROW()-9 &gt; [.I$7];20*[.I$4] &lt; [.$U$4]);&quot;&quot;;[.I$4]/[.$U18])">
            <text:p/>
          </table:table-cell>
          <table:table-cell table:formula="of:=IF(OR(ROW()-9 &gt; [.J$7];20*[.J$4] &lt; [.$U$4]);&quot;&quot;;[.J$4]/[.$U18])">
            <text:p/>
          </table:table-cell>
          <table:table-cell table:formula="of:=IF(OR(ROW()-9 &gt; [.K$7];20*[.K$4] &lt; [.$U$4]);&quot;&quot;;[.K$4]/[.$U18])">
            <text:p/>
          </table:table-cell>
          <table:table-cell table:formula="of:=IF(OR(ROW()-9 &gt; [.L$7];20*[.L$4] &lt; [.$U$4]);&quot;&quot;;[.L$4]/[.$U18])">
            <text:p/>
          </table:table-cell>
          <table:table-cell table:formula="of:=IF(OR(ROW()-9 &gt; [.M$7];20*[.M$4] &lt; [.$U$4]);&quot;&quot;;[.M$4]/[.$U18])">
            <text:p/>
          </table:table-cell>
          <table:table-cell table:formula="of:=IF(OR(ROW()-9 &gt; [.N$7];20*[.N$4] &lt; [.$U$4]);&quot;&quot;;[.N$4]/[.$U18])">
            <text:p/>
          </table:table-cell>
          <table:table-cell table:formula="of:=IF(OR(ROW()-9 &gt; [.O$7];20*[.O$4] &lt; [.$U$4]);&quot;&quot;;[.O$4]/[.$U18])">
            <text:p/>
          </table:table-cell>
          <table:table-cell table:formula="of:=IF(OR(ROW()-9 &gt; [.P$7];20*[.P$4] &lt; [.$U$4]);&quot;&quot;;[.P$4]/[.$U18])">
            <text:p/>
          </table:table-cell>
          <table:table-cell table:formula="of:=IF(OR(ROW()-9 &gt; [.Q$7];20*[.Q$4] &lt; [.$U$4]);&quot;&quot;;[.Q$4]/[.$U18])">
            <text:p/>
          </table:table-cell>
          <table:table-cell table:formula="of:=IF(OR(ROW()-9 &gt; [.R$7];20*[.R$4] &lt; [.$U$4]);&quot;&quot;;[.R$4]/[.$U18])">
            <text:p/>
          </table:table-cell>
          <table:table-cell table:formula="of:=IF(OR(ROW()-9 &gt; [.S$7];20*[.S$4] &lt; [.$U$4]);&quot;&quot;;[.S$4]/[.$U18])">
            <text:p/>
          </table:table-cell>
          <table:table-cell table:formula="of:=IF(OR(ROW()-9 &gt; [.T$7];20*[.T$4] &lt; [.$U$4]);&quot;&quot;;[.T$4]/[.$U18])">
            <text:p/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8">
          <table:table-cell table:formula="of:=IF(OR(ROW()-9 &gt; [.A$7];20*[.A$4] &lt; [.$U$4]);&quot;&quot;;[.A$4]/[.$U19])">
            <text:p/>
          </table:table-cell>
          <table:table-cell table:formula="of:=IF(OR(ROW()-9 &gt; [.B$7];20*[.B$4] &lt; [.$U$4]);&quot;&quot;;[.B$4]/[.$U19])">
            <text:p/>
          </table:table-cell>
          <table:table-cell table:formula="of:=IF(OR(ROW()-9 &gt; [.C$7];20*[.C$4] &lt; [.$U$4]);&quot;&quot;;[.C$4]/[.$U19])">
            <text:p/>
          </table:table-cell>
          <table:table-cell table:formula="of:=IF(OR(ROW()-9 &gt; [.D$7];20*[.D$4] &lt; [.$U$4]);&quot;&quot;;[.D$4]/[.$U19])">
            <text:p/>
          </table:table-cell>
          <table:table-cell table:formula="of:=IF(OR(ROW()-9 &gt; [.E$7];20*[.E$4] &lt; [.$U$4]);&quot;&quot;;[.E$4]/[.$U19])">
            <text:p/>
          </table:table-cell>
          <table:table-cell table:formula="of:=IF(OR(ROW()-9 &gt; [.F$7];20*[.F$4] &lt; [.$U$4]);&quot;&quot;;[.F$4]/[.$U19])">
            <text:p/>
          </table:table-cell>
          <table:table-cell table:formula="of:=IF(OR(ROW()-9 &gt; [.G$7];20*[.G$4] &lt; [.$U$4]);&quot;&quot;;[.G$4]/[.$U19])">
            <text:p/>
          </table:table-cell>
          <table:table-cell table:formula="of:=IF(OR(ROW()-9 &gt; [.H$7];20*[.H$4] &lt; [.$U$4]);&quot;&quot;;[.H$4]/[.$U19])">
            <text:p/>
          </table:table-cell>
          <table:table-cell table:formula="of:=IF(OR(ROW()-9 &gt; [.I$7];20*[.I$4] &lt; [.$U$4]);&quot;&quot;;[.I$4]/[.$U19])">
            <text:p/>
          </table:table-cell>
          <table:table-cell table:formula="of:=IF(OR(ROW()-9 &gt; [.J$7];20*[.J$4] &lt; [.$U$4]);&quot;&quot;;[.J$4]/[.$U19])">
            <text:p/>
          </table:table-cell>
          <table:table-cell table:formula="of:=IF(OR(ROW()-9 &gt; [.K$7];20*[.K$4] &lt; [.$U$4]);&quot;&quot;;[.K$4]/[.$U19])">
            <text:p/>
          </table:table-cell>
          <table:table-cell table:formula="of:=IF(OR(ROW()-9 &gt; [.L$7];20*[.L$4] &lt; [.$U$4]);&quot;&quot;;[.L$4]/[.$U19])">
            <text:p/>
          </table:table-cell>
          <table:table-cell table:formula="of:=IF(OR(ROW()-9 &gt; [.M$7];20*[.M$4] &lt; [.$U$4]);&quot;&quot;;[.M$4]/[.$U19])">
            <text:p/>
          </table:table-cell>
          <table:table-cell table:formula="of:=IF(OR(ROW()-9 &gt; [.N$7];20*[.N$4] &lt; [.$U$4]);&quot;&quot;;[.N$4]/[.$U19])">
            <text:p/>
          </table:table-cell>
          <table:table-cell table:formula="of:=IF(OR(ROW()-9 &gt; [.O$7];20*[.O$4] &lt; [.$U$4]);&quot;&quot;;[.O$4]/[.$U19])">
            <text:p/>
          </table:table-cell>
          <table:table-cell table:formula="of:=IF(OR(ROW()-9 &gt; [.P$7];20*[.P$4] &lt; [.$U$4]);&quot;&quot;;[.P$4]/[.$U19])">
            <text:p/>
          </table:table-cell>
          <table:table-cell table:formula="of:=IF(OR(ROW()-9 &gt; [.Q$7];20*[.Q$4] &lt; [.$U$4]);&quot;&quot;;[.Q$4]/[.$U19])">
            <text:p/>
          </table:table-cell>
          <table:table-cell table:formula="of:=IF(OR(ROW()-9 &gt; [.R$7];20*[.R$4] &lt; [.$U$4]);&quot;&quot;;[.R$4]/[.$U19])">
            <text:p/>
          </table:table-cell>
          <table:table-cell table:formula="of:=IF(OR(ROW()-9 &gt; [.S$7];20*[.S$4] &lt; [.$U$4]);&quot;&quot;;[.S$4]/[.$U19])">
            <text:p/>
          </table:table-cell>
          <table:table-cell table:formula="of:=IF(OR(ROW()-9 &gt; [.T$7];20*[.T$4] &lt; [.$U$4]);&quot;&quot;;[.T$4]/[.$U19])">
            <text:p/>
          </table:table-cell>
          <table:table-cell office:value-type="float" office:value="10" calcext:value-type="float">
            <text:p>10</text:p>
          </table:table-cell>
          <table:table-cell/>
        </table:table-row>
        <calcext:conditional-formats>
          <calcext:conditional-format calcext:target-range-address="DistrictB.I2:DistrictB.T7 DistrictB.A2:DistrictB.A2 DistrictB.A7:DistrictB.A7 DistrictB.A5:DistrictB.A5 DistrictB.B2:DistrictB.H3 DistrictB.B5:DistrictB.H7">
            <calcext:condition calcext:apply-style-name="Grisé" calcext:value="formula-is(ISEVEN(COLUMN()))" calcext:base-cell-address="DistrictB.A2"/>
          </calcext:conditional-format>
          <calcext:conditional-format calcext:target-range-address="DistrictB.A10:DistrictB.T19">
            <calcext:condition calcext:apply-style-name="Quotient utile" calcext:value="&gt;[.$U$9]" calcext:base-cell-address="DistrictB.A10"/>
            <calcext:condition calcext:apply-style-name="Quotient utile dernier" calcext:value="=[.$U$9]" calcext:base-cell-address="DistrictB.A10"/>
          </calcext:conditional-format>
          <calcext:conditional-format calcext:target-range-address="DistrictB.A6:DistrictB.A6">
            <calcext:condition calcext:apply-style-name="Grisé" calcext:value="formula-is(ISEVEN(COLUMN()))" calcext:base-cell-address="DistrictB.A6"/>
          </calcext:conditional-format>
          <calcext:conditional-format calcext:target-range-address="DistrictB.A4:DistrictB.H4">
            <calcext:condition calcext:apply-style-name="Grisé" calcext:value="formula-is(ISEVEN(COLUMN()))" calcext:base-cell-address="DistrictB.A4"/>
          </calcext:conditional-format>
        </calcext:conditional-formats>
      </table:table>
      <table:table table:name="DistrictC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" table:number-columns-repeated="20" table:default-cell-style-name="ce69"/>
        <table:table-column table:style-name="co4" table:number-columns-repeated="2" table:default-cell-style-name="ce20"/>
        <table:table-row table:style-name="ro9">
          <table:table-cell table:style-name="ce32" office:value-type="string" calcext:value-type="string" table:number-columns-spanned="20" table:number-rows-spanned="1">
            <text:p>District C</text:p>
          </table:table-cell>
          <table:covered-table-cell table:number-columns-repeated="19" table:style-name="ce20"/>
          <table:table-cell table:style-name="ce47"/>
          <table:table-cell table:style-name="ce51" office:value-type="string" calcext:value-type="string">
            <text:p>Nb zetels</text:p>
          </table:table-cell>
        </table:table-row>
        <table:table-row table:style-name="ro10">
          <table:table-cell table:style-name="ce64" table:number-matrix-columns-spanned="20" table:number-matrix-rows-spanned="1" table:formula="of:=TRANSPOSE([$Resultaten.A6:.A25])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70" office:value-type="float" office:value="0" calcext:value-type="float">
            <text:p/>
          </table:table-cell>
          <table:table-cell table:style-name="ce48" office:value-type="string" calcext:value-type="string" table:number-columns-spanned="2" table:number-rows-spanned="1">
            <text:p>Partijen</text:p>
          </table:table-cell>
          <table:covered-table-cell/>
        </table:table-row>
        <table:table-row table:style-name="ro11">
          <table:table-cell table:style-name="ce34" office:value-type="string" calcext:value-type="string" table:number-columns-spanned="20" table:number-rows-spanned="1">
            <text:p>Door de partijen gehaalde stemmen in het district.</text:p>
          </table:table-cell>
          <table:covered-table-cell table:number-columns-repeated="19" table:style-name="ce71"/>
          <table:table-cell table:style-name="ce49"/>
          <table:table-cell/>
        </table:table-row>
        <table:table-row table:style-name="ro2">
          <table:table-cell table:style-name="ce65" table:number-columns-repeated="8"/>
          <table:table-cell table:number-columns-repeated="12" table:style-name="ce74" office:value-type="float" office:value="0" calcext:value-type="float">
            <text:p/>
          </table:table-cell>
          <table:table-cell table:style-name="ce50" table:formula="of:=SUM([.A4:.T4])" office:value-type="float" office:value="0" calcext:value-type="float">
            <text:p>0</text:p>
          </table:table-cell>
          <table:table-cell table:style-name="ce51" office:value-type="string" calcext:value-type="string">
            <text:p>Nb stemmen</text:p>
          </table:table-cell>
        </table:table-row>
        <table:table-row table:style-name="ro2">
          <table:table-cell table:style-name="ce66" table:formula="of:=IF([.A4]*[.$U4]=0;&quot;&quot;;[.A4]/[.$U4])">
            <text:p/>
          </table:table-cell>
          <table:table-cell table:style-name="ce66" table:formula="of:=IF([.B4]*[.$U4]=0;&quot;&quot;;[.B4]/[.$U4])">
            <text:p/>
          </table:table-cell>
          <table:table-cell table:style-name="ce66" table:formula="of:=IF([.C4]*[.$U4]=0;&quot;&quot;;[.C4]/[.$U4])">
            <text:p/>
          </table:table-cell>
          <table:table-cell table:style-name="ce66" table:formula="of:=IF([.D4]*[.$U4]=0;&quot;&quot;;[.D4]/[.$U4])">
            <text:p/>
          </table:table-cell>
          <table:table-cell table:style-name="ce66" table:formula="of:=IF([.E4]*[.$U4]=0;&quot;&quot;;[.E4]/[.$U4])">
            <text:p/>
          </table:table-cell>
          <table:table-cell table:style-name="ce66" table:formula="of:=IF([.F4]*[.$U4]=0;&quot;&quot;;[.F4]/[.$U4])">
            <text:p/>
          </table:table-cell>
          <table:table-cell table:style-name="ce66" table:formula="of:=IF([.G4]*[.$U4]=0;&quot;&quot;;[.G4]/[.$U4])">
            <text:p/>
          </table:table-cell>
          <table:table-cell table:style-name="ce66" table:formula="of:=IF([.H4]*[.$U4]=0;&quot;&quot;;[.H4]/[.$U4])">
            <text:p/>
          </table:table-cell>
          <table:table-cell table:style-name="ce66" table:formula="of:=IF([.I4]*[.$U4]=0;&quot;&quot;;[.I4]/[.$U4])">
            <text:p/>
          </table:table-cell>
          <table:table-cell table:style-name="ce66" table:formula="of:=IF([.J4]*[.$U4]=0;&quot;&quot;;[.J4]/[.$U4])">
            <text:p/>
          </table:table-cell>
          <table:table-cell table:style-name="ce66" table:formula="of:=IF([.K4]*[.$U4]=0;&quot;&quot;;[.K4]/[.$U4])">
            <text:p/>
          </table:table-cell>
          <table:table-cell table:style-name="ce66" table:formula="of:=IF([.L4]*[.$U4]=0;&quot;&quot;;[.L4]/[.$U4])">
            <text:p/>
          </table:table-cell>
          <table:table-cell table:style-name="ce66" table:formula="of:=IF([.M4]*[.$U4]=0;&quot;&quot;;[.M4]/[.$U4])">
            <text:p/>
          </table:table-cell>
          <table:table-cell table:style-name="ce66" table:formula="of:=IF([.N4]*[.$U4]=0;&quot;&quot;;[.N4]/[.$U4])">
            <text:p/>
          </table:table-cell>
          <table:table-cell table:style-name="ce66" table:formula="of:=IF([.O4]*[.$U4]=0;&quot;&quot;;[.O4]/[.$U4])">
            <text:p/>
          </table:table-cell>
          <table:table-cell table:style-name="ce66" table:formula="of:=IF([.P4]*[.$U4]=0;&quot;&quot;;[.P4]/[.$U4])">
            <text:p/>
          </table:table-cell>
          <table:table-cell table:style-name="ce66" table:formula="of:=IF([.Q4]*[.$U4]=0;&quot;&quot;;[.Q4]/[.$U4])">
            <text:p/>
          </table:table-cell>
          <table:table-cell table:style-name="ce66" table:formula="of:=IF([.R4]*[.$U4]=0;&quot;&quot;;[.R4]/[.$U4])">
            <text:p/>
          </table:table-cell>
          <table:table-cell table:style-name="ce66" table:formula="of:=IF([.S4]*[.$U4]=0;&quot;&quot;;[.S4]/[.$U4])">
            <text:p/>
          </table:table-cell>
          <table:table-cell table:style-name="ce66" table:formula="of:=IF([.T4]*[.$U4]=0;&quot;&quot;;[.T4]/[.$U4])">
            <text:p/>
          </table:table-cell>
          <table:table-cell table:style-name="ce2" office:value-type="string" calcext:value-type="string" table:number-columns-spanned="2" table:number-rows-spanned="1">
            <text:p>Pourcentage</text:p>
          </table:table-cell>
          <table:covered-table-cell/>
        </table:table-row>
        <table:table-row table:style-name="ro11">
          <table:table-cell table:style-name="ce67" office:value-type="string" calcext:value-type="string" table:number-columns-spanned="20" table:number-rows-spanned="1">
            <text:p>Zoveel kandidaten als het aantal zetels te verdelen. Wijzig voor onvolledige lijsten.</text:p>
          </table:table-cell>
          <table:covered-table-cell table:number-columns-repeated="19" table:style-name="ce72"/>
          <table:table-cell table:style-name="ce49"/>
          <table:table-cell/>
        </table:table-row>
        <table:table-row table:style-name="ro9">
          <table:table-cell table:style-name="ce68" table:formula="of:=IF([.A4];[.$U1];0)" office:value-type="float" office:value="0" calcext:value-type="float">
            <text:p/>
          </table:table-cell>
          <table:table-cell table:style-name="ce68" table:formula="of:=IF([.B4];[.$U1];0)" office:value-type="float" office:value="0" calcext:value-type="float">
            <text:p/>
          </table:table-cell>
          <table:table-cell table:style-name="ce68" table:formula="of:=IF([.C4];[.$U1];0)" office:value-type="float" office:value="0" calcext:value-type="float">
            <text:p/>
          </table:table-cell>
          <table:table-cell table:style-name="ce68" table:formula="of:=IF([.D4];[.$U1];0)" office:value-type="float" office:value="0" calcext:value-type="float">
            <text:p/>
          </table:table-cell>
          <table:table-cell table:style-name="ce73" table:formula="of:=IF([.E4];[.$U1];0)" office:value-type="float" office:value="0" calcext:value-type="float">
            <text:p>0</text:p>
          </table:table-cell>
          <table:table-cell table:style-name="ce73" table:formula="of:=IF([.F4];[.$U1];0)" office:value-type="float" office:value="0" calcext:value-type="float">
            <text:p>0</text:p>
          </table:table-cell>
          <table:table-cell table:style-name="ce73" table:formula="of:=IF([.G4];[.$U1];0)" office:value-type="float" office:value="0" calcext:value-type="float">
            <text:p>0</text:p>
          </table:table-cell>
          <table:table-cell table:style-name="ce73" table:formula="of:=IF([.H4];[.$U1];0)" office:value-type="float" office:value="0" calcext:value-type="float">
            <text:p>0</text:p>
          </table:table-cell>
          <table:table-cell table:style-name="ce73" table:formula="of:=IF([.I4];[.$U1];0)" office:value-type="float" office:value="0" calcext:value-type="float">
            <text:p>0</text:p>
          </table:table-cell>
          <table:table-cell table:style-name="ce73" table:formula="of:=IF([.J4];[.$U1];0)" office:value-type="float" office:value="0" calcext:value-type="float">
            <text:p>0</text:p>
          </table:table-cell>
          <table:table-cell table:style-name="ce73" table:formula="of:=IF([.K4];[.$U1];0)" office:value-type="float" office:value="0" calcext:value-type="float">
            <text:p>0</text:p>
          </table:table-cell>
          <table:table-cell table:style-name="ce73" table:formula="of:=IF([.L4];[.$U1];0)" office:value-type="float" office:value="0" calcext:value-type="float">
            <text:p>0</text:p>
          </table:table-cell>
          <table:table-cell table:style-name="ce73" table:formula="of:=IF([.M4];[.$U1];0)" office:value-type="float" office:value="0" calcext:value-type="float">
            <text:p>0</text:p>
          </table:table-cell>
          <table:table-cell table:style-name="ce73" table:formula="of:=IF([.N4];[.$U1];0)" office:value-type="float" office:value="0" calcext:value-type="float">
            <text:p>0</text:p>
          </table:table-cell>
          <table:table-cell table:style-name="ce73" table:formula="of:=IF([.O4];[.$U1];0)" office:value-type="float" office:value="0" calcext:value-type="float">
            <text:p>0</text:p>
          </table:table-cell>
          <table:table-cell table:style-name="ce73" table:formula="of:=IF([.P4];[.$U1];0)" office:value-type="float" office:value="0" calcext:value-type="float">
            <text:p>0</text:p>
          </table:table-cell>
          <table:table-cell table:style-name="ce73" table:formula="of:=IF([.Q4];[.$U1];0)" office:value-type="float" office:value="0" calcext:value-type="float">
            <text:p>0</text:p>
          </table:table-cell>
          <table:table-cell table:style-name="ce73" table:formula="of:=IF([.R4];[.$U1];0)" office:value-type="float" office:value="0" calcext:value-type="float">
            <text:p>0</text:p>
          </table:table-cell>
          <table:table-cell table:style-name="ce73" table:formula="of:=IF([.S4];[.$U1];0)" office:value-type="float" office:value="0" calcext:value-type="float">
            <text:p>0</text:p>
          </table:table-cell>
          <table:table-cell table:style-name="ce73" table:formula="of:=IF([.T4];[.$U1];0)"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Aantal kandidaten</text:p>
          </table:table-cell>
          <table:covered-table-cell/>
        </table:table-row>
        <table:table-row table:style-name="ro2">
          <table:table-cell table:style-name="ce39" table:formula="of:=COUNTIF([.A10:.A19];&quot;&gt;=&quot;&amp;[.$U$9])" office:value-type="float" office:value="0" calcext:value-type="float">
            <text:p/>
          </table:table-cell>
          <table:table-cell table:style-name="ce39" table:formula="of:=COUNTIF([.B10:.B19];&quot;&gt;=&quot;&amp;[.$U$9])" office:value-type="float" office:value="0" calcext:value-type="float">
            <text:p/>
          </table:table-cell>
          <table:table-cell table:style-name="ce39" table:formula="of:=COUNTIF([.C10:.C19];&quot;&gt;=&quot;&amp;[.$U$9])" office:value-type="float" office:value="0" calcext:value-type="float">
            <text:p/>
          </table:table-cell>
          <table:table-cell table:style-name="ce39" table:formula="of:=COUNTIF([.D10:.D19];&quot;&gt;=&quot;&amp;[.$U$9])" office:value-type="float" office:value="0" calcext:value-type="float">
            <text:p/>
          </table:table-cell>
          <table:table-cell table:style-name="ce39" table:formula="of:=COUNTIF([.E10:.E19];&quot;&gt;=&quot;&amp;[.$U$9])" office:value-type="float" office:value="0" calcext:value-type="float">
            <text:p/>
          </table:table-cell>
          <table:table-cell table:style-name="ce39" table:formula="of:=COUNTIF([.F10:.F19];&quot;&gt;=&quot;&amp;[.$U$9])" office:value-type="float" office:value="0" calcext:value-type="float">
            <text:p/>
          </table:table-cell>
          <table:table-cell table:style-name="ce39" table:formula="of:=COUNTIF([.G10:.G19];&quot;&gt;=&quot;&amp;[.$U$9])" office:value-type="float" office:value="0" calcext:value-type="float">
            <text:p/>
          </table:table-cell>
          <table:table-cell table:style-name="ce39" table:formula="of:=COUNTIF([.H10:.H19];&quot;&gt;=&quot;&amp;[.$U$9])" office:value-type="float" office:value="0" calcext:value-type="float">
            <text:p/>
          </table:table-cell>
          <table:table-cell table:style-name="ce39" table:formula="of:=COUNTIF([.I10:.I19];&quot;&gt;=&quot;&amp;[.$U$9])" office:value-type="float" office:value="0" calcext:value-type="float">
            <text:p/>
          </table:table-cell>
          <table:table-cell table:style-name="ce39" table:formula="of:=COUNTIF([.J10:.J19];&quot;&gt;=&quot;&amp;[.$U$9])" office:value-type="float" office:value="0" calcext:value-type="float">
            <text:p/>
          </table:table-cell>
          <table:table-cell table:style-name="ce39" table:formula="of:=COUNTIF([.K10:.K19];&quot;&gt;=&quot;&amp;[.$U$9])" office:value-type="float" office:value="0" calcext:value-type="float">
            <text:p/>
          </table:table-cell>
          <table:table-cell table:style-name="ce39" table:formula="of:=COUNTIF([.L10:.L19];&quot;&gt;=&quot;&amp;[.$U$9])" office:value-type="float" office:value="0" calcext:value-type="float">
            <text:p/>
          </table:table-cell>
          <table:table-cell table:style-name="ce39" table:formula="of:=COUNTIF([.M10:.M19];&quot;&gt;=&quot;&amp;[.$U$9])" office:value-type="float" office:value="0" calcext:value-type="float">
            <text:p/>
          </table:table-cell>
          <table:table-cell table:style-name="ce39" table:formula="of:=COUNTIF([.N10:.N19];&quot;&gt;=&quot;&amp;[.$U$9])" office:value-type="float" office:value="0" calcext:value-type="float">
            <text:p/>
          </table:table-cell>
          <table:table-cell table:style-name="ce39" table:formula="of:=COUNTIF([.O10:.O19];&quot;&gt;=&quot;&amp;[.$U$9])" office:value-type="float" office:value="0" calcext:value-type="float">
            <text:p/>
          </table:table-cell>
          <table:table-cell table:style-name="ce39" table:formula="of:=COUNTIF([.P10:.P19];&quot;&gt;=&quot;&amp;[.$U$9])" office:value-type="float" office:value="0" calcext:value-type="float">
            <text:p/>
          </table:table-cell>
          <table:table-cell table:style-name="ce39" table:formula="of:=COUNTIF([.Q10:.Q19];&quot;&gt;=&quot;&amp;[.$U$9])" office:value-type="float" office:value="0" calcext:value-type="float">
            <text:p/>
          </table:table-cell>
          <table:table-cell table:style-name="ce39" table:formula="of:=COUNTIF([.R10:.R19];&quot;&gt;=&quot;&amp;[.$U$9])" office:value-type="float" office:value="0" calcext:value-type="float">
            <text:p/>
          </table:table-cell>
          <table:table-cell table:style-name="ce39" table:formula="of:=COUNTIF([.S10:.S19];&quot;&gt;=&quot;&amp;[.$U$9])" office:value-type="float" office:value="0" calcext:value-type="float">
            <text:p/>
          </table:table-cell>
          <table:table-cell table:style-name="ce39" table:formula="of:=COUNTIF([.T10:.T19];&quot;&gt;=&quot;&amp;[.$U$9])" office:value-type="float" office:value="0" calcext:value-type="float">
            <text:p/>
          </table:table-cell>
          <table:table-cell table:style-name="ce50" table:formula="of:=SUM([.A8:.T8])" office:value-type="float" office:value="0" calcext:value-type="float">
            <text:p>0</text:p>
          </table:table-cell>
          <table:table-cell table:style-name="ce2" office:value-type="string" calcext:value-type="string">
            <text:p>Zetels</text:p>
          </table:table-cell>
        </table:table-row>
        <table:table-row table:style-name="ro2">
          <table:table-cell table:style-name="ce40" table:number-columns-repeated="20"/>
          <table:table-cell table:style-name="ce49" table:formula="of:=IF([.U1]*[.U4]=0;1;LARGE([.A10:.T19];[.U1]))" office:value-type="float" office:value="1" calcext:value-type="float">
            <text:p>1</text:p>
          </table:table-cell>
          <table:table-cell table:style-name="ce52" office:value-type="string" calcext:value-type="string">
            <text:p>Laatste qu.</text:p>
          </table:table-cell>
        </table:table-row>
        <table:table-row table:style-name="ro8">
          <table:table-cell table:formula="of:=IF(OR(ROW()-9 &gt; [.A$7];20*[.A$4] &lt; [.$U$4]);&quot;&quot;;[.A$4]/[.$U10])">
            <text:p/>
          </table:table-cell>
          <table:table-cell table:formula="of:=IF(OR(ROW()-9 &gt; [.B$7];20*[.B$4] &lt; [.$U$4]);&quot;&quot;;[.B$4]/[.$U10])">
            <text:p/>
          </table:table-cell>
          <table:table-cell table:formula="of:=IF(OR(ROW()-9 &gt; [.C$7];20*[.C$4] &lt; [.$U$4]);&quot;&quot;;[.C$4]/[.$U10])">
            <text:p/>
          </table:table-cell>
          <table:table-cell table:formula="of:=IF(OR(ROW()-9 &gt; [.D$7];20*[.D$4] &lt; [.$U$4]);&quot;&quot;;[.D$4]/[.$U10])">
            <text:p/>
          </table:table-cell>
          <table:table-cell table:formula="of:=IF(OR(ROW()-9 &gt; [.E$7];20*[.E$4] &lt; [.$U$4]);&quot;&quot;;[.E$4]/[.$U10])">
            <text:p/>
          </table:table-cell>
          <table:table-cell table:formula="of:=IF(OR(ROW()-9 &gt; [.F$7];20*[.F$4] &lt; [.$U$4]);&quot;&quot;;[.F$4]/[.$U10])">
            <text:p/>
          </table:table-cell>
          <table:table-cell table:formula="of:=IF(OR(ROW()-9 &gt; [.G$7];20*[.G$4] &lt; [.$U$4]);&quot;&quot;;[.G$4]/[.$U10])">
            <text:p/>
          </table:table-cell>
          <table:table-cell table:formula="of:=IF(OR(ROW()-9 &gt; [.H$7];20*[.H$4] &lt; [.$U$4]);&quot;&quot;;[.H$4]/[.$U10])">
            <text:p/>
          </table:table-cell>
          <table:table-cell table:formula="of:=IF(OR(ROW()-9 &gt; [.I$7];20*[.I$4] &lt; [.$U$4]);&quot;&quot;;[.I$4]/[.$U10])">
            <text:p/>
          </table:table-cell>
          <table:table-cell table:formula="of:=IF(OR(ROW()-9 &gt; [.J$7];20*[.J$4] &lt; [.$U$4]);&quot;&quot;;[.J$4]/[.$U10])">
            <text:p/>
          </table:table-cell>
          <table:table-cell table:formula="of:=IF(OR(ROW()-9 &gt; [.K$7];20*[.K$4] &lt; [.$U$4]);&quot;&quot;;[.K$4]/[.$U10])">
            <text:p/>
          </table:table-cell>
          <table:table-cell table:formula="of:=IF(OR(ROW()-9 &gt; [.L$7];20*[.L$4] &lt; [.$U$4]);&quot;&quot;;[.L$4]/[.$U10])">
            <text:p/>
          </table:table-cell>
          <table:table-cell table:formula="of:=IF(OR(ROW()-9 &gt; [.M$7];20*[.M$4] &lt; [.$U$4]);&quot;&quot;;[.M$4]/[.$U10])">
            <text:p/>
          </table:table-cell>
          <table:table-cell table:formula="of:=IF(OR(ROW()-9 &gt; [.N$7];20*[.N$4] &lt; [.$U$4]);&quot;&quot;;[.N$4]/[.$U10])">
            <text:p/>
          </table:table-cell>
          <table:table-cell table:formula="of:=IF(OR(ROW()-9 &gt; [.O$7];20*[.O$4] &lt; [.$U$4]);&quot;&quot;;[.O$4]/[.$U10])">
            <text:p/>
          </table:table-cell>
          <table:table-cell table:formula="of:=IF(OR(ROW()-9 &gt; [.P$7];20*[.P$4] &lt; [.$U$4]);&quot;&quot;;[.P$4]/[.$U10])">
            <text:p/>
          </table:table-cell>
          <table:table-cell table:formula="of:=IF(OR(ROW()-9 &gt; [.Q$7];20*[.Q$4] &lt; [.$U$4]);&quot;&quot;;[.Q$4]/[.$U10])">
            <text:p/>
          </table:table-cell>
          <table:table-cell table:formula="of:=IF(OR(ROW()-9 &gt; [.R$7];20*[.R$4] &lt; [.$U$4]);&quot;&quot;;[.R$4]/[.$U10])">
            <text:p/>
          </table:table-cell>
          <table:table-cell table:formula="of:=IF(OR(ROW()-9 &gt; [.S$7];20*[.S$4] &lt; [.$U$4]);&quot;&quot;;[.S$4]/[.$U10])">
            <text:p/>
          </table:table-cell>
          <table:table-cell table:formula="of:=IF(OR(ROW()-9 &gt; [.T$7];20*[.T$4] &lt; [.$U$4]);&quot;&quot;;[.T$4]/[.$U10])">
            <text:p/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formula="of:=IF(OR(ROW()-9 &gt; [.A$7];20*[.A$4] &lt; [.$U$4]);&quot;&quot;;[.A$4]/[.$U11])">
            <text:p/>
          </table:table-cell>
          <table:table-cell table:formula="of:=IF(OR(ROW()-9 &gt; [.B$7];20*[.B$4] &lt; [.$U$4]);&quot;&quot;;[.B$4]/[.$U11])">
            <text:p/>
          </table:table-cell>
          <table:table-cell table:formula="of:=IF(OR(ROW()-9 &gt; [.C$7];20*[.C$4] &lt; [.$U$4]);&quot;&quot;;[.C$4]/[.$U11])">
            <text:p/>
          </table:table-cell>
          <table:table-cell table:formula="of:=IF(OR(ROW()-9 &gt; [.D$7];20*[.D$4] &lt; [.$U$4]);&quot;&quot;;[.D$4]/[.$U11])">
            <text:p/>
          </table:table-cell>
          <table:table-cell table:formula="of:=IF(OR(ROW()-9 &gt; [.E$7];20*[.E$4] &lt; [.$U$4]);&quot;&quot;;[.E$4]/[.$U11])">
            <text:p/>
          </table:table-cell>
          <table:table-cell table:formula="of:=IF(OR(ROW()-9 &gt; [.F$7];20*[.F$4] &lt; [.$U$4]);&quot;&quot;;[.F$4]/[.$U11])">
            <text:p/>
          </table:table-cell>
          <table:table-cell table:formula="of:=IF(OR(ROW()-9 &gt; [.G$7];20*[.G$4] &lt; [.$U$4]);&quot;&quot;;[.G$4]/[.$U11])">
            <text:p/>
          </table:table-cell>
          <table:table-cell table:formula="of:=IF(OR(ROW()-9 &gt; [.H$7];20*[.H$4] &lt; [.$U$4]);&quot;&quot;;[.H$4]/[.$U11])">
            <text:p/>
          </table:table-cell>
          <table:table-cell table:formula="of:=IF(OR(ROW()-9 &gt; [.I$7];20*[.I$4] &lt; [.$U$4]);&quot;&quot;;[.I$4]/[.$U11])">
            <text:p/>
          </table:table-cell>
          <table:table-cell table:formula="of:=IF(OR(ROW()-9 &gt; [.J$7];20*[.J$4] &lt; [.$U$4]);&quot;&quot;;[.J$4]/[.$U11])">
            <text:p/>
          </table:table-cell>
          <table:table-cell table:formula="of:=IF(OR(ROW()-9 &gt; [.K$7];20*[.K$4] &lt; [.$U$4]);&quot;&quot;;[.K$4]/[.$U11])">
            <text:p/>
          </table:table-cell>
          <table:table-cell table:formula="of:=IF(OR(ROW()-9 &gt; [.L$7];20*[.L$4] &lt; [.$U$4]);&quot;&quot;;[.L$4]/[.$U11])">
            <text:p/>
          </table:table-cell>
          <table:table-cell table:formula="of:=IF(OR(ROW()-9 &gt; [.M$7];20*[.M$4] &lt; [.$U$4]);&quot;&quot;;[.M$4]/[.$U11])">
            <text:p/>
          </table:table-cell>
          <table:table-cell table:formula="of:=IF(OR(ROW()-9 &gt; [.N$7];20*[.N$4] &lt; [.$U$4]);&quot;&quot;;[.N$4]/[.$U11])">
            <text:p/>
          </table:table-cell>
          <table:table-cell table:formula="of:=IF(OR(ROW()-9 &gt; [.O$7];20*[.O$4] &lt; [.$U$4]);&quot;&quot;;[.O$4]/[.$U11])">
            <text:p/>
          </table:table-cell>
          <table:table-cell table:formula="of:=IF(OR(ROW()-9 &gt; [.P$7];20*[.P$4] &lt; [.$U$4]);&quot;&quot;;[.P$4]/[.$U11])">
            <text:p/>
          </table:table-cell>
          <table:table-cell table:formula="of:=IF(OR(ROW()-9 &gt; [.Q$7];20*[.Q$4] &lt; [.$U$4]);&quot;&quot;;[.Q$4]/[.$U11])">
            <text:p/>
          </table:table-cell>
          <table:table-cell table:formula="of:=IF(OR(ROW()-9 &gt; [.R$7];20*[.R$4] &lt; [.$U$4]);&quot;&quot;;[.R$4]/[.$U11])">
            <text:p/>
          </table:table-cell>
          <table:table-cell table:formula="of:=IF(OR(ROW()-9 &gt; [.S$7];20*[.S$4] &lt; [.$U$4]);&quot;&quot;;[.S$4]/[.$U11])">
            <text:p/>
          </table:table-cell>
          <table:table-cell table:formula="of:=IF(OR(ROW()-9 &gt; [.T$7];20*[.T$4] &lt; [.$U$4]);&quot;&quot;;[.T$4]/[.$U11])">
            <text:p/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8">
          <table:table-cell table:formula="of:=IF(OR(ROW()-9 &gt; [.A$7];20*[.A$4] &lt; [.$U$4]);&quot;&quot;;[.A$4]/[.$U12])">
            <text:p/>
          </table:table-cell>
          <table:table-cell table:formula="of:=IF(OR(ROW()-9 &gt; [.B$7];20*[.B$4] &lt; [.$U$4]);&quot;&quot;;[.B$4]/[.$U12])">
            <text:p/>
          </table:table-cell>
          <table:table-cell table:formula="of:=IF(OR(ROW()-9 &gt; [.C$7];20*[.C$4] &lt; [.$U$4]);&quot;&quot;;[.C$4]/[.$U12])">
            <text:p/>
          </table:table-cell>
          <table:table-cell table:formula="of:=IF(OR(ROW()-9 &gt; [.D$7];20*[.D$4] &lt; [.$U$4]);&quot;&quot;;[.D$4]/[.$U12])">
            <text:p/>
          </table:table-cell>
          <table:table-cell table:formula="of:=IF(OR(ROW()-9 &gt; [.E$7];20*[.E$4] &lt; [.$U$4]);&quot;&quot;;[.E$4]/[.$U12])">
            <text:p/>
          </table:table-cell>
          <table:table-cell table:formula="of:=IF(OR(ROW()-9 &gt; [.F$7];20*[.F$4] &lt; [.$U$4]);&quot;&quot;;[.F$4]/[.$U12])">
            <text:p/>
          </table:table-cell>
          <table:table-cell table:formula="of:=IF(OR(ROW()-9 &gt; [.G$7];20*[.G$4] &lt; [.$U$4]);&quot;&quot;;[.G$4]/[.$U12])">
            <text:p/>
          </table:table-cell>
          <table:table-cell table:formula="of:=IF(OR(ROW()-9 &gt; [.H$7];20*[.H$4] &lt; [.$U$4]);&quot;&quot;;[.H$4]/[.$U12])">
            <text:p/>
          </table:table-cell>
          <table:table-cell table:formula="of:=IF(OR(ROW()-9 &gt; [.I$7];20*[.I$4] &lt; [.$U$4]);&quot;&quot;;[.I$4]/[.$U12])">
            <text:p/>
          </table:table-cell>
          <table:table-cell table:formula="of:=IF(OR(ROW()-9 &gt; [.J$7];20*[.J$4] &lt; [.$U$4]);&quot;&quot;;[.J$4]/[.$U12])">
            <text:p/>
          </table:table-cell>
          <table:table-cell table:formula="of:=IF(OR(ROW()-9 &gt; [.K$7];20*[.K$4] &lt; [.$U$4]);&quot;&quot;;[.K$4]/[.$U12])">
            <text:p/>
          </table:table-cell>
          <table:table-cell table:formula="of:=IF(OR(ROW()-9 &gt; [.L$7];20*[.L$4] &lt; [.$U$4]);&quot;&quot;;[.L$4]/[.$U12])">
            <text:p/>
          </table:table-cell>
          <table:table-cell table:formula="of:=IF(OR(ROW()-9 &gt; [.M$7];20*[.M$4] &lt; [.$U$4]);&quot;&quot;;[.M$4]/[.$U12])">
            <text:p/>
          </table:table-cell>
          <table:table-cell table:formula="of:=IF(OR(ROW()-9 &gt; [.N$7];20*[.N$4] &lt; [.$U$4]);&quot;&quot;;[.N$4]/[.$U12])">
            <text:p/>
          </table:table-cell>
          <table:table-cell table:formula="of:=IF(OR(ROW()-9 &gt; [.O$7];20*[.O$4] &lt; [.$U$4]);&quot;&quot;;[.O$4]/[.$U12])">
            <text:p/>
          </table:table-cell>
          <table:table-cell table:formula="of:=IF(OR(ROW()-9 &gt; [.P$7];20*[.P$4] &lt; [.$U$4]);&quot;&quot;;[.P$4]/[.$U12])">
            <text:p/>
          </table:table-cell>
          <table:table-cell table:formula="of:=IF(OR(ROW()-9 &gt; [.Q$7];20*[.Q$4] &lt; [.$U$4]);&quot;&quot;;[.Q$4]/[.$U12])">
            <text:p/>
          </table:table-cell>
          <table:table-cell table:formula="of:=IF(OR(ROW()-9 &gt; [.R$7];20*[.R$4] &lt; [.$U$4]);&quot;&quot;;[.R$4]/[.$U12])">
            <text:p/>
          </table:table-cell>
          <table:table-cell table:formula="of:=IF(OR(ROW()-9 &gt; [.S$7];20*[.S$4] &lt; [.$U$4]);&quot;&quot;;[.S$4]/[.$U12])">
            <text:p/>
          </table:table-cell>
          <table:table-cell table:formula="of:=IF(OR(ROW()-9 &gt; [.T$7];20*[.T$4] &lt; [.$U$4]);&quot;&quot;;[.T$4]/[.$U12])">
            <text:p/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8">
          <table:table-cell table:formula="of:=IF(OR(ROW()-9 &gt; [.A$7];20*[.A$4] &lt; [.$U$4]);&quot;&quot;;[.A$4]/[.$U13])">
            <text:p/>
          </table:table-cell>
          <table:table-cell table:formula="of:=IF(OR(ROW()-9 &gt; [.B$7];20*[.B$4] &lt; [.$U$4]);&quot;&quot;;[.B$4]/[.$U13])">
            <text:p/>
          </table:table-cell>
          <table:table-cell table:formula="of:=IF(OR(ROW()-9 &gt; [.C$7];20*[.C$4] &lt; [.$U$4]);&quot;&quot;;[.C$4]/[.$U13])">
            <text:p/>
          </table:table-cell>
          <table:table-cell table:formula="of:=IF(OR(ROW()-9 &gt; [.D$7];20*[.D$4] &lt; [.$U$4]);&quot;&quot;;[.D$4]/[.$U13])">
            <text:p/>
          </table:table-cell>
          <table:table-cell table:formula="of:=IF(OR(ROW()-9 &gt; [.E$7];20*[.E$4] &lt; [.$U$4]);&quot;&quot;;[.E$4]/[.$U13])">
            <text:p/>
          </table:table-cell>
          <table:table-cell table:formula="of:=IF(OR(ROW()-9 &gt; [.F$7];20*[.F$4] &lt; [.$U$4]);&quot;&quot;;[.F$4]/[.$U13])">
            <text:p/>
          </table:table-cell>
          <table:table-cell table:formula="of:=IF(OR(ROW()-9 &gt; [.G$7];20*[.G$4] &lt; [.$U$4]);&quot;&quot;;[.G$4]/[.$U13])">
            <text:p/>
          </table:table-cell>
          <table:table-cell table:formula="of:=IF(OR(ROW()-9 &gt; [.H$7];20*[.H$4] &lt; [.$U$4]);&quot;&quot;;[.H$4]/[.$U13])">
            <text:p/>
          </table:table-cell>
          <table:table-cell table:formula="of:=IF(OR(ROW()-9 &gt; [.I$7];20*[.I$4] &lt; [.$U$4]);&quot;&quot;;[.I$4]/[.$U13])">
            <text:p/>
          </table:table-cell>
          <table:table-cell table:formula="of:=IF(OR(ROW()-9 &gt; [.J$7];20*[.J$4] &lt; [.$U$4]);&quot;&quot;;[.J$4]/[.$U13])">
            <text:p/>
          </table:table-cell>
          <table:table-cell table:formula="of:=IF(OR(ROW()-9 &gt; [.K$7];20*[.K$4] &lt; [.$U$4]);&quot;&quot;;[.K$4]/[.$U13])">
            <text:p/>
          </table:table-cell>
          <table:table-cell table:formula="of:=IF(OR(ROW()-9 &gt; [.L$7];20*[.L$4] &lt; [.$U$4]);&quot;&quot;;[.L$4]/[.$U13])">
            <text:p/>
          </table:table-cell>
          <table:table-cell table:formula="of:=IF(OR(ROW()-9 &gt; [.M$7];20*[.M$4] &lt; [.$U$4]);&quot;&quot;;[.M$4]/[.$U13])">
            <text:p/>
          </table:table-cell>
          <table:table-cell table:formula="of:=IF(OR(ROW()-9 &gt; [.N$7];20*[.N$4] &lt; [.$U$4]);&quot;&quot;;[.N$4]/[.$U13])">
            <text:p/>
          </table:table-cell>
          <table:table-cell table:formula="of:=IF(OR(ROW()-9 &gt; [.O$7];20*[.O$4] &lt; [.$U$4]);&quot;&quot;;[.O$4]/[.$U13])">
            <text:p/>
          </table:table-cell>
          <table:table-cell table:formula="of:=IF(OR(ROW()-9 &gt; [.P$7];20*[.P$4] &lt; [.$U$4]);&quot;&quot;;[.P$4]/[.$U13])">
            <text:p/>
          </table:table-cell>
          <table:table-cell table:formula="of:=IF(OR(ROW()-9 &gt; [.Q$7];20*[.Q$4] &lt; [.$U$4]);&quot;&quot;;[.Q$4]/[.$U13])">
            <text:p/>
          </table:table-cell>
          <table:table-cell table:formula="of:=IF(OR(ROW()-9 &gt; [.R$7];20*[.R$4] &lt; [.$U$4]);&quot;&quot;;[.R$4]/[.$U13])">
            <text:p/>
          </table:table-cell>
          <table:table-cell table:formula="of:=IF(OR(ROW()-9 &gt; [.S$7];20*[.S$4] &lt; [.$U$4]);&quot;&quot;;[.S$4]/[.$U13])">
            <text:p/>
          </table:table-cell>
          <table:table-cell table:formula="of:=IF(OR(ROW()-9 &gt; [.T$7];20*[.T$4] &lt; [.$U$4]);&quot;&quot;;[.T$4]/[.$U13])">
            <text:p/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8">
          <table:table-cell table:formula="of:=IF(OR(ROW()-9 &gt; [.A$7];20*[.A$4] &lt; [.$U$4]);&quot;&quot;;[.A$4]/[.$U14])">
            <text:p/>
          </table:table-cell>
          <table:table-cell table:formula="of:=IF(OR(ROW()-9 &gt; [.B$7];20*[.B$4] &lt; [.$U$4]);&quot;&quot;;[.B$4]/[.$U14])">
            <text:p/>
          </table:table-cell>
          <table:table-cell table:formula="of:=IF(OR(ROW()-9 &gt; [.C$7];20*[.C$4] &lt; [.$U$4]);&quot;&quot;;[.C$4]/[.$U14])">
            <text:p/>
          </table:table-cell>
          <table:table-cell table:formula="of:=IF(OR(ROW()-9 &gt; [.D$7];20*[.D$4] &lt; [.$U$4]);&quot;&quot;;[.D$4]/[.$U14])">
            <text:p/>
          </table:table-cell>
          <table:table-cell table:formula="of:=IF(OR(ROW()-9 &gt; [.E$7];20*[.E$4] &lt; [.$U$4]);&quot;&quot;;[.E$4]/[.$U14])">
            <text:p/>
          </table:table-cell>
          <table:table-cell table:formula="of:=IF(OR(ROW()-9 &gt; [.F$7];20*[.F$4] &lt; [.$U$4]);&quot;&quot;;[.F$4]/[.$U14])">
            <text:p/>
          </table:table-cell>
          <table:table-cell table:formula="of:=IF(OR(ROW()-9 &gt; [.G$7];20*[.G$4] &lt; [.$U$4]);&quot;&quot;;[.G$4]/[.$U14])">
            <text:p/>
          </table:table-cell>
          <table:table-cell table:formula="of:=IF(OR(ROW()-9 &gt; [.H$7];20*[.H$4] &lt; [.$U$4]);&quot;&quot;;[.H$4]/[.$U14])">
            <text:p/>
          </table:table-cell>
          <table:table-cell table:formula="of:=IF(OR(ROW()-9 &gt; [.I$7];20*[.I$4] &lt; [.$U$4]);&quot;&quot;;[.I$4]/[.$U14])">
            <text:p/>
          </table:table-cell>
          <table:table-cell table:formula="of:=IF(OR(ROW()-9 &gt; [.J$7];20*[.J$4] &lt; [.$U$4]);&quot;&quot;;[.J$4]/[.$U14])">
            <text:p/>
          </table:table-cell>
          <table:table-cell table:formula="of:=IF(OR(ROW()-9 &gt; [.K$7];20*[.K$4] &lt; [.$U$4]);&quot;&quot;;[.K$4]/[.$U14])">
            <text:p/>
          </table:table-cell>
          <table:table-cell table:formula="of:=IF(OR(ROW()-9 &gt; [.L$7];20*[.L$4] &lt; [.$U$4]);&quot;&quot;;[.L$4]/[.$U14])">
            <text:p/>
          </table:table-cell>
          <table:table-cell table:formula="of:=IF(OR(ROW()-9 &gt; [.M$7];20*[.M$4] &lt; [.$U$4]);&quot;&quot;;[.M$4]/[.$U14])">
            <text:p/>
          </table:table-cell>
          <table:table-cell table:formula="of:=IF(OR(ROW()-9 &gt; [.N$7];20*[.N$4] &lt; [.$U$4]);&quot;&quot;;[.N$4]/[.$U14])">
            <text:p/>
          </table:table-cell>
          <table:table-cell table:formula="of:=IF(OR(ROW()-9 &gt; [.O$7];20*[.O$4] &lt; [.$U$4]);&quot;&quot;;[.O$4]/[.$U14])">
            <text:p/>
          </table:table-cell>
          <table:table-cell table:formula="of:=IF(OR(ROW()-9 &gt; [.P$7];20*[.P$4] &lt; [.$U$4]);&quot;&quot;;[.P$4]/[.$U14])">
            <text:p/>
          </table:table-cell>
          <table:table-cell table:formula="of:=IF(OR(ROW()-9 &gt; [.Q$7];20*[.Q$4] &lt; [.$U$4]);&quot;&quot;;[.Q$4]/[.$U14])">
            <text:p/>
          </table:table-cell>
          <table:table-cell table:formula="of:=IF(OR(ROW()-9 &gt; [.R$7];20*[.R$4] &lt; [.$U$4]);&quot;&quot;;[.R$4]/[.$U14])">
            <text:p/>
          </table:table-cell>
          <table:table-cell table:formula="of:=IF(OR(ROW()-9 &gt; [.S$7];20*[.S$4] &lt; [.$U$4]);&quot;&quot;;[.S$4]/[.$U14])">
            <text:p/>
          </table:table-cell>
          <table:table-cell table:formula="of:=IF(OR(ROW()-9 &gt; [.T$7];20*[.T$4] &lt; [.$U$4]);&quot;&quot;;[.T$4]/[.$U14])">
            <text:p/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table:formula="of:=IF(OR(ROW()-9 &gt; [.A$7];20*[.A$4] &lt; [.$U$4]);&quot;&quot;;[.A$4]/[.$U15])">
            <text:p/>
          </table:table-cell>
          <table:table-cell table:formula="of:=IF(OR(ROW()-9 &gt; [.B$7];20*[.B$4] &lt; [.$U$4]);&quot;&quot;;[.B$4]/[.$U15])">
            <text:p/>
          </table:table-cell>
          <table:table-cell table:formula="of:=IF(OR(ROW()-9 &gt; [.C$7];20*[.C$4] &lt; [.$U$4]);&quot;&quot;;[.C$4]/[.$U15])">
            <text:p/>
          </table:table-cell>
          <table:table-cell table:formula="of:=IF(OR(ROW()-9 &gt; [.D$7];20*[.D$4] &lt; [.$U$4]);&quot;&quot;;[.D$4]/[.$U15])">
            <text:p/>
          </table:table-cell>
          <table:table-cell table:formula="of:=IF(OR(ROW()-9 &gt; [.E$7];20*[.E$4] &lt; [.$U$4]);&quot;&quot;;[.E$4]/[.$U15])">
            <text:p/>
          </table:table-cell>
          <table:table-cell table:formula="of:=IF(OR(ROW()-9 &gt; [.F$7];20*[.F$4] &lt; [.$U$4]);&quot;&quot;;[.F$4]/[.$U15])">
            <text:p/>
          </table:table-cell>
          <table:table-cell table:formula="of:=IF(OR(ROW()-9 &gt; [.G$7];20*[.G$4] &lt; [.$U$4]);&quot;&quot;;[.G$4]/[.$U15])">
            <text:p/>
          </table:table-cell>
          <table:table-cell table:formula="of:=IF(OR(ROW()-9 &gt; [.H$7];20*[.H$4] &lt; [.$U$4]);&quot;&quot;;[.H$4]/[.$U15])">
            <text:p/>
          </table:table-cell>
          <table:table-cell table:formula="of:=IF(OR(ROW()-9 &gt; [.I$7];20*[.I$4] &lt; [.$U$4]);&quot;&quot;;[.I$4]/[.$U15])">
            <text:p/>
          </table:table-cell>
          <table:table-cell table:formula="of:=IF(OR(ROW()-9 &gt; [.J$7];20*[.J$4] &lt; [.$U$4]);&quot;&quot;;[.J$4]/[.$U15])">
            <text:p/>
          </table:table-cell>
          <table:table-cell table:formula="of:=IF(OR(ROW()-9 &gt; [.K$7];20*[.K$4] &lt; [.$U$4]);&quot;&quot;;[.K$4]/[.$U15])">
            <text:p/>
          </table:table-cell>
          <table:table-cell table:formula="of:=IF(OR(ROW()-9 &gt; [.L$7];20*[.L$4] &lt; [.$U$4]);&quot;&quot;;[.L$4]/[.$U15])">
            <text:p/>
          </table:table-cell>
          <table:table-cell table:formula="of:=IF(OR(ROW()-9 &gt; [.M$7];20*[.M$4] &lt; [.$U$4]);&quot;&quot;;[.M$4]/[.$U15])">
            <text:p/>
          </table:table-cell>
          <table:table-cell table:formula="of:=IF(OR(ROW()-9 &gt; [.N$7];20*[.N$4] &lt; [.$U$4]);&quot;&quot;;[.N$4]/[.$U15])">
            <text:p/>
          </table:table-cell>
          <table:table-cell table:formula="of:=IF(OR(ROW()-9 &gt; [.O$7];20*[.O$4] &lt; [.$U$4]);&quot;&quot;;[.O$4]/[.$U15])">
            <text:p/>
          </table:table-cell>
          <table:table-cell table:formula="of:=IF(OR(ROW()-9 &gt; [.P$7];20*[.P$4] &lt; [.$U$4]);&quot;&quot;;[.P$4]/[.$U15])">
            <text:p/>
          </table:table-cell>
          <table:table-cell table:formula="of:=IF(OR(ROW()-9 &gt; [.Q$7];20*[.Q$4] &lt; [.$U$4]);&quot;&quot;;[.Q$4]/[.$U15])">
            <text:p/>
          </table:table-cell>
          <table:table-cell table:formula="of:=IF(OR(ROW()-9 &gt; [.R$7];20*[.R$4] &lt; [.$U$4]);&quot;&quot;;[.R$4]/[.$U15])">
            <text:p/>
          </table:table-cell>
          <table:table-cell table:formula="of:=IF(OR(ROW()-9 &gt; [.S$7];20*[.S$4] &lt; [.$U$4]);&quot;&quot;;[.S$4]/[.$U15])">
            <text:p/>
          </table:table-cell>
          <table:table-cell table:formula="of:=IF(OR(ROW()-9 &gt; [.T$7];20*[.T$4] &lt; [.$U$4]);&quot;&quot;;[.T$4]/[.$U15])">
            <text:p/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8">
          <table:table-cell table:formula="of:=IF(OR(ROW()-9 &gt; [.A$7];20*[.A$4] &lt; [.$U$4]);&quot;&quot;;[.A$4]/[.$U16])">
            <text:p/>
          </table:table-cell>
          <table:table-cell table:formula="of:=IF(OR(ROW()-9 &gt; [.B$7];20*[.B$4] &lt; [.$U$4]);&quot;&quot;;[.B$4]/[.$U16])">
            <text:p/>
          </table:table-cell>
          <table:table-cell table:formula="of:=IF(OR(ROW()-9 &gt; [.C$7];20*[.C$4] &lt; [.$U$4]);&quot;&quot;;[.C$4]/[.$U16])">
            <text:p/>
          </table:table-cell>
          <table:table-cell table:formula="of:=IF(OR(ROW()-9 &gt; [.D$7];20*[.D$4] &lt; [.$U$4]);&quot;&quot;;[.D$4]/[.$U16])">
            <text:p/>
          </table:table-cell>
          <table:table-cell table:formula="of:=IF(OR(ROW()-9 &gt; [.E$7];20*[.E$4] &lt; [.$U$4]);&quot;&quot;;[.E$4]/[.$U16])">
            <text:p/>
          </table:table-cell>
          <table:table-cell table:formula="of:=IF(OR(ROW()-9 &gt; [.F$7];20*[.F$4] &lt; [.$U$4]);&quot;&quot;;[.F$4]/[.$U16])">
            <text:p/>
          </table:table-cell>
          <table:table-cell table:formula="of:=IF(OR(ROW()-9 &gt; [.G$7];20*[.G$4] &lt; [.$U$4]);&quot;&quot;;[.G$4]/[.$U16])">
            <text:p/>
          </table:table-cell>
          <table:table-cell table:formula="of:=IF(OR(ROW()-9 &gt; [.H$7];20*[.H$4] &lt; [.$U$4]);&quot;&quot;;[.H$4]/[.$U16])">
            <text:p/>
          </table:table-cell>
          <table:table-cell table:formula="of:=IF(OR(ROW()-9 &gt; [.I$7];20*[.I$4] &lt; [.$U$4]);&quot;&quot;;[.I$4]/[.$U16])">
            <text:p/>
          </table:table-cell>
          <table:table-cell table:formula="of:=IF(OR(ROW()-9 &gt; [.J$7];20*[.J$4] &lt; [.$U$4]);&quot;&quot;;[.J$4]/[.$U16])">
            <text:p/>
          </table:table-cell>
          <table:table-cell table:formula="of:=IF(OR(ROW()-9 &gt; [.K$7];20*[.K$4] &lt; [.$U$4]);&quot;&quot;;[.K$4]/[.$U16])">
            <text:p/>
          </table:table-cell>
          <table:table-cell table:formula="of:=IF(OR(ROW()-9 &gt; [.L$7];20*[.L$4] &lt; [.$U$4]);&quot;&quot;;[.L$4]/[.$U16])">
            <text:p/>
          </table:table-cell>
          <table:table-cell table:formula="of:=IF(OR(ROW()-9 &gt; [.M$7];20*[.M$4] &lt; [.$U$4]);&quot;&quot;;[.M$4]/[.$U16])">
            <text:p/>
          </table:table-cell>
          <table:table-cell table:formula="of:=IF(OR(ROW()-9 &gt; [.N$7];20*[.N$4] &lt; [.$U$4]);&quot;&quot;;[.N$4]/[.$U16])">
            <text:p/>
          </table:table-cell>
          <table:table-cell table:formula="of:=IF(OR(ROW()-9 &gt; [.O$7];20*[.O$4] &lt; [.$U$4]);&quot;&quot;;[.O$4]/[.$U16])">
            <text:p/>
          </table:table-cell>
          <table:table-cell table:formula="of:=IF(OR(ROW()-9 &gt; [.P$7];20*[.P$4] &lt; [.$U$4]);&quot;&quot;;[.P$4]/[.$U16])">
            <text:p/>
          </table:table-cell>
          <table:table-cell table:formula="of:=IF(OR(ROW()-9 &gt; [.Q$7];20*[.Q$4] &lt; [.$U$4]);&quot;&quot;;[.Q$4]/[.$U16])">
            <text:p/>
          </table:table-cell>
          <table:table-cell table:formula="of:=IF(OR(ROW()-9 &gt; [.R$7];20*[.R$4] &lt; [.$U$4]);&quot;&quot;;[.R$4]/[.$U16])">
            <text:p/>
          </table:table-cell>
          <table:table-cell table:formula="of:=IF(OR(ROW()-9 &gt; [.S$7];20*[.S$4] &lt; [.$U$4]);&quot;&quot;;[.S$4]/[.$U16])">
            <text:p/>
          </table:table-cell>
          <table:table-cell table:formula="of:=IF(OR(ROW()-9 &gt; [.T$7];20*[.T$4] &lt; [.$U$4]);&quot;&quot;;[.T$4]/[.$U16])">
            <text:p/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8">
          <table:table-cell table:formula="of:=IF(OR(ROW()-9 &gt; [.A$7];20*[.A$4] &lt; [.$U$4]);&quot;&quot;;[.A$4]/[.$U17])">
            <text:p/>
          </table:table-cell>
          <table:table-cell table:formula="of:=IF(OR(ROW()-9 &gt; [.B$7];20*[.B$4] &lt; [.$U$4]);&quot;&quot;;[.B$4]/[.$U17])">
            <text:p/>
          </table:table-cell>
          <table:table-cell table:formula="of:=IF(OR(ROW()-9 &gt; [.C$7];20*[.C$4] &lt; [.$U$4]);&quot;&quot;;[.C$4]/[.$U17])">
            <text:p/>
          </table:table-cell>
          <table:table-cell table:formula="of:=IF(OR(ROW()-9 &gt; [.D$7];20*[.D$4] &lt; [.$U$4]);&quot;&quot;;[.D$4]/[.$U17])">
            <text:p/>
          </table:table-cell>
          <table:table-cell table:formula="of:=IF(OR(ROW()-9 &gt; [.E$7];20*[.E$4] &lt; [.$U$4]);&quot;&quot;;[.E$4]/[.$U17])">
            <text:p/>
          </table:table-cell>
          <table:table-cell table:formula="of:=IF(OR(ROW()-9 &gt; [.F$7];20*[.F$4] &lt; [.$U$4]);&quot;&quot;;[.F$4]/[.$U17])">
            <text:p/>
          </table:table-cell>
          <table:table-cell table:formula="of:=IF(OR(ROW()-9 &gt; [.G$7];20*[.G$4] &lt; [.$U$4]);&quot;&quot;;[.G$4]/[.$U17])">
            <text:p/>
          </table:table-cell>
          <table:table-cell table:formula="of:=IF(OR(ROW()-9 &gt; [.H$7];20*[.H$4] &lt; [.$U$4]);&quot;&quot;;[.H$4]/[.$U17])">
            <text:p/>
          </table:table-cell>
          <table:table-cell table:formula="of:=IF(OR(ROW()-9 &gt; [.I$7];20*[.I$4] &lt; [.$U$4]);&quot;&quot;;[.I$4]/[.$U17])">
            <text:p/>
          </table:table-cell>
          <table:table-cell table:formula="of:=IF(OR(ROW()-9 &gt; [.J$7];20*[.J$4] &lt; [.$U$4]);&quot;&quot;;[.J$4]/[.$U17])">
            <text:p/>
          </table:table-cell>
          <table:table-cell table:formula="of:=IF(OR(ROW()-9 &gt; [.K$7];20*[.K$4] &lt; [.$U$4]);&quot;&quot;;[.K$4]/[.$U17])">
            <text:p/>
          </table:table-cell>
          <table:table-cell table:formula="of:=IF(OR(ROW()-9 &gt; [.L$7];20*[.L$4] &lt; [.$U$4]);&quot;&quot;;[.L$4]/[.$U17])">
            <text:p/>
          </table:table-cell>
          <table:table-cell table:formula="of:=IF(OR(ROW()-9 &gt; [.M$7];20*[.M$4] &lt; [.$U$4]);&quot;&quot;;[.M$4]/[.$U17])">
            <text:p/>
          </table:table-cell>
          <table:table-cell table:formula="of:=IF(OR(ROW()-9 &gt; [.N$7];20*[.N$4] &lt; [.$U$4]);&quot;&quot;;[.N$4]/[.$U17])">
            <text:p/>
          </table:table-cell>
          <table:table-cell table:formula="of:=IF(OR(ROW()-9 &gt; [.O$7];20*[.O$4] &lt; [.$U$4]);&quot;&quot;;[.O$4]/[.$U17])">
            <text:p/>
          </table:table-cell>
          <table:table-cell table:formula="of:=IF(OR(ROW()-9 &gt; [.P$7];20*[.P$4] &lt; [.$U$4]);&quot;&quot;;[.P$4]/[.$U17])">
            <text:p/>
          </table:table-cell>
          <table:table-cell table:formula="of:=IF(OR(ROW()-9 &gt; [.Q$7];20*[.Q$4] &lt; [.$U$4]);&quot;&quot;;[.Q$4]/[.$U17])">
            <text:p/>
          </table:table-cell>
          <table:table-cell table:formula="of:=IF(OR(ROW()-9 &gt; [.R$7];20*[.R$4] &lt; [.$U$4]);&quot;&quot;;[.R$4]/[.$U17])">
            <text:p/>
          </table:table-cell>
          <table:table-cell table:formula="of:=IF(OR(ROW()-9 &gt; [.S$7];20*[.S$4] &lt; [.$U$4]);&quot;&quot;;[.S$4]/[.$U17])">
            <text:p/>
          </table:table-cell>
          <table:table-cell table:formula="of:=IF(OR(ROW()-9 &gt; [.T$7];20*[.T$4] &lt; [.$U$4]);&quot;&quot;;[.T$4]/[.$U17])">
            <text:p/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8">
          <table:table-cell table:formula="of:=IF(OR(ROW()-9 &gt; [.A$7];20*[.A$4] &lt; [.$U$4]);&quot;&quot;;[.A$4]/[.$U18])">
            <text:p/>
          </table:table-cell>
          <table:table-cell table:formula="of:=IF(OR(ROW()-9 &gt; [.B$7];20*[.B$4] &lt; [.$U$4]);&quot;&quot;;[.B$4]/[.$U18])">
            <text:p/>
          </table:table-cell>
          <table:table-cell table:formula="of:=IF(OR(ROW()-9 &gt; [.C$7];20*[.C$4] &lt; [.$U$4]);&quot;&quot;;[.C$4]/[.$U18])">
            <text:p/>
          </table:table-cell>
          <table:table-cell table:formula="of:=IF(OR(ROW()-9 &gt; [.D$7];20*[.D$4] &lt; [.$U$4]);&quot;&quot;;[.D$4]/[.$U18])">
            <text:p/>
          </table:table-cell>
          <table:table-cell table:formula="of:=IF(OR(ROW()-9 &gt; [.E$7];20*[.E$4] &lt; [.$U$4]);&quot;&quot;;[.E$4]/[.$U18])">
            <text:p/>
          </table:table-cell>
          <table:table-cell table:formula="of:=IF(OR(ROW()-9 &gt; [.F$7];20*[.F$4] &lt; [.$U$4]);&quot;&quot;;[.F$4]/[.$U18])">
            <text:p/>
          </table:table-cell>
          <table:table-cell table:formula="of:=IF(OR(ROW()-9 &gt; [.G$7];20*[.G$4] &lt; [.$U$4]);&quot;&quot;;[.G$4]/[.$U18])">
            <text:p/>
          </table:table-cell>
          <table:table-cell table:formula="of:=IF(OR(ROW()-9 &gt; [.H$7];20*[.H$4] &lt; [.$U$4]);&quot;&quot;;[.H$4]/[.$U18])">
            <text:p/>
          </table:table-cell>
          <table:table-cell table:formula="of:=IF(OR(ROW()-9 &gt; [.I$7];20*[.I$4] &lt; [.$U$4]);&quot;&quot;;[.I$4]/[.$U18])">
            <text:p/>
          </table:table-cell>
          <table:table-cell table:formula="of:=IF(OR(ROW()-9 &gt; [.J$7];20*[.J$4] &lt; [.$U$4]);&quot;&quot;;[.J$4]/[.$U18])">
            <text:p/>
          </table:table-cell>
          <table:table-cell table:formula="of:=IF(OR(ROW()-9 &gt; [.K$7];20*[.K$4] &lt; [.$U$4]);&quot;&quot;;[.K$4]/[.$U18])">
            <text:p/>
          </table:table-cell>
          <table:table-cell table:formula="of:=IF(OR(ROW()-9 &gt; [.L$7];20*[.L$4] &lt; [.$U$4]);&quot;&quot;;[.L$4]/[.$U18])">
            <text:p/>
          </table:table-cell>
          <table:table-cell table:formula="of:=IF(OR(ROW()-9 &gt; [.M$7];20*[.M$4] &lt; [.$U$4]);&quot;&quot;;[.M$4]/[.$U18])">
            <text:p/>
          </table:table-cell>
          <table:table-cell table:formula="of:=IF(OR(ROW()-9 &gt; [.N$7];20*[.N$4] &lt; [.$U$4]);&quot;&quot;;[.N$4]/[.$U18])">
            <text:p/>
          </table:table-cell>
          <table:table-cell table:formula="of:=IF(OR(ROW()-9 &gt; [.O$7];20*[.O$4] &lt; [.$U$4]);&quot;&quot;;[.O$4]/[.$U18])">
            <text:p/>
          </table:table-cell>
          <table:table-cell table:formula="of:=IF(OR(ROW()-9 &gt; [.P$7];20*[.P$4] &lt; [.$U$4]);&quot;&quot;;[.P$4]/[.$U18])">
            <text:p/>
          </table:table-cell>
          <table:table-cell table:formula="of:=IF(OR(ROW()-9 &gt; [.Q$7];20*[.Q$4] &lt; [.$U$4]);&quot;&quot;;[.Q$4]/[.$U18])">
            <text:p/>
          </table:table-cell>
          <table:table-cell table:formula="of:=IF(OR(ROW()-9 &gt; [.R$7];20*[.R$4] &lt; [.$U$4]);&quot;&quot;;[.R$4]/[.$U18])">
            <text:p/>
          </table:table-cell>
          <table:table-cell table:formula="of:=IF(OR(ROW()-9 &gt; [.S$7];20*[.S$4] &lt; [.$U$4]);&quot;&quot;;[.S$4]/[.$U18])">
            <text:p/>
          </table:table-cell>
          <table:table-cell table:formula="of:=IF(OR(ROW()-9 &gt; [.T$7];20*[.T$4] &lt; [.$U$4]);&quot;&quot;;[.T$4]/[.$U18])">
            <text:p/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8">
          <table:table-cell table:formula="of:=IF(OR(ROW()-9 &gt; [.A$7];20*[.A$4] &lt; [.$U$4]);&quot;&quot;;[.A$4]/[.$U19])">
            <text:p/>
          </table:table-cell>
          <table:table-cell table:formula="of:=IF(OR(ROW()-9 &gt; [.B$7];20*[.B$4] &lt; [.$U$4]);&quot;&quot;;[.B$4]/[.$U19])">
            <text:p/>
          </table:table-cell>
          <table:table-cell table:formula="of:=IF(OR(ROW()-9 &gt; [.C$7];20*[.C$4] &lt; [.$U$4]);&quot;&quot;;[.C$4]/[.$U19])">
            <text:p/>
          </table:table-cell>
          <table:table-cell table:formula="of:=IF(OR(ROW()-9 &gt; [.D$7];20*[.D$4] &lt; [.$U$4]);&quot;&quot;;[.D$4]/[.$U19])">
            <text:p/>
          </table:table-cell>
          <table:table-cell table:formula="of:=IF(OR(ROW()-9 &gt; [.E$7];20*[.E$4] &lt; [.$U$4]);&quot;&quot;;[.E$4]/[.$U19])">
            <text:p/>
          </table:table-cell>
          <table:table-cell table:formula="of:=IF(OR(ROW()-9 &gt; [.F$7];20*[.F$4] &lt; [.$U$4]);&quot;&quot;;[.F$4]/[.$U19])">
            <text:p/>
          </table:table-cell>
          <table:table-cell table:formula="of:=IF(OR(ROW()-9 &gt; [.G$7];20*[.G$4] &lt; [.$U$4]);&quot;&quot;;[.G$4]/[.$U19])">
            <text:p/>
          </table:table-cell>
          <table:table-cell table:formula="of:=IF(OR(ROW()-9 &gt; [.H$7];20*[.H$4] &lt; [.$U$4]);&quot;&quot;;[.H$4]/[.$U19])">
            <text:p/>
          </table:table-cell>
          <table:table-cell table:formula="of:=IF(OR(ROW()-9 &gt; [.I$7];20*[.I$4] &lt; [.$U$4]);&quot;&quot;;[.I$4]/[.$U19])">
            <text:p/>
          </table:table-cell>
          <table:table-cell table:formula="of:=IF(OR(ROW()-9 &gt; [.J$7];20*[.J$4] &lt; [.$U$4]);&quot;&quot;;[.J$4]/[.$U19])">
            <text:p/>
          </table:table-cell>
          <table:table-cell table:formula="of:=IF(OR(ROW()-9 &gt; [.K$7];20*[.K$4] &lt; [.$U$4]);&quot;&quot;;[.K$4]/[.$U19])">
            <text:p/>
          </table:table-cell>
          <table:table-cell table:formula="of:=IF(OR(ROW()-9 &gt; [.L$7];20*[.L$4] &lt; [.$U$4]);&quot;&quot;;[.L$4]/[.$U19])">
            <text:p/>
          </table:table-cell>
          <table:table-cell table:formula="of:=IF(OR(ROW()-9 &gt; [.M$7];20*[.M$4] &lt; [.$U$4]);&quot;&quot;;[.M$4]/[.$U19])">
            <text:p/>
          </table:table-cell>
          <table:table-cell table:formula="of:=IF(OR(ROW()-9 &gt; [.N$7];20*[.N$4] &lt; [.$U$4]);&quot;&quot;;[.N$4]/[.$U19])">
            <text:p/>
          </table:table-cell>
          <table:table-cell table:formula="of:=IF(OR(ROW()-9 &gt; [.O$7];20*[.O$4] &lt; [.$U$4]);&quot;&quot;;[.O$4]/[.$U19])">
            <text:p/>
          </table:table-cell>
          <table:table-cell table:formula="of:=IF(OR(ROW()-9 &gt; [.P$7];20*[.P$4] &lt; [.$U$4]);&quot;&quot;;[.P$4]/[.$U19])">
            <text:p/>
          </table:table-cell>
          <table:table-cell table:formula="of:=IF(OR(ROW()-9 &gt; [.Q$7];20*[.Q$4] &lt; [.$U$4]);&quot;&quot;;[.Q$4]/[.$U19])">
            <text:p/>
          </table:table-cell>
          <table:table-cell table:formula="of:=IF(OR(ROW()-9 &gt; [.R$7];20*[.R$4] &lt; [.$U$4]);&quot;&quot;;[.R$4]/[.$U19])">
            <text:p/>
          </table:table-cell>
          <table:table-cell table:formula="of:=IF(OR(ROW()-9 &gt; [.S$7];20*[.S$4] &lt; [.$U$4]);&quot;&quot;;[.S$4]/[.$U19])">
            <text:p/>
          </table:table-cell>
          <table:table-cell table:formula="of:=IF(OR(ROW()-9 &gt; [.T$7];20*[.T$4] &lt; [.$U$4]);&quot;&quot;;[.T$4]/[.$U19])">
            <text:p/>
          </table:table-cell>
          <table:table-cell office:value-type="float" office:value="10" calcext:value-type="float">
            <text:p>10</text:p>
          </table:table-cell>
          <table:table-cell/>
        </table:table-row>
        <calcext:conditional-formats>
          <calcext:conditional-format calcext:target-range-address="DistrictC.I2:DistrictC.T7 DistrictC.A2:DistrictC.A2 DistrictC.A7:DistrictC.A7 DistrictC.A5:DistrictC.A5 DistrictC.B2:DistrictC.H3 DistrictC.B5:DistrictC.H7">
            <calcext:condition calcext:apply-style-name="Grisé" calcext:value="formula-is(ISEVEN(COLUMN()))" calcext:base-cell-address="DistrictC.A2"/>
          </calcext:conditional-format>
          <calcext:conditional-format calcext:target-range-address="DistrictC.A10:DistrictC.T19">
            <calcext:condition calcext:apply-style-name="Quotient utile" calcext:value="&gt;[.$U$9]" calcext:base-cell-address="DistrictC.A10"/>
            <calcext:condition calcext:apply-style-name="Quotient utile dernier" calcext:value="=[.$U$9]" calcext:base-cell-address="DistrictC.A10"/>
          </calcext:conditional-format>
          <calcext:conditional-format calcext:target-range-address="DistrictC.A6:DistrictC.A6">
            <calcext:condition calcext:apply-style-name="Grisé" calcext:value="formula-is(ISEVEN(COLUMN()))" calcext:base-cell-address="DistrictC.A6"/>
          </calcext:conditional-format>
          <calcext:conditional-format calcext:target-range-address="DistrictC.A4:DistrictC.H4">
            <calcext:condition calcext:apply-style-name="Grisé" calcext:value="formula-is(ISEVEN(COLUMN()))" calcext:base-cell-address="DistrictC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number-style style:name="N107">
      <number:number number:decimal-places="0" loext:min-decimal-places="0" number:min-integer-digits="0" number:grouping="true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2" loext:min-decimal-places="2" number:min-integer-digits="1"/>
      <number:text> %</number:text>
    </number:percentage-style>
    <number:number-style style:name="N111">
      <number:number number:decimal-places="0" loext:min-decimal-places="0" number:min-integer-digits="0"/>
    </number:number-style>
    <number:percentage-style style:name="N112">
      <number:number number:decimal-places="2" loext:min-decimal-places="2" number:min-integer-digits="0"/>
      <number:text>%</number:text>
    </number:percentag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 number:grouping="true"/>
      <number:text> BF</number:text>
    </number:number-style>
    <number:number-style style:name="N142">
      <number:text>-</number:text>
      <number:number number:decimal-places="0" loext:min-decimal-places="0" number:min-integer-digits="1" number:grouping="true"/>
      <number:text> BF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BF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BF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BF</number:text>
    </number:number-style>
    <number:number-style style:name="N145">
      <number:text>-</number:text>
      <number:number number:decimal-places="2" loext:min-decimal-places="2" number:min-integer-digits="1" number:grouping="true"/>
      <number:text> BF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BF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BF</number:text>
      <style:map style:condition="value()&gt;=0" style:apply-style-name="N146P0"/>
    </number:number-style>
    <number:number-style style:name="N150P0" style:volatile="true">
      <number:number number:decimal-places="0" loext:min-decimal-places="0" number:min-integer-digits="1" number:grouping="true"/>
      <number:text> BF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BF </number:text>
    </number:number-style>
    <number:number-style style:name="N150P2" style:volatile="true">
      <number:text> - B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loext:min-decimal-places="0" number:min-integer-digits="1" number:grouping="true"/>
      <number:text>      </number:text>
    </number:number-style>
    <number:number-style style:name="N154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54P2" style:volatile="true">
      <number:text> -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BF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BF </number:text>
    </number:number-style>
    <number:number-style style:name="N158P2" style:volatile="true">
      <number:text>-</number:text>
      <number:number number:decimal-places="0" loext:min-decimal-places="0" number:min-integer-digits="0"/>
      <number:text> BF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     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62P2" style:volatile="true">
      <number:text>-</number:text>
      <number:number number:decimal-places="0" loext:min-decimal-places="0" number:min-integer-digits="0"/>
      <number:text>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64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67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€ 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€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6P2" style:volatile="true">
      <number:text>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 € 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number:text> € 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percentage-style style:name="N185">
      <number:number number:decimal-places="3" loext:min-decimal-places="3" number:min-integer-digits="1"/>
      <number:text>%</number:text>
    </number:percentage-style>
    <number:number-style style:name="N186">
      <number:number number:decimal-places="3" loext:min-decimal-places="3" number:min-integer-digits="1"/>
    </number:number-style>
    <number:number-style style:name="N187">
      <number:number number:decimal-places="4" loext:min-decimal-places="4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5" loext:min-decimal-places="5" number:min-integer-digits="1"/>
    </number:number-style>
    <number:number-style style:name="N190">
      <number:number number:decimal-places="6" loext:min-decimal-places="6" number:min-integer-digits="1"/>
    </number:number-style>
    <number:number-style style:name="N191">
      <number:number number:decimal-places="7" loext:min-decimal-places="7" number:min-integer-digits="1"/>
    </number:number-style>
    <number:percentage-style style:name="N192">
      <number:number number:decimal-places="2" loext:min-decimal-places="2" number:min-integer-digits="1" number:display-factor="1000"/>
      <number:text>%</number:text>
    </number:percentage-style>
    <number:currency-style style:name="N194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94"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94P0"/>
    </number:currency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96"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96P0"/>
    </number:currency-style>
    <number:currency-style style:name="N197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9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97P0"/>
    </number:currency-style>
    <number:currency-style style:name="N198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9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98P0"/>
    </number:currency-style>
    <number:currency-style style:name="N20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BE">FB</number:currency-symbol>
    </number:currency-style>
    <number:currency-style style:name="N20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BE">FB</number:currency-symbol>
      <style:map style:condition="value()&gt;=0" style:apply-style-name="N200P0"/>
    </number:currency-style>
    <number:number-style style:name="N201">
      <number:number number:decimal-places="0" loext:min-decimal-places="0" number:min-integer-digits="1">
        <number:embedded-text number:position="3"> </number:embedded-text>
      </number:number>
    </number:number-style>
    <number:percentage-style style:name="N202">
      <number:number number:decimal-places="1" loext:min-decimal-places="1" number:min-integer-digits="1"/>
      <number:text>%</number:text>
    </number:percentage-style>
    <number:number-style style:name="N20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6P2" style:volatile="true">
      <loext:text> </loext:text>
      <loext:fill-character> </loext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0P1" style:volatile="true">
      <loext:text> €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0P2" style:volatile="true">
      <loext:text> € </loext:text>
      <loext:fill-character> </loext:fill-character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8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0">
      <number:number number:decimal-places="8" loext:min-decimal-places="8" number:min-integer-digits="1" number:grouping="true"/>
    </number:number-style>
    <number:number-style style:name="N221">
      <number:number number:decimal-places="1" loext:min-decimal-places="1" number:min-integer-digits="1" number:grouping="true"/>
    </number:number-style>
    <number:percentage-style style:name="N223P0" style:volatile="true">
      <number:number number:decimal-places="2" loext:min-decimal-places="2" number:min-integer-digits="1"/>
      <number:text>%</number:text>
    </number:percentage-style>
    <number:percentage-style style:name="N223P1" style:volatile="true">
      <number:text>-</number:text>
      <number:number number:decimal-places="2" loext:min-decimal-places="2" number:min-integer-digits="1"/>
      <number:text>%</number:text>
    </number:percentage-style>
    <number:number-style style:name="N223">
      <number:text/>
      <style:map style:condition="value()&gt;0" style:apply-style-name="N223P0"/>
      <style:map style:condition="value()&lt;0" style:apply-style-name="N223P1"/>
    </number:number-style>
    <number:currency-style style:name="N2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4P0"/>
    </number:currency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 style:data-style-name="N3">
      <style:table-cell-properties fo:background-color="transparent" fo:border="0.06pt solid #000000" fo:padding="1.5mm"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cell-protect="protected" style:print-content="true" style:text-align-source="fix" style:repeat-content="false" fo:background-color="transparent" fo:wrap-option="wrap" loext:vertical-justify="auto"/>
      <style:paragraph-properties fo:text-align="center" css3t:text-justify="auto"/>
      <style:text-properties fo:color="#000000" fo:font-size="24pt" fo:font-style="normal" fo:font-weight="bold"/>
    </style:style>
    <style:style style:name="District" style:family="table-cell" style:parent-style-name="Heading_20__28_user_29_">
      <style:table-cell-properties fo:border-bottom="none" fo:border-left="none" fo:padding="1.01mm" fo:border-right="none" fo:border-top="4pt double #000000" style:border-line-width-top="0.26mm 0.26mm 0.88mm"/>
      <style:text-properties fo:color="#000000" fo:font-size="18pt" fo:font-style="normal" fo:font-weight="normal"/>
    </style:style>
    <style:style style:name="Groupe_20_de_20_colonnes" style:display-name="Groupe de colonnes" style:family="table-cell" style:parent-style-name="Heading_20__28_user_29_">
      <style:table-cell-properties fo:wrap-option="wrap" fo:border="0.06pt solid #000000" fo:padding="1.01mm" loext:vertical-justify="auto"/>
      <style:paragraph-properties css3t:text-justify="auto"/>
      <style:text-properties fo:color="#000000" fo:font-size="12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Instructions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Instructions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Instructions">
      <style:table-cell-properties fo:background-color="#808080"/>
      <style:text-properties fo:color="#ffffff" fo:font-size="10pt" fo:font-style="normal" fo:font-weight="normal"/>
    </style:style>
    <style:style style:name="En_20_largeur" style:display-name="En largeur" style:family="table-cell" style:parent-style-name="Instructions">
      <style:table-cell-properties fo:background-color="#eeeeee" fo:border="0.26pt solid #cccccc" fo:padding="1.5mm"/>
      <style:text-properties style:font-name="Liberation Serif" fo:font-family="'Liberation Serif'" style:font-style-name="Gras" style:font-family-generic="roman" style:font-pitch="variable" fo:font-size="12pt" fo:font-weight="normal"/>
    </style:style>
    <style:style style:name="Titre_20_de_20_colonne" style:display-name="Titre de colonne" style:family="table-cell" style:parent-style-name="Heading_20__28_user_29_">
      <style:table-cell-properties style:text-align-source="fix" style:repeat-content="false" fo:wrap-option="wrap" fo:border="0.06pt solid #999999" fo:padding="1.01mm" loext:vertical-justify="auto"/>
      <style:paragraph-properties fo:text-align="center" css3t:text-justify="auto"/>
      <style:text-properties fo:font-size="10pt"/>
    </style:style>
    <style:style style:name="Données" style:family="table-cell" style:parent-style-name="Default">
      <style:table-cell-properties style:cell-protect="none" style:print-content="true" fo:border="0.51pt solid #0000ff" fo:padding="1.5mm" loext:vertical-justify="auto"/>
      <style:paragraph-properties css3t:text-justify="auto"/>
    </style:style>
    <style:style style:name="Logique_20_centré" style:display-name="Logique centré" style:family="table-cell" style:parent-style-name="Données">
      <style:table-cell-properties style:text-align-source="fix" style:repeat-content="false" loext:vertical-justify="auto"/>
      <style:paragraph-properties fo:text-align="center" css3t:text-justify="auto"/>
    </style:style>
    <style:style style:name="Numérique_20_centré" style:display-name="Numérique centré" style:family="table-cell" style:parent-style-name="Données" style:data-style-name="N0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size="12pt"/>
    </style:style>
    <style:style style:name="Numérique_20_entier" style:display-name="Numérique entier" style:family="table-cell" style:parent-style-name="Données" style:data-style-name="N107"/>
    <style:style style:name="Entier_20_centré" style:display-name="Entier centré" style:family="table-cell" style:parent-style-name="Result" style:data-style-name="N107">
      <style:table-cell-properties style:text-align-source="fix" style:repeat-content="false" fo:border="none" loext:vertical-justify="auto"/>
      <style:paragraph-properties fo:text-align="center" css3t:text-justify="auto"/>
    </style:style>
    <style:style style:name="Entier" style:family="table-cell" style:parent-style-name="Result" style:data-style-name="N107">
      <style:table-cell-properties fo:background-color="transparent" fo:border="none" loext:vertical-justify="auto"/>
      <style:paragraph-properties css3t:text-justify="auto"/>
    </style:style>
    <style:style style:name="Pourcentage" style:family="table-cell" style:parent-style-name="Default" style:data-style-name="N11">
      <style:table-cell-properties fo:background-color="transparent" style:vertical-align="middle" loext:vertical-justify="auto"/>
      <style:paragraph-properties css3t:text-justify="auto"/>
    </style:style>
    <style:style style:name="Partis" style:family="table-cell" style:parent-style-name="Données">
      <style:table-cell-properties style:text-align-source="fix" style:repeat-content="false" fo:padding="0.49mm" loext:vertical-justify="auto"/>
      <style:paragraph-properties fo:text-align="center" css3t:text-justify="auto"/>
      <style:text-properties fo:font-size="12pt" fo:font-weight="bold"/>
    </style:style>
    <style:style style:name="Grisé" style:family="table-cell" style:parent-style-name="Default">
      <style:table-cell-properties fo:background-color="#f0f5ff"/>
    </style:style>
    <style:style style:name="Quotient_20_utile" style:display-name="Quotient utile" style:family="table-cell" style:parent-style-name="Default">
      <style:table-cell-properties fo:background-color="#ffffcc"/>
    </style:style>
    <style:style style:name="Quotient_20_utile_20_dernier" style:display-name="Quotient utile dernier" style:family="table-cell" style:parent-style-name="Quotient_20_utile">
      <style:table-cell-properties fo:background-color="#ccffcc"/>
    </style:style>
    <style:style style:name="Résultat_20_logique" style:display-name="Résultat logique" style:family="table-cell" style:parent-style-name="Result" style:data-style-name="N99">
      <style:table-cell-properties fo:border="none"/>
    </style:style>
    <style:style style:name="Néerlandais" style:family="table-cell" style:parent-style-name="Instructions">
      <style:table-cell-properties fo:background-color="transparent" loext:vertical-justify="auto"/>
      <style:paragraph-properties css3t:text-justify="auto"/>
      <style:text-properties style:use-window-font-color="true" fo:font-size="10pt" fo:language="nl" fo:country="BE" fo:font-style="normal" fo:font-weight="normal"/>
    </style:style>
    <style:style style:name="Arrondissement" style:family="table-cell" style:parent-style-name="Données">
      <style:table-cell-properties style:text-align-source="fix" style:repeat-content="false" fo:background-color="transparent" fo:border="3pt double-thin #0000ff" style:border-line-width="0.18mm 0.71mm 0.18mm" loext:vertical-justify="auto"/>
      <style:paragraph-properties fo:text-align="center" css3t:text-justify="auto"/>
      <style:text-properties fo:font-size="24pt" fo:font-weight="bold"/>
    </style:style>
    <style:style style:name="DistrictData" style:family="table-cell" style:parent-style-name="Données">
      <style:table-cell-properties style:text-align-source="fix" style:repeat-content="false" fo:background-color="transparent" fo:border="3pt double #0000ff" style:border-line-width="0.35mm 0.35mm 0.35mm" loext:vertical-justify="auto"/>
      <style:paragraph-properties fo:text-align="center" css3t:text-justify="auto"/>
      <style:text-properties fo:font-size="18pt" fo:font-weight="bold"/>
    </style:style>
    <style:style style:name="Reste_20_de_20_voix" style:display-name="Reste de voix" style:family="table-cell" style:parent-style-name="Result">
      <style:table-cell-properties style:cell-protect="hidden-and-protected" style:print-content="true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5:09:25.542642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5:09:26.732690109</meta:creation-date>
    <meta:generator>LibreOffice/5.1.6.2$Linux_X86_64 LibreOffice_project/10m0$Build-2</meta:generator>
    <meta:editing-duration>PT25M9S</meta:editing-duration>
    <meta:editing-cycles>22</meta:editing-cycles>
    <meta:initial-creator>Dominique Meeùs</meta:initial-creator>
    <dc:date>2017-09-29T17:14:35.738255898</dc:date>
    <dc:creator>Dominique Meeùs</dc:creator>
    <meta:document-statistic meta:table-count="4" meta:cell-count="1216" meta:object-count="0"/>
  </office:meta>
</office:document-meta>
</file>